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32">
      <style:drawing-page-properties draw:fill="gradient" draw:fill-gradient-name="a123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0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46">
      <style:drawing-page-properties draw:fill="gradient" draw:fill-gradient-name="a124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07">
      <style:drawing-page-properties draw:fill="gradient" draw:fill-gradient-name="a130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75">
      <style:drawing-page-properties draw:fill="gradient" draw:fill-gradient-name="a137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67">
      <style:graphic-properties draw:fill="none" draw:stroke="solid" svg:stroke-width="0.01389in" svg:stroke-color="#000000" svg:stroke-opacity="100%"/>
    </style:style>
    <style:style style:family="paragraph" style:name="a13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36">
      <style:drawing-page-properties draw:fill="gradient" draw:fill-gradient-name="a143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7">
      <style:graphic-properties draw:fill="none" draw:stroke="solid" svg:stroke-width="0.01389in" svg:stroke-color="#000000" svg:stroke-opacity="100%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7">
      <style:graphic-properties draw:fill="none" draw:stroke="solid" svg:stroke-width="0.01389in" svg:stroke-color="#000000" svg:stroke-opacity="100%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44">
      <style:drawing-page-properties draw:fill="gradient" draw:fill-gradient-name="a144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1232" draw:master-page-name="Master1-Layout1-title-Titeldia" presentation:presentation-page-layout-name="Master1-PPL1" draw:id="Slide-256">
        <draw:frame draw:id="id198" presentation:style-name="a1238" draw:name="Titel 1" svg:x="0.74401in" svg:y="2.98962in" svg:width="8.90653in" svg:height="1.50161in" presentation:class="title" presentation:placeholder="false">
          <draw:text-box>
            <text:p text:style-name="a1237" text:class-names="" text:cond-style-name=""><text:span text:style-name="a1233" text:class-names="">Arduino<text:s text:c="1"/></text:span><text:span text:style-name="a1234" text:class-names="">Temperatuur</text:span><text:span text:style-name="a1235" text:class-names=""><text:s text:c="1"/>project</text:span><text:span text:style-name="a1236" text:class-names=""/></text:p>
          </draw:text-box>
          <svg:title/>
          <svg:desc/>
        </draw:frame>
        <draw:frame draw:id="id199" presentation:style-name="a1244" draw:name="Ondertitel 2" svg:x="0.74401in" svg:y="4.80538in" svg:width="8.90653in" svg:height="1.22232in" presentation:class="subtitle" presentation:placeholder="false">
          <draw:text-box>
            <text:p text:style-name="a1240" text:class-names="" text:cond-style-name=""><text:span text:style-name="a1239" text:class-names="">Examen 2020</text:span></text:p>
            <text:p text:style-name="a1243" text:class-names="" text:cond-style-name=""><text:span text:style-name="a1241" text:class-names="">Gemaakt door: Max van den Boom</text:span><text:span text:style-name="a1242" text:class-names=""/></text:p>
          </draw:text-box>
          <svg:title/>
          <svg:desc/>
        </draw:frame>
      </draw:page>
      <draw:page draw:name="Slide2" draw:style-name="a1246" draw:master-page-name="Master1-Layout2-obj-Titel-en-object" presentation:presentation-page-layout-name="Master1-PPL2" draw:id="Slide-257">
        <draw:frame draw:id="id200" presentation:style-name="a1250" draw:name="Titel 1" svg:x="0.74401in" svg:y="0.82374in" svg:width="10.51385in" svg:height="1.18213in" presentation:class="title" presentation:placeholder="false">
          <draw:text-box>
            <text:p text:style-name="a1249" text:class-names="" text:cond-style-name=""><text:span text:style-name="a1247" text:class-names="">Inleiding</text:span><text:span text:style-name="a1248" text:class-names=""/></text:p>
          </draw:text-box>
          <svg:title/>
          <svg:desc/>
        </draw:frame>
        <draw:frame draw:id="id201" presentation:style-name="a1266" draw:name="Tijdelijke aanduiding voor inhoud 2" svg:x="0.74401in" svg:y="2.55564in" svg:width="10.51385in" svg:height="3.93626in" presentation:class="outline" presentation:placeholder="false">
          <draw:text-box>
            <text:list text:style-name="a1254">
              <text:list-item>
                <text:p text:style-name="a1253" text:class-names="" text:cond-style-name=""><text:span text:style-name="a1251" text:class-names="">Doel</text:span><text:span text:style-name="a1252" text:class-names=""/></text:p>
              </text:list-item>
            </text:list>
            <text:list text:style-name="a1258">
              <text:list-item>
                <text:p text:style-name="a1257" text:class-names="" text:cond-style-name=""><text:span text:style-name="a1255" text:class-names="">Uitvoering</text:span><text:span text:style-name="a1256" text:class-names=""/></text:p>
              </text:list-item>
            </text:list>
            <text:list text:style-name="a1262">
              <text:list-item>
                <text:p text:style-name="a1261" text:class-names="" text:cond-style-name=""><text:span text:style-name="a1259" text:class-names="">Demo</text:span><text:span text:style-name="a1260" text:class-names=""/></text:p>
              </text:list-item>
            </text:list>
            <text:list text:style-name="a1265">
              <text:list-item>
                <text:p text:style-name="a1264" text:class-names="" text:cond-style-name=""><text:span text:style-name="a1263" text:class-names=""/></text:p>
              </text:list-item>
            </text:list>
          </draw:text-box>
          <svg:title/>
          <svg:desc/>
        </draw:frame>
        <presentation:notes draw:style-name="a1305">
          <draw:page-thumbnail draw:page-number="2" svg:x="0.75in" svg:y="1.25in" svg:width="6in" svg:height="3.375in" presentation:class="page" draw:id="id202" presentation:style-name="a1267" draw:name="Tijdelijke aanduiding voor dia-afbeelding 1">
            <svg:title/>
            <svg:desc/>
          </draw:page-thumbnail>
          <draw:frame draw:id="id203" presentation:style-name="a1300" draw:name="Tijdelijke aanduiding voor notities 2" svg:x="0.75in" svg:y="4.8125in" svg:width="6in" svg:height="3.9375in" presentation:class="notes" presentation:placeholder="false">
            <draw:text-box>
              <text:p text:style-name="a1270" text:class-names="" text:cond-style-name=""><text:span text:style-name="a1268" text:class-names="">Inleiding</text:span><text:span text:style-name="a1269" text:class-names="">.</text:span></text:p>
              <text:p text:style-name="a1295" text:class-names="" text:cond-style-name=""><text:span text:style-name="a1271" text:class-names="">Het<text:s text:c="1"/></text:span><text:span text:style-name="a1272" text:class-names="">doel</text:span><text:span text:style-name="a1273" text:class-names=""><text:s text:c="1"/>van het project is om met een arduino<text:s text:c="1"/></text:span><text:span text:style-name="a1274" text:class-names="">en</text:span><text:span text:style-name="a1275" text:class-names=""><text:s text:c="1"/>2<text:s text:c="1"/></text:span><text:span text:style-name="a1276" text:class-names="">sensoren</text:span><text:span text:style-name="a1277" text:class-names=""><text:s text:c="1"/>data uit te<text:s text:c="1"/></text:span><text:span text:style-name="a1278" text:class-names="">lezen</text:span><text:span text:style-name="a1279" text:class-names=""><text:s text:c="1"/></text:span><text:span text:style-name="a1280" text:class-names="">en</text:span><text:span text:style-name="a1281" text:class-names=""><text:s text:c="1"/></text:span><text:span text:style-name="a1282" text:class-names="">deze</text:span><text:span text:style-name="a1283" text:class-names=""><text:s text:c="1"/></text:span><text:span text:style-name="a1284" text:class-names="">overzichtelijk</text:span><text:span text:style-name="a1285" text:class-names=""><text:s text:c="1"/>op 2<text:s text:c="1"/></text:span><text:span text:style-name="a1286" text:class-names="">manieren</text:span><text:span text:style-name="a1287" text:class-names=""><text:s text:c="1"/>te kunnen<text:s text:c="1"/></text:span><text:span text:style-name="a1288" text:class-names="">laten</text:span><text:span text:style-name="a1289" text:class-names=""><text:s text:c="1"/></text:span><text:span text:style-name="a1290" text:class-names="">zien</text:span><text:span text:style-name="a1291" text:class-names="">.<text:s text:c="1"/></text:span><text:span text:style-name="a1292" text:class-names="">De 2 manieren waarop de klant wilde dat ik het liet zien was via een lcd display die gemonteerd is bij de Arduino. en de tweede manier was via een<text:s text:c="1"/></text:span><text:span text:style-name="a1293" text:class-names="">webinterface</text:span><text:span text:style-name="a1294" text:class-names="">. De te bereiken is vanaf je telefoon.<text:s text:c="1"/></text:span></text:p>
              <text:p text:style-name="a1297" text:class-names="" text:cond-style-name=""><text:span text:style-name="a1296" text:class-names=""/></text:p>
              <text:p text:style-name="a1299" text:class-names="" text:cond-style-name=""><text:span text:style-name="a1298" text:class-names="">Uitvoering<text:line-break/>voor de uitvoering van het project heb ik het onderverdeeld in twee delen namelijk de Arduino kant en de Web kant. Laten we beginnen bij de Arduino kant.<text:s text:c="1"/></text:span></text:p>
            </draw:text-box>
            <svg:title/>
            <svg:desc/>
          </draw:frame>
          <draw:frame draw:id="id204" draw:style-name="a1304" draw:name="Tijdelijke aanduiding voor dianummer 3" svg:x="4.24826in" svg:y="9.49826in" svg:width="3.25in" svg:height="0.50174in">
            <draw:text-box>
              <text:p text:style-name="a1303" text:class-names="" text:cond-style-name=""><text:span text:style-name="a1301" text:class-names=""><text:page-number style:num-format="1" text:fixed="false"/></text:span><text:span text:style-name="a1302" text:class-names=""/></text:p>
            </draw:text-box>
            <svg:title/>
            <svg:desc/>
          </draw:frame>
        </presentation:notes>
      </draw:page>
      <draw:page draw:name="Slide4" draw:style-name="a1307" draw:master-page-name="Master1-Layout2-obj-Titel-en-object" presentation:presentation-page-layout-name="Master1-PPL2" draw:id="Slide-259">
        <draw:frame draw:id="id205" presentation:style-name="a1311" draw:name="Titel 1" svg:x="0.74401in" svg:y="0.82374in" svg:width="10.51385in" svg:height="1.18213in" presentation:class="title" presentation:placeholder="false">
          <draw:text-box>
            <text:p text:style-name="a1310" text:class-names="" text:cond-style-name=""><text:span text:style-name="a1308" text:class-names="">Arduino</text:span><text:span text:style-name="a1309" text:class-names=""/></text:p>
          </draw:text-box>
          <svg:title/>
          <svg:desc/>
        </draw:frame>
        <draw:frame draw:id="id206" presentation:style-name="a1326" draw:name="Tijdelijke aanduiding voor inhoud 2" svg:x="0.74401in" svg:y="2.55564in" svg:width="10.51385in" svg:height="3.93626in" presentation:class="outline" presentation:placeholder="false">
          <draw:text-box>
            <text:list text:style-name="a1315">
              <text:list-item>
                <text:p text:style-name="a1314" text:class-names="" text:cond-style-name=""><text:span text:style-name="a1312" text:class-names="">Sensoren</text:span><text:span text:style-name="a1313" text:class-names=""/></text:p>
              </text:list-item>
            </text:list>
            <text:list text:style-name="a1320">
              <text:list-item>
                <text:p text:style-name="a1319" text:class-names="" text:cond-style-name=""><text:span text:style-name="a1316" text:class-names="">Ethernet</text:span><text:span text:style-name="a1317" text:class-names=""><text:s text:c="1"/></text:span><text:span text:style-name="a1318" text:class-names="">Shield</text:span></text:p>
              </text:list-item>
            </text:list>
            <text:list text:style-name="a1325">
              <text:list-item>
                <text:p text:style-name="a1324" text:class-names="" text:cond-style-name=""><text:span text:style-name="a1321" text:class-names="">Data transfe</text:span><text:span text:style-name="a1322" text:class-names="">r</text:span><text:span text:style-name="a1323" text:class-names=""/></text:p>
              </text:list-item>
            </text:list>
          </draw:text-box>
          <svg:title/>
          <svg:desc/>
        </draw:frame>
        <presentation:notes draw:style-name="a1373">
          <draw:page-thumbnail draw:page-number="3" svg:x="0.75in" svg:y="1.25in" svg:width="6in" svg:height="3.375in" presentation:class="page" draw:id="id207" presentation:style-name="a1327" draw:name="Tijdelijke aanduiding voor dia-afbeelding 1">
            <svg:title/>
            <svg:desc/>
          </draw:page-thumbnail>
          <draw:frame draw:id="id208" presentation:style-name="a1368" draw:name="Tijdelijke aanduiding voor notities 2" svg:x="0.75in" svg:y="4.8125in" svg:width="6in" svg:height="3.9375in" presentation:class="notes" presentation:placeholder="false">
            <draw:text-box>
              <text:p text:style-name="a1344" text:class-names="" text:cond-style-name=""><text:span text:style-name="a1328" text:class-names="">Arduino</text:span><text:span text:style-name="a1329" text:class-names=""><text:line-break/>het meet<text:s text:c="1"/></text:span><text:span text:style-name="a1330" text:class-names="">gedeelte</text:span><text:span text:style-name="a1331" text:class-names=""><text:s text:c="1"/></text:span><text:span text:style-name="a1332" text:class-names="">wordt</text:span><text:span text:style-name="a1333" text:class-names=""><text:s text:c="1"/></text:span><text:span text:style-name="a1334" text:class-names="">gedaan</text:span><text:span text:style-name="a1335" text:class-names=""><text:s text:c="1"/>door de arduino.<text:s text:c="1"/></text:span><text:span text:style-name="a1336" text:class-names="">Er</text:span><text:span text:style-name="a1337" text:class-names=""><text:s text:c="1"/>zetten<text:s text:c="1"/></text:span><text:span text:style-name="a1338" text:class-names="">namelijk</text:span><text:span text:style-name="a1339" text:class-names=""><text:s text:c="1"/>2<text:s text:c="1"/></text:span><text:span text:style-name="a1340" text:class-names="">sensoren</text:span><text:span text:style-name="a1341" text:class-names=""><text:s text:c="1"/>op<text:s text:c="1"/></text:span><text:span text:style-name="a1342" text:class-names="">aangesloten</text:span><text:span text:style-name="a1343" text:class-names=""><text:s text:c="1"/></text:span></text:p>
              <text:p text:style-name="a1359" text:class-names="" text:cond-style-name=""><text:span text:style-name="a1345" text:class-names="">1 om water<text:s text:c="1"/></text:span><text:span text:style-name="a1346" text:class-names="">temperatuur</text:span><text:span text:style-name="a1347" text:class-names=""><text:s text:c="1"/>te<text:s text:c="1"/></text:span><text:span text:style-name="a1348" text:class-names="">meten</text:span><text:span text:style-name="a1349" text:class-names=""><text:s text:c="1"/></text:span><text:span text:style-name="a1350" text:class-names="">en</text:span><text:span text:style-name="a1351" text:class-names=""><text:s text:c="1"/>1 om<text:s text:c="1"/></text:span><text:span text:style-name="a1352" text:class-names="">lucht</text:span><text:span text:style-name="a1353" text:class-names=""><text:s text:c="1"/></text:span><text:span text:style-name="a1354" text:class-names="">temperatuur</text:span><text:span text:style-name="a1355" text:class-names=""><text:s text:c="1"/>te<text:s text:c="1"/></text:span><text:span text:style-name="a1356" text:class-names="">meten</text:span><text:span text:style-name="a1357" text:class-names=""><text:s text:c="1"/></text:span><text:span text:style-name="a1358" text:class-names="">.</text:span></text:p>
              <text:p text:style-name="a1361" text:class-names="" text:cond-style-name=""><text:span text:style-name="a1360" text:class-names="">Deze data wordt dan weergeven op het display op de arduino.</text:span></text:p>
              <text:p text:style-name="a1367" text:class-names="" text:cond-style-name=""><text:span text:style-name="a1362" text:class-names="">De arduino is ook voorzien<text:s text:c="1"/></text:span><text:span text:style-name="a1363" text:class-names="">vn</text:span><text:span text:style-name="a1364" text:class-names=""><text:s text:c="1"/>een ethernet<text:s text:c="1"/></text:span><text:span text:style-name="a1365" text:class-names="">shield</text:span><text:span text:style-name="a1366" text:class-names=""><text:s text:c="1"/>dit is gedaan omdat er dan de info van de arduino naar de webserver wordt verzonden.</text:span></text:p>
            </draw:text-box>
            <svg:title/>
            <svg:desc/>
          </draw:frame>
          <draw:frame draw:id="id209" draw:style-name="a1372" draw:name="Tijdelijke aanduiding voor dianummer 3" svg:x="4.24826in" svg:y="9.49826in" svg:width="3.25in" svg:height="0.50174in">
            <draw:text-box>
              <text:p text:style-name="a1371" text:class-names="" text:cond-style-name=""><text:span text:style-name="a1369" text:class-names=""><text:page-number style:num-format="1" text:fixed="false"/></text:span><text:span text:style-name="a1370" text:class-names=""/></text:p>
            </draw:text-box>
            <svg:title/>
            <svg:desc/>
          </draw:frame>
        </presentation:notes>
      </draw:page>
      <draw:page draw:name="Slide5" draw:style-name="a1375" draw:master-page-name="Master1-Layout2-obj-Titel-en-object" presentation:presentation-page-layout-name="Master1-PPL2" draw:id="Slide-260">
        <draw:frame draw:id="id210" presentation:style-name="a1379" draw:name="Titel 1" svg:x="0.74401in" svg:y="0.82374in" svg:width="10.51385in" svg:height="1.18213in" presentation:class="title" presentation:placeholder="false">
          <draw:text-box>
            <text:p text:style-name="a1378" text:class-names="" text:cond-style-name=""><text:span text:style-name="a1376" text:class-names="">Web interface<text:tab/></text:span><text:span text:style-name="a1377" text:class-names=""/></text:p>
          </draw:text-box>
          <svg:title/>
          <svg:desc/>
        </draw:frame>
        <draw:frame draw:id="id211" presentation:style-name="a1396" draw:name="Tijdelijke aanduiding voor inhoud 2" svg:x="0.74401in" svg:y="2.55564in" svg:width="10.51385in" svg:height="3.93626in" presentation:class="outline" presentation:placeholder="false">
          <draw:text-box>
            <text:list text:style-name="a1383">
              <text:list-item>
                <text:p text:style-name="a1382" text:class-names="" text:cond-style-name=""><text:span text:style-name="a1380" text:class-names="">Data</text:span><text:span text:style-name="a1381" text:class-names=""/></text:p>
              </text:list-item>
            </text:list>
            <text:list text:style-name="a1386">
              <text:list-item>
                <text:p text:style-name="a1385" text:class-names="" text:cond-style-name=""><text:span text:style-name="a1384" text:class-names="">Database</text:span></text:p>
              </text:list-item>
            </text:list>
            <text:list text:style-name="a1389">
              <text:list-item>
                <text:p text:style-name="a1388" text:class-names="" text:cond-style-name=""><text:span text:style-name="a1387" text:class-names="">Responsive</text:span></text:p>
              </text:list-item>
            </text:list>
            <text:list text:style-name="a1392">
              <text:list-item>
                <text:p text:style-name="a1391" text:class-names="" text:cond-style-name=""><text:span text:style-name="a1390" text:class-names=""/></text:p>
              </text:list-item>
            </text:list>
            <text:list text:style-name="a1395">
              <text:list-item>
                <text:p text:style-name="a1394" text:class-names="" text:cond-style-name=""><text:span text:style-name="a1393" text:class-names=""/></text:p>
              </text:list-item>
            </text:list>
          </draw:text-box>
          <svg:title/>
          <svg:desc/>
        </draw:frame>
        <presentation:notes draw:style-name="a1434">
          <draw:page-thumbnail draw:page-number="4" svg:x="0.75in" svg:y="1.25in" svg:width="6in" svg:height="3.375in" presentation:class="page" draw:id="id212" presentation:style-name="a1397" draw:name="Tijdelijke aanduiding voor dia-afbeelding 1">
            <svg:title/>
            <svg:desc/>
          </draw:page-thumbnail>
          <draw:frame draw:id="id213" presentation:style-name="a1429" draw:name="Tijdelijke aanduiding voor notities 2" svg:x="0.75in" svg:y="4.8125in" svg:width="6in" svg:height="3.9375in" presentation:class="notes" presentation:placeholder="false">
            <draw:text-box>
              <text:p text:style-name="a1405" text:class-names="" text:cond-style-name=""><text:span text:style-name="a1398" text:class-names="">Op het<text:s text:c="1"/></text:span><text:span text:style-name="a1399" text:class-names="">webinterface</text:span><text:span text:style-name="a1400" text:class-names=""><text:s text:c="1"/></text:span><text:span text:style-name="a1401" text:class-names="">wordt</text:span><text:span text:style-name="a1402" text:class-names=""><text:s text:c="1"/>ook de data<text:s text:c="1"/></text:span><text:span text:style-name="a1403" text:class-names="">weergeven</text:span><text:span text:style-name="a1404" text:class-names=""><text:s text:c="1"/>die de arduino meet.<text:s text:c="1"/></text:span></text:p>
              <text:p text:style-name="a1422" text:class-names="" text:cond-style-name=""><text:span text:style-name="a1406" text:class-names="">De<text:s text:c="1"/></text:span><text:span text:style-name="a1407" text:class-names="">aruino</text:span><text:span text:style-name="a1408" text:class-names=""><text:s text:c="1"/></text:span><text:span text:style-name="a1409" text:class-names="">stuurt</text:span><text:span text:style-name="a1410" text:class-names=""><text:s text:c="1"/></text:span><text:span text:style-name="a1411" text:class-names="">namelijk</text:span><text:span text:style-name="a1412" text:class-names=""><text:s text:c="1"/></text:span><text:span text:style-name="a1413" text:class-names="">elke</text:span><text:span text:style-name="a1414" text:class-names=""><text:s text:c="1"/>2.5<text:s text:c="1"/></text:span><text:span text:style-name="a1415" text:class-names="">seconden</text:span><text:span text:style-name="a1416" text:class-names=""><text:s text:c="1"/>de data die hij meet door naar de database die<text:s text:c="1"/></text:span><text:span text:style-name="a1417" text:class-names="">verbonden</text:span><text:span text:style-name="a1418" text:class-names=""><text:s text:c="1"/>is met de<text:s text:c="1"/></text:span><text:span text:style-name="a1419" text:class-names="">webpagina</text:span><text:span text:style-name="a1420" text:class-names="">.</text:span><text:span text:style-name="a1421" text:class-names=""/></text:p>
              <text:p text:style-name="a1424" text:class-names="" text:cond-style-name=""><text:span text:style-name="a1423" text:class-names="">Op de webpagina zelf wordt ook elke 3 seconden gekeken of de data verandert is zodra deze verandert is update hij de info die wordt weergeven op de web pagina.</text:span></text:p>
              <text:p text:style-name="a1426" text:class-names="" text:cond-style-name=""><text:span text:style-name="a1425" text:class-names="">De webpagina is zo gemaakt dat hij goed te lezen is op computer en op telefoon. Dit is gedaan om dat dit een wens van de klant was.<text:s text:c="1"/></text:span></text:p>
              <text:p text:style-name="a1428" text:class-names="" text:cond-style-name=""><text:span text:style-name="a1427" text:class-names=""/></text:p>
            </draw:text-box>
            <svg:title/>
            <svg:desc/>
          </draw:frame>
          <draw:frame draw:id="id214" draw:style-name="a1433" draw:name="Tijdelijke aanduiding voor dianummer 3" svg:x="4.24826in" svg:y="9.49826in" svg:width="3.25in" svg:height="0.50174in">
            <draw:text-box>
              <text:p text:style-name="a1432" text:class-names="" text:cond-style-name=""><text:span text:style-name="a1430" text:class-names=""><text:page-number style:num-format="1" text:fixed="false"/></text:span><text:span text:style-name="a1431" text:class-names=""/></text:p>
            </draw:text-box>
            <svg:title/>
            <svg:desc/>
          </draw:frame>
        </presentation:notes>
      </draw:page>
      <draw:page draw:name="Slide3" draw:style-name="a1436" draw:master-page-name="Master1-Layout2-obj-Titel-en-object" presentation:presentation-page-layout-name="Master1-PPL2" draw:id="Slide-258">
        <draw:frame draw:id="id215" presentation:style-name="a1441" draw:name="Titel 1" svg:x="0.74401in" svg:y="0.82374in" svg:width="10.51385in" svg:height="1.18213in" presentation:class="title" presentation:placeholder="false">
          <draw:text-box>
            <text:p text:style-name="a1440" text:class-names="" text:cond-style-name=""><text:span text:style-name="a1437" text:class-names="">Dem</text:span><text:span text:style-name="a1438" text:class-names="">o</text:span><text:span text:style-name="a1439" text:class-names=""/></text:p>
          </draw:text-box>
          <svg:title/>
          <svg:desc/>
        </draw:frame>
        <draw:frame draw:id="id216" presentation:style-name="a1442" draw:name="Tijdelijke aanduiding voor inhoud 2" svg:x="0.74401in" svg:y="2.55564in" svg:width="10.51385in" svg:height="3.93626in" presentation:class="outline" presentation:placeholder="true">
          <draw:text-box/>
          <svg:title/>
          <svg:desc/>
        </draw:frame>
      </draw:page>
      <draw:page draw:name="Slide6" draw:style-name="a1444" draw:master-page-name="Master1-Layout2-obj-Titel-en-object" presentation:presentation-page-layout-name="Master1-PPL2" draw:id="Slide-261">
        <draw:frame draw:id="id217" presentation:style-name="a1448" draw:name="Titel 1" svg:x="0.74401in" svg:y="0.82374in" svg:width="10.51385in" svg:height="1.18213in" presentation:class="title" presentation:placeholder="false">
          <draw:text-box>
            <text:p text:style-name="a1447" text:class-names="" text:cond-style-name=""><text:span text:style-name="a1445" text:class-names="">Vragen</text:span><text:span text:style-name="a1446" text:class-names=""/></text:p>
          </draw:text-box>
          <svg:title/>
          <svg:desc/>
        </draw:frame>
        <draw:frame draw:id="id218" presentation:style-name="a1449" draw:name="Tijdelijke aanduiding voor inhoud 2" svg:x="0.74401in" svg:y="2.55564in" svg:width="10.51385in" svg:height="3.93626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dia">
      <presentation:placeholder presentation:object="title" svg:x="0.74401in" svg:y="2.98962in" svg:width="8.90653in" svg:height="1.50161in"/>
      <presentation:placeholder presentation:object="subtitle" svg:x="0.74401in" svg:y="4.80538in" svg:width="8.90653in" svg:height="1.22232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0.12177in" svg:y="3.00781in" svg:width="1.28159in" svg:height="1.48342in"/>
    </style:presentation-page-layout>
    <style:presentation-page-layout style:name="Master1-PPL2" style:display-name="Titel en object">
      <presentation:placeholder presentation:object="title" svg:x="0.74401in" svg:y="0.82374in" svg:width="10.51385in" svg:height="1.18213in"/>
      <presentation:placeholder presentation:object="object" svg:x="0.74401in" svg:y="2.55564in" svg:width="10.51385in" svg:height="3.93626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3" style:display-name="Sectiekop">
      <presentation:placeholder presentation:object="title" svg:x="0.74401in" svg:y="3.13856in" svg:width="10.51385in" svg:height="1.1929in"/>
      <presentation:placeholder presentation:object="outline" svg:x="0.74401in" svg:y="4.62836in" svg:width="10.51385in" svg:height="1.86354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3.13856in" svg:width="1.26219in" svg:height="1.1929in"/>
    </style:presentation-page-layout>
    <style:presentation-page-layout style:name="Master1-PPL4" style:display-name="Inhoud van twee">
      <presentation:placeholder presentation:object="title" svg:x="0.74401in" svg:y="0.82374in" svg:width="10.51385in" svg:height="1.18213in"/>
      <presentation:placeholder presentation:object="object" svg:x="0.74401in" svg:y="2.55564in" svg:width="5.13819in" svg:height="3.93626in"/>
      <presentation:placeholder presentation:object="object" svg:x="6.11781in" svg:y="2.55564in" svg:width="5.14005in" svg:height="3.93626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5" style:display-name="Vergelijking">
      <presentation:placeholder presentation:object="title" svg:x="0.74401in" svg:y="0.82374in" svg:width="10.51385in" svg:height="1.18213in"/>
      <presentation:placeholder presentation:object="outline" svg:x="0.9912in" svg:y="2.55564in" svg:width="4.891in" svg:height="0.75802in"/>
      <presentation:placeholder presentation:object="object" svg:x="0.74401in" svg:y="3.31366in" svg:width="5.13818in" svg:height="3.17824in"/>
      <presentation:placeholder presentation:object="outline" svg:x="6.365in" svg:y="2.55564in" svg:width="4.89286in" svg:height="0.75686in"/>
      <presentation:placeholder presentation:object="object" svg:x="6.11781in" svg:y="3.31366in" svg:width="5.14005in" svg:height="3.17824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6" style:display-name="Alleen titel">
      <presentation:placeholder presentation:object="title" svg:x="0.74401in" svg:y="0.82374in" svg:width="10.51385in" svg:height="1.18213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7" style:display-name="Leeg"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8" style:display-name="Inhoud met bijschrift">
      <presentation:placeholder presentation:object="title" svg:x="0.74401in" svg:y="0.82374in" svg:width="10.51384in" svg:height="1.18213in"/>
      <presentation:placeholder presentation:object="object" svg:x="5.1245in" svg:y="2.55564in" svg:width="6.13335in" svg:height="3.93626in"/>
      <presentation:placeholder presentation:object="outline" svg:x="0.74401in" svg:y="2.55563in" svg:width="4.14488in" svg:height="3.93626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9" style:display-name="Afbeelding met bijschrift">
      <presentation:placeholder presentation:object="title" svg:x="0.74401in" svg:y="0.82374in" svg:width="10.51384in" svg:height="1.18213in"/>
      <presentation:placeholder presentation:object="graphic" svg:x="5.32407in" svg:y="2.55564in" svg:width="5.93378in" svg:height="3.93626in"/>
      <presentation:placeholder presentation:object="outline" svg:x="0.74401in" svg:y="2.55564in" svg:width="4.23913in" svg:height="3.93626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10" style:display-name="Panoramische afbeelding met bijschrift">
      <presentation:placeholder presentation:object="title" svg:x="0.74401in" svg:y="5.15269in" svg:width="10.51384in" svg:height="0.49546in"/>
      <presentation:placeholder presentation:object="graphic" svg:x="0.74401in" svg:y="0.66666in" svg:width="10.51384in" svg:height="3.92561in"/>
      <presentation:placeholder presentation:object="outline" svg:x="0.74401in" svg:y="5.65352in" svg:width="10.51385in" svg:height="0.68129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5.15235in" svg:width="1.26219in" svg:height="1.1929in"/>
    </style:presentation-page-layout>
    <style:presentation-page-layout style:name="Master1-PPL11" style:display-name="Titel en bijschrift">
      <presentation:placeholder presentation:object="title" svg:x="0.74401in" svg:y="0.66666in" svg:width="10.51384in" svg:height="3.92908in"/>
      <presentation:placeholder presentation:object="outline" svg:x="0.74401in" svg:y="5.15268in" svg:width="10.51384in" svg:height="1.1929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5.15268in" svg:width="1.26219in" svg:height="1.1929in"/>
    </style:presentation-page-layout>
    <style:presentation-page-layout style:name="Master1-PPL12" style:display-name="Citeraat met bijschrift">
      <presentation:placeholder presentation:object="title" svg:x="1.23344in" svg:y="0.66666in" svg:width="9.53508in" svg:height="3.32028in"/>
      <presentation:placeholder presentation:object="outline" svg:x="1.53356in" svg:y="3.99538in" svg:width="8.92014in" svg:height="0.60036in"/>
      <presentation:placeholder presentation:object="outline" svg:x="0.74401in" svg:y="5.15268in" svg:width="10.51384in" svg:height="1.1929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5.15084in" svg:width="1.26219in" svg:height="1.1929in"/>
    </style:presentation-page-layout>
    <style:presentation-page-layout style:name="Master1-PPL13" style:display-name="Naamkaartje">
      <presentation:placeholder presentation:object="title" svg:x="0.74401in" svg:y="5.15268in" svg:width="10.51385in" svg:height="0.64363in"/>
      <presentation:placeholder presentation:object="outline" svg:x="0.74401in" svg:y="5.79631in" svg:width="10.51385in" svg:height="0.54927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5.15084in" svg:width="1.26219in" svg:height="1.1929in"/>
    </style:presentation-page-layout>
    <style:presentation-page-layout style:name="Master1-PPL14" style:display-name="3 kolommen">
      <presentation:placeholder presentation:object="title" svg:x="0.73187in" svg:y="0.82374in" svg:width="10.52598in" svg:height="1.18213in"/>
      <presentation:placeholder presentation:object="outline" svg:x="0.72282in" svg:y="2.55564in" svg:width="3.35743in" svg:height="0.63021in"/>
      <presentation:placeholder presentation:object="outline" svg:x="0.74401in" svg:y="3.30564in" svg:width="3.33519in" svg:height="3.18626in"/>
      <presentation:placeholder presentation:object="outline" svg:x="4.32636in" svg:y="2.55564in" svg:width="3.35in" svg:height="0.63021in"/>
      <presentation:placeholder presentation:object="outline" svg:x="4.31482in" svg:y="3.30564in" svg:width="3.35in" svg:height="3.18626in"/>
      <presentation:placeholder presentation:object="outline" svg:x="7.90043in" svg:y="2.55564in" svg:width="3.35742in" svg:height="0.63021in"/>
      <presentation:placeholder presentation:object="outline" svg:x="7.90043in" svg:y="3.30564in" svg:width="3.35742in" svg:height="3.18626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15" style:display-name="3 Afbeelding-kolom">
      <presentation:placeholder presentation:object="title" svg:x="0.74401in" svg:y="0.82374in" svg:width="10.51385in" svg:height="1.18213in"/>
      <presentation:placeholder presentation:object="outline" svg:x="0.744in" svg:y="4.69981in" svg:width="3.3352in" svg:height="0.63021in"/>
      <presentation:placeholder presentation:object="graphic" svg:x="0.744in" svg:y="2.55564in" svg:width="3.3352in" svg:height="1.66667in"/>
      <presentation:placeholder presentation:object="outline" svg:x="0.744in" svg:y="5.33001in" svg:width="3.3352in" svg:height="1.16188in"/>
      <presentation:placeholder presentation:object="outline" svg:x="4.31482in" svg:y="4.69981in" svg:width="3.35in" svg:height="0.63021in"/>
      <presentation:placeholder presentation:object="graphic" svg:x="4.31482in" svg:y="2.55564in" svg:width="3.35in" svg:height="1.66667in"/>
      <presentation:placeholder presentation:object="outline" svg:x="4.31334in" svg:y="5.33001in" svg:width="3.35444in" svg:height="1.16188in"/>
      <presentation:placeholder presentation:object="outline" svg:x="7.90757in" svg:y="4.69981in" svg:width="3.35029in" svg:height="0.63021in"/>
      <presentation:placeholder presentation:object="graphic" svg:x="7.90756in" svg:y="2.55564in" svg:width="3.35029in" svg:height="1.66667in"/>
      <presentation:placeholder presentation:object="outline" svg:x="7.90743in" svg:y="5.33001in" svg:width="3.35473in" svg:height="1.16188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16" style:display-name="Titel en verticale tekst">
      <presentation:placeholder presentation:object="title" svg:x="0.74401in" svg:y="0.82374in" svg:width="10.51385in" svg:height="1.18213in"/>
      <presentation:placeholder presentation:object="outline" svg:x="0.74401in" svg:y="2.55564in" svg:width="10.51385in" svg:height="3.93626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17" style:display-name="Verticale titel en tekst">
      <presentation:placeholder presentation:object="title" svg:x="11.07746in" svg:y="0.66666in" svg:width="1.17432in" svg:height="4.76133in"/>
      <presentation:placeholder presentation:object="outline" svg:x="0.74401in" svg:y="0.66666in" svg:width="9.70035in" svg:height="5.82523in"/>
      <presentation:placeholder presentation:object="date-time" svg:x="7.44436in" svg:y="6.49189in" svg:width="3in" svg:height="0.39931in"/>
      <presentation:placeholder presentation:object="footer" svg:x="0.74401in" svg:y="6.49189in" svg:width="6.70036in" svg:height="0.39931in"/>
      <presentation:placeholder presentation:object="page-number" svg:x="11.04281in" svg:y="5.90402in" svg:width="1.26219in" svg:height="1.1929in"/>
    </style:presentation-page-layout>
    <style:style style:family="graphic" style:name="Graphics"/>
    <style:default-style style:family="graphic">
      <style:graphic-properties draw:fill="solid" draw:fill-color="#39cde7" draw:opacity="100%" draw:stroke="solid" svg:stroke-width="0.01389in" svg:stroke-color="#2796aa" svg:stroke-opacity="100%" svg:stroke-linecap="butt"/>
    </style:default-style>
    <draw:gradient draw:name="a492" draw:style="linear" draw:angle="480" draw:start-color="#2fe9df" draw:end-color="#21abc8" draw:start-intensity="100%" draw:end-intensity="100%"/>
    <draw:gradient draw:name="a1245" draw:style="linear" draw:angle="480" draw:start-color="#2fe9df" draw:end-color="#21abc8" draw:start-intensity="100%" draw:end-intensity="100%"/>
    <draw:gradient draw:name="a865" draw:style="linear" draw:angle="480" draw:start-color="#2fe9df" draw:end-color="#21abc8" draw:start-intensity="100%" draw:end-intensity="100%"/>
    <draw:gradient draw:name="a797" draw:style="linear" draw:angle="480" draw:start-color="#2fe9df" draw:end-color="#21abc8" draw:start-intensity="100%" draw:end-intensity="100%"/>
    <draw:gradient draw:name="a1091" draw:style="linear" draw:angle="480" draw:start-color="#2fe9df" draw:end-color="#21abc8" draw:start-intensity="100%" draw:end-intensity="100%"/>
    <draw:gradient draw:name="a196" draw:style="linear" draw:angle="480" draw:start-color="#2fe9df" draw:end-color="#21abc8" draw:start-intensity="100%" draw:end-intensity="100%"/>
    <draw:gradient draw:name="a1162" draw:style="linear" draw:angle="480" draw:start-color="#2fe9df" draw:end-color="#21abc8" draw:start-intensity="100%" draw:end-intensity="100%"/>
    <draw:gradient draw:name="a1231" draw:style="linear" draw:angle="480" draw:start-color="#2fe9df" draw:end-color="#21abc8" draw:start-intensity="100%" draw:end-intensity="100%"/>
    <draw:gradient draw:name="a1001" draw:style="linear" draw:angle="480" draw:start-color="#2fe9df" draw:end-color="#21abc8" draw:start-intensity="100%" draw:end-intensity="100%"/>
    <draw:gradient draw:name="a677" draw:style="linear" draw:angle="480" draw:start-color="#2fe9df" draw:end-color="#21abc8" draw:start-intensity="100%" draw:end-intensity="100%"/>
    <draw:gradient draw:name="a923" draw:style="linear" draw:angle="480" draw:start-color="#2fe9df" draw:end-color="#21abc8" draw:start-intensity="100%" draw:end-intensity="100%"/>
    <draw:gradient draw:name="a1306" draw:style="linear" draw:angle="480" draw:start-color="#2fe9df" draw:end-color="#21abc8" draw:start-intensity="100%" draw:end-intensity="100%"/>
    <draw:gradient draw:name="a67" draw:style="linear" draw:angle="480" draw:start-color="#2fe9df" draw:end-color="#21abc8" draw:start-intensity="100%" draw:end-intensity="100%"/>
    <draw:gradient draw:name="a254" draw:style="linear" draw:angle="480" draw:start-color="#2fe9df" draw:end-color="#21abc8" draw:start-intensity="100%" draw:end-intensity="100%"/>
    <draw:gradient draw:name="a540" draw:style="linear" draw:angle="480" draw:start-color="#2fe9df" draw:end-color="#21abc8" draw:start-intensity="100%" draw:end-intensity="100%"/>
    <draw:gradient draw:name="a0" draw:style="linear" draw:angle="480" draw:start-color="#2fe9df" draw:end-color="#21abc8" draw:start-intensity="100%" draw:end-intensity="100%"/>
    <draw:gradient draw:name="a438" draw:style="linear" draw:angle="480" draw:start-color="#2fe9df" draw:end-color="#21abc8" draw:start-intensity="100%" draw:end-intensity="100%"/>
    <draw:gradient draw:name="a739" draw:style="linear" draw:angle="480" draw:start-color="#2fe9df" draw:end-color="#21abc8" draw:start-intensity="100%" draw:end-intensity="100%"/>
    <draw:gradient draw:name="a615" draw:style="linear" draw:angle="480" draw:start-color="#2fe9df" draw:end-color="#21abc8" draw:start-intensity="100%" draw:end-intensity="100%"/>
    <draw:gradient draw:name="a1374" draw:style="linear" draw:angle="480" draw:start-color="#2fe9df" draw:end-color="#21abc8" draw:start-intensity="100%" draw:end-intensity="100%"/>
    <draw:gradient draw:name="a1443" draw:style="linear" draw:angle="480" draw:start-color="#2fe9df" draw:end-color="#21abc8" draw:start-intensity="100%" draw:end-intensity="100%"/>
    <draw:gradient draw:name="a125" draw:style="linear" draw:angle="480" draw:start-color="#2fe9df" draw:end-color="#21abc8" draw:start-intensity="100%" draw:end-intensity="100%"/>
    <draw:gradient draw:name="a342" draw:style="linear" draw:angle="480" draw:start-color="#2fe9df" draw:end-color="#21abc8" draw:start-intensity="100%" draw:end-intensity="100%"/>
    <draw:gradient draw:name="a1435" draw:style="linear" draw:angle="480" draw:start-color="#2fe9df" draw:end-color="#21abc8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5">
      <style:drawing-page-properties draw:fill="gradient" draw:fill-gradient-name="a25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" style:parent-style-name="Graphics">
      <style:graphic-properties draw:fill="none" draw:stroke="none" draw:image-opacity="10%"/>
    </style:style>
    <style:style style:family="graphic" style:name="a257" style:parent-style-name="Graphics">
      <style:graphic-properties draw:fill="none" draw:stroke="non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8" style:parent-style-name="Graphics">
      <style:graphic-properties draw:fill="none" draw:stroke="non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9">
      <style:graphic-properties draw:fill="solid" draw:fill-color="#262626" draw:opacity="100%" draw:stroke="none"/>
    </style:style>
    <style:style style:family="paragraph" style:name="a4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9cde7" draw:opacity="100%" draw:stroke="non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3">
      <style:drawing-page-properties draw:fill="gradient" draw:fill-gradient-name="a34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 style:parent-style-name="Graphics">
      <style:graphic-properties draw:fill="none" draw:stroke="none" draw:image-opacity="10%"/>
    </style:style>
    <style:style style:family="paragraph" style:name="a2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5" style:parent-style-name="Graphics">
      <style:graphic-properties draw:fill="none" draw:stroke="none"/>
    </style:style>
    <style:style style:family="graphic" style:name="a346" style:parent-style-name="Graphics">
      <style:graphic-properties draw:fill="none" draw:stroke="non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7">
      <style:graphic-properties draw:fill="solid" draw:fill-color="#262626" draw:opacity="100%" draw:stroke="none"/>
    </style:style>
    <style:style style:family="paragraph" style:name="a4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8">
      <style:graphic-properties draw:fill="solid" draw:fill-color="#39cde7" draw:opacity="100%" draw:stroke="non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7">
      <style:drawing-page-properties draw:fill="gradient" draw:fill-gradient-name="a19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8" style:parent-style-name="Graphics">
      <style:graphic-properties draw:fill="none" draw:stroke="none" draw:image-opacity="10%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" style:parent-style-name="Graphics">
      <style:graphic-properties draw:fill="none" draw:stroke="none"/>
    </style:style>
    <style:style style:family="paragraph" style:name="a3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439">
      <style:drawing-page-properties draw:fill="gradient" draw:fill-gradient-name="a43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" style:parent-style-name="Graphics">
      <style:graphic-properties draw:fill="none" draw:stroke="none" draw:image-opacity="10%"/>
    </style:style>
    <style:style style:family="paragraph" style:name="a2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0" style:parent-style-name="Graphics">
      <style:graphic-properties draw:fill="none" draw:stroke="none" draw:image-opacity="10%"/>
    </style:style>
    <style:style style:family="paragraph" style:name="a36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1" style:parent-style-name="Graphics">
      <style:graphic-properties draw:fill="none" draw:stroke="none"/>
    </style:style>
    <style:style style:family="paragraph" style:name="a2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 style:parent-style-name="Graphics">
      <style:graphic-properties draw:fill="none" draw:stroke="none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3">
      <style:graphic-properties draw:fill="solid" draw:fill-color="#262626" draw:opacity="100%" draw:stroke="none"/>
    </style:style>
    <style:style style:family="paragraph" style:name="a36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4">
      <style:graphic-properties draw:fill="solid" draw:fill-color="#39cde7" draw:opacity="100%" draw:stroke="none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6">
      <style:drawing-page-properties draw:fill="gradient" draw:fill-gradient-name="a61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17" style:parent-style-name="Graphics">
      <style:graphic-properties draw:fill="none" draw:stroke="none" draw:image-opacity="10%"/>
    </style:style>
    <style:style style:family="graphic" style:name="a618" style:parent-style-name="Graphics">
      <style:graphic-properties draw:fill="none" draw:stroke="none"/>
    </style:style>
    <style:style style:family="graphic" style:name="a619" style:parent-style-name="Graphics">
      <style:graphic-properties draw:fill="none" draw:stroke="non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1">
      <style:drawing-page-properties draw:fill="gradient" draw:fill-gradient-name="a54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2" style:parent-style-name="Graphics">
      <style:graphic-properties draw:fill="none" draw:stroke="none" draw:image-opacity="10%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543" style:parent-style-name="Graphics">
      <style:graphic-properties draw:fill="none" draw:stroke="non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0">
      <style:graphic-properties draw:fill="solid" draw:fill-color="#262626" draw:opacity="100%" draw:stroke="none"/>
    </style:style>
    <style:style style:family="graphic" style:name="a544" style:parent-style-name="Graphics">
      <style:graphic-properties draw:fill="none" draw:stroke="non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1">
      <style:graphic-properties draw:fill="solid" draw:fill-color="#39cde7" draw:opacity="100%" draw:stroke="none"/>
    </style:style>
    <style:style style:family="graphic" style:name="a545">
      <style:graphic-properties draw:fill="solid" draw:fill-color="#262626" draw:opacity="100%" draw:stroke="none"/>
    </style:style>
    <style:style style:family="graphic" style:name="a546">
      <style:graphic-properties draw:fill="solid" draw:fill-color="#39cde7" draw:opacity="100%" draw:stroke="none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.00726in" draw:shadow-offset-y="0.06906in" draw:shadow-color="#000000" draw:shadow-opacity="41%" draw:auto-grow-width="false" draw:auto-grow-height="false" style:shrink-to-fit="true"/>
      <style:paragraph-properties style:font-independent-line-spacing="tru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0" style:parent-style-name="Graphics">
      <style:graphic-properties draw:fill="none" draw:stroke="none"/>
    </style:style>
    <style:style style:family="graphic" style:name="a801" style:parent-style-name="Graphics">
      <style:graphic-properties draw:fill="none" draw:stroke="non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2">
      <style:graphic-properties draw:fill="solid" draw:fill-color="#262626" draw:opacity="100%" draw:stroke="non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3">
      <style:graphic-properties draw:fill="solid" draw:fill-color="#39cde7" draw:opacity="100%" draw:stroke="none"/>
    </style:style>
    <style:style style:family="paragraph" style:name="a72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3">
      <style:drawing-page-properties draw:fill="gradient" draw:fill-gradient-name="a4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4" style:parent-style-name="Graphics">
      <style:graphic-properties draw:fill="none" draw:stroke="none" draw:image-opacity="10%"/>
    </style:style>
    <style:style style:family="graphic" style:name="a495" style:parent-style-name="Graphics">
      <style:graphic-properties draw:fill="none" draw:stroke="non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96">
      <style:graphic-properties draw:fill="solid" draw:fill-color="#39cde7" draw:opacity="100%" draw:stroke="none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0">
      <style:drawing-page-properties draw:fill="gradient" draw:fill-gradient-name="a73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1" style:parent-style-name="Graphics">
      <style:graphic-properties draw:fill="none" draw:stroke="none" draw:image-opacity="10%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42" style:parent-style-name="Graphics">
      <style:graphic-properties draw:fill="none" draw:stroke="none"/>
    </style:style>
    <style:style style:family="paragraph" style:name="a6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 style:parent-style-name="Graphics">
      <style:graphic-properties draw:fill="none" draw:stroke="none"/>
    </style:style>
    <style:style style:family="graphic" style:name="a744">
      <style:graphic-properties draw:fill="solid" draw:fill-color="#262626" draw:opacity="100%" draw:stroke="non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5">
      <style:graphic-properties draw:fill="solid" draw:fill-color="#39cde7" draw:opacity="100%" draw:stroke="non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ebuchet MS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ebuchet MS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2">
      <style:drawing-page-properties draw:fill="gradient" draw:fill-gradient-name="a100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03" style:parent-style-name="Graphics">
      <style:graphic-properties draw:fill="none" draw:stroke="none" draw:image-opacity="10%"/>
    </style:style>
    <style:style style:family="graphic" style:name="a1004" style:parent-style-name="Graphics">
      <style:graphic-properties draw:fill="none" draw:stroke="none"/>
    </style:style>
    <style:style style:family="graphic" style:name="a1005" style:parent-style-name="Graphics">
      <style:graphic-properties draw:fill="none" draw:stroke="none"/>
    </style:style>
    <style:style style:family="graphic" style:name="a1006">
      <style:graphic-properties draw:fill="solid" draw:fill-color="#262626" draw:opacity="100%" draw:stroke="none"/>
    </style:style>
    <style:style style:family="graphic" style:name="a1007">
      <style:graphic-properties draw:fill="solid" draw:fill-color="#39cde7" draw:opacity="100%" draw:stroke="none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8">
      <style:drawing-page-properties draw:fill="gradient" draw:fill-gradient-name="a67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9" style:parent-style-name="Graphics">
      <style:graphic-properties draw:fill="none" draw:stroke="none" draw:image-opacity="10%"/>
    </style:style>
    <style:style style:family="graphic" style:name="a8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0" style:parent-style-name="Graphics">
      <style:graphic-properties draw:fill="none" draw:stroke="non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1" style:parent-style-name="Graphics">
      <style:graphic-properties draw:fill="none" draw:stroke="none"/>
    </style:style>
    <style:style style:family="paragraph" style:name="a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2">
      <style:graphic-properties draw:fill="solid" draw:fill-color="#262626" draw:opacity="100%" draw:stroke="non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3">
      <style:graphic-properties draw:fill="solid" draw:fill-color="#39cde7" draw:opacity="100%" draw:stroke="non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">
      <style:drawing-page-properties draw:fill="gradient" draw:fill-gradient-name="a6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" style:parent-style-name="Graphics">
      <style:graphic-properties draw:fill="none" draw:stroke="none" draw:image-opacity="10%"/>
    </style:style>
    <style:style style:family="paragraph" style:name="a7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4">
      <style:drawing-page-properties draw:fill="gradient" draw:fill-gradient-name="a92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25" style:parent-style-name="Graphics">
      <style:graphic-properties draw:fill="none" draw:stroke="none" draw:image-opacity="10%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6" style:parent-style-name="Graphics">
      <style:graphic-properties draw:fill="none" draw:stroke="none"/>
    </style:style>
    <style:style style:family="graphic" style:name="a927" style:parent-style-name="Graphics">
      <style:graphic-properties draw:fill="none" draw:stroke="none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8">
      <style:graphic-properties draw:fill="solid" draw:fill-color="#262626" draw:opacity="100%" draw:stroke="none"/>
    </style:style>
    <style:style style:family="paragraph" style:name="a10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9">
      <style:graphic-properties draw:fill="solid" draw:fill-color="#39cde7" draw:opacity="100%" draw:stroke="none"/>
    </style:style>
    <style:style style:family="presentation" style:name="a10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" style:parent-style-name="Graphics">
      <style:graphic-properties draw:fill="none" draw:stroke="none"/>
    </style:style>
    <style:style style:family="graphic" style:name="a71" style:parent-style-name="Graphics">
      <style:graphic-properties draw:fill="none" draw:stroke="none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">
      <style:graphic-properties draw:fill="solid" draw:fill-color="#262626" draw:opacity="100%" draw:stroke="none"/>
    </style:style>
    <style:style style:family="paragraph" style:name="a110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">
      <style:graphic-properties draw:fill="solid" draw:fill-color="#39cde7" draw:opacity="100%" draw:stroke="none"/>
    </style:style>
    <style:style style:family="paragraph" style:name="a69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.00726in" draw:shadow-offset-y="0.06906in" draw:shadow-color="#000000" draw:shadow-opacity="41%" draw:auto-grow-width="false" draw:auto-grow-height="false" style:shrink-to-fit="true"/>
      <style:paragraph-properties style:font-independent-line-spacing="true" style:writing-mode="lr-tb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aragraph" style:name="a9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1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6">
      <style:drawing-page-properties draw:fill="gradient" draw:fill-gradient-name="a86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7" style:parent-style-name="Graphics">
      <style:graphic-properties draw:fill="none" draw:stroke="none" draw:image-opacity="10%"/>
    </style:style>
    <style:style style:family="graphic" style:name="a868" style:parent-style-name="Graphics">
      <style:graphic-properties draw:fill="none" draw:stroke="none"/>
    </style:style>
    <style:style style:family="presentation" style:name="a9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69" style:parent-style-name="Graphics">
      <style:graphic-properties draw:fill="none" draw:stroke="none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10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0">
      <style:graphic-properties draw:fill="solid" draw:fill-color="#262626" draw:opacity="100%" draw:stroke="none"/>
    </style:style>
    <style:style style:family="presentation" style:name="a7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1">
      <style:graphic-properties draw:fill="solid" draw:fill-color="#39cde7" draw:opacity="100%" draw:stroke="none"/>
    </style:style>
    <style:style style:family="drawing-page" style:name="a7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8">
      <style:drawing-page-properties draw:fill="gradient" draw:fill-gradient-name="a79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99" style:parent-style-name="Graphics">
      <style:graphic-properties draw:fill="none" draw:stroke="none" draw:image-opacity="10%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2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9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63">
      <style:drawing-page-properties draw:fill="gradient" draw:fill-gradient-name="a116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4" style:parent-style-name="Graphics">
      <style:graphic-properties draw:fill="none" draw:stroke="none" draw:image-opacity="10%"/>
    </style:style>
    <style:style style:family="presentation" style:name="a10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65">
      <style:graphic-properties draw:fill="solid" draw:fill-color="#262626" draw:opacity="100%" draw:stroke="none"/>
    </style:style>
    <style:style style:family="graphic" style:name="a1166">
      <style:graphic-properties draw:fill="solid" draw:fill-color="#39cde7" draw:opacity="100%" draw:stroke="none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2">
      <style:drawing-page-properties draw:fill="gradient" draw:fill-gradient-name="a109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93" style:parent-style-name="Graphics">
      <style:graphic-properties draw:fill="none" draw:stroke="none" draw:image-opacity="10%"/>
    </style:style>
    <style:style style:family="graphic" style:name="a1094" style:parent-style-name="Graphics">
      <style:graphic-properties draw:fill="none" draw:stroke="none"/>
    </style:style>
    <style:style style:family="presentation" style:name="a11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1095" style:parent-style-name="Graphics">
      <style:graphic-properties draw:fill="none" draw:stroke="none"/>
    </style:style>
    <style:style style:family="text" style:name="a1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6">
      <style:graphic-properties draw:fill="solid" draw:fill-color="#262626" draw:opacity="100%" draw:stroke="none"/>
    </style:style>
    <style:style style:family="paragraph" style:name="a11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7">
      <style:graphic-properties draw:fill="solid" draw:fill-color="#39cde7" draw:opacity="100%" draw:stroke="none"/>
    </style:style>
    <style:style style:family="text" style:name="a10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00" style:parent-style-name="Graphics">
      <style:graphic-properties draw:fill="none" draw:stroke="none"/>
    </style:style>
    <style:style style:family="graphic" style:name="a201">
      <style:graphic-properties draw:fill="solid" draw:fill-color="#262626" draw:opacity="100%" draw:stroke="none"/>
    </style:style>
    <style:style style:family="drawing-page" style:name="a126">
      <style:drawing-page-properties draw:fill="gradient" draw:fill-gradient-name="a12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2">
      <style:graphic-properties draw:fill="solid" draw:fill-color="#39cde7" draw:opacity="100%" draw:stroke="none"/>
    </style:style>
    <style:style style:family="graphic" style:name="a127" style:parent-style-name="Graphics">
      <style:graphic-properties draw:fill="none" draw:stroke="none" draw:image-opacity="10%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" style:parent-style-name="Graphics">
      <style:graphic-properties draw:fill="none" draw:stroke="none"/>
    </style:style>
    <style:style style:family="text" style:name="a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" style:parent-style-name="Graphics">
      <style:graphic-properties draw:fill="none" draw:stroke="none"/>
    </style:style>
    <style:style style:family="paragraph" style:name="a205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">
      <style:graphic-properties draw:fill="solid" draw:fill-color="#262626" draw:opacity="100%" draw:stroke="none"/>
    </style:style>
    <style:style style:family="graphic" style:name="a131">
      <style:graphic-properties draw:fill="solid" draw:fill-color="#39cde7" draw:opacity="100%" draw:stroke="none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9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1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97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6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8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9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0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1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8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83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6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6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6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1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3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20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erlijn" style:page-layout-name="pageLayout1" draw:style-name="a1">
      <draw:frame draw:id="id0" draw:style-name="a2" draw:name="Picture 6" svg:x="0in" svg:y="0in" svg:width="13.33333in" svg:height="7.5in" style:rel-width="scale" style:rel-height="scale">
        <draw:image xlink:href="media/image1.png" xlink:type="simple" xlink:show="embed" xlink:actuate="onLoad"/>
        <svg:title/>
        <svg:desc>hashOverlay-FullResolve.png</svg:desc>
      </draw:frame>
      <draw:frame draw:id="id1" presentation:style-name="a6" draw:name="Title Placeholder 1" svg:x="0.74401in" svg:y="0.82374in" svg:width="10.51385in" svg:height="1.18213in" presentation:class="title" presentation:placeholder="false">
        <draw:text-box>
          <text:p text:style-name="a5" text:class-names="" text:cond-style-name=""><text:span text:style-name="a3" text:class-names="">Klik om stijl te bewerken</text:span><text:span text:style-name="a4" text:class-names=""/></text:p>
        </draw:text-box>
        <svg:title/>
        <svg:desc/>
      </draw:frame>
      <draw:frame draw:id="id2" presentation:style-name="a23" draw:name="Text Placeholder 2" svg:x="0.74401in" svg:y="2.55564in" svg:width="10.51385in" svg:height="3.93626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Klikken om de tekststijl van het model te bewerken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Tweede niveau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Derde niveau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19" text:class-names="">Vijfde niveau</text:span><text:span text:style-name="a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name="Date Placeholder 3" svg:x="8.25785in" svg:y="6.49189in" svg:width="3in" svg:height="0.39931in" presentation:class="date-time" presentation:placeholder="false">
        <draw:text-box>
          <text:p text:style-name="a26" text:class-names="" text:cond-style-name=""><text:span text:style-name="a24" text:class-names=""><text:date text:fixed="false" style:data-style-name="a25">1/1/2000</text:date></text:span></text:p>
        </draw:text-box>
        <svg:title/>
        <svg:desc/>
      </draw:frame>
      <draw:frame draw:id="id4" presentation:style-name="a30" draw:name="Footer Placeholder 4" svg:x="0.74401in" svg:y="6.49189in" svg:width="7.51385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3" draw:name="Slide Number Placeholder 5" svg:x="11.73387in" svg:y="0.82374in" svg:width="1.26219in" svg:height="1.1929in" presentation:class="page-number" presentation:placeholder="false">
        <draw:text-box>
          <text:p text:style-name="a32" text:class-names="" text:cond-style-name=""><text:span text:style-name="a31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66">
        <draw:frame draw:id="id6" presentation:style-name="a36" draw:name="Tijdelijke aanduiding voor koptekst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7" presentation:style-name="a41" draw:name="Tijdelijke aanduiding voor datum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/></text:span><text:span text:style-name="a39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42" draw:name="Tijdelijke aanduiding voor dia-afbeelding 3">
          <svg:title/>
          <svg:desc/>
        </draw:page-thumbnail>
        <draw:frame draw:id="id9" presentation:style-name="a58" draw:name="Tijdelijke aanduiding voor notities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Klikken om de tekststijl van het model te bewerken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Tweede niveau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4" text:class-names="">Vijfde niveau</text:span><text:span text:style-name="a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1" draw:name="Tijdelijke aanduiding voor voettekst 5" svg:x="0in" svg:y="9.49826in" svg:width="3.25in" svg:height="0.50174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1" presentation:style-name="a65" draw:name="Tijdelijke aanduiding voor dianummer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  </draw:text-box>
          <svg:title/>
          <svg:desc/>
        </draw:frame>
      </presentation:notes>
    </style:master-page>
    <style:master-page style:name="Master1-Layout1-title-Titeldia" style:page-layout-name="pageLayout1" draw:style-name="a68">
      <draw:frame draw:id="id12" draw:layer="Master1-bg" draw:style-name="a69" draw:name="Picture 6" svg:x="0in" svg:y="0in" svg:width="13.33333in" svg:height="7.5in" style:rel-width="scale" style:rel-height="scale">
        <draw:image xlink:href="media/image1.png" xlink:type="simple" xlink:show="embed" xlink:actuate="onLoad"/>
        <svg:title/>
        <svg:desc>hashOverlay-FullResolve.png</svg:desc>
      </draw:frame>
      <draw:frame draw:id="id13" draw:style-name="a70" draw:name="Picture 6" svg:x="0in" svg:y="4.64004in" svg:width="9.80762in" svg:height="0.30177in" style:rel-width="scale" style:rel-height="scale">
        <draw:image xlink:href="media/image2.png" xlink:type="simple" xlink:show="embed" xlink:actuate="onLoad"/>
        <svg:title/>
        <svg:desc>HD-ShadowLong.png</svg:desc>
      </draw:frame>
      <draw:frame draw:id="id14" draw:style-name="a71" draw:name="Picture 7" svg:x="9.96469in" svg:y="4.64113in" svg:width="3.36517in" svg:height="0.30287in" style:rel-width="scale" style:rel-height="scale">
        <draw:image xlink:href="media/image3.png" xlink:type="simple" xlink:show="embed" xlink:actuate="onLoad"/>
        <svg:title/>
        <svg:desc>HD-ShadowShort.png</svg:desc>
      </draw:frame>
      <draw:custom-shape svg:x="0in" svg:y="2.83254in" svg:width="9.80762in" svg:height="1.81576in" draw:id="id15" draw:style-name="a72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9.96469in" svg:y="2.83254in" svg:width="3.36517in" svg:height="1.81576in" draw:id="id16" draw:style-name="a73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7" presentation:style-name="a77" draw:name="Title 1" svg:x="0.74401in" svg:y="2.98962in" svg:width="8.90653in" svg:height="1.50161in" presentation:class="title" presentation:placeholder="false">
        <draw:text-box>
          <text:p text:style-name="a76" text:class-names="" text:cond-style-name=""><text:span text:style-name="a74" text:class-names="">Klik om stijl te bewerken</text:span><text:span text:style-name="a75" text:class-names=""/></text:p>
        </draw:text-box>
        <svg:title/>
        <svg:desc/>
      </draw:frame>
      <draw:frame draw:id="id18" presentation:style-name="a81" draw:name="Subtitle 2" svg:x="0.74401in" svg:y="4.80538in" svg:width="8.90653in" svg:height="1.22232in" presentation:class="subtitle" presentation:placeholder="false">
        <draw:text-box>
          <text:p text:style-name="a80" text:class-names="" text:cond-style-name=""><text:span text:style-name="a78" text:class-names="">Klikken om de ondertitelstijl van het model te bewerken</text:span><text:span text:style-name="a79" text:class-names=""/></text:p>
        </draw:text-box>
        <svg:title/>
        <svg:desc/>
      </draw:frame>
      <draw:frame draw:id="id19" presentation:style-name="a85" draw:name="Date Placeholder 3" svg:x="8.25785in" svg:y="6.49189in" svg:width="3in" svg:height="0.39931in" presentation:class="date-time" presentation:placeholder="false">
        <draw:text-box>
          <text:p text:style-name="a84" text:class-names="" text:cond-style-name=""><text:span text:style-name="a82" text:class-names=""><text:date text:fixed="false" style:data-style-name="a83">1/1/2000</text:date></text:span></text:p>
        </draw:text-box>
        <svg:title/>
        <svg:desc/>
      </draw:frame>
      <draw:frame draw:id="id20" presentation:style-name="a88" draw:name="Footer Placeholder 4" svg:x="0.74401in" svg:y="6.49189in" svg:width="7.51385in" svg:height="0.39931in" presentation:class="footer" presentation:placeholder="false">
        <draw:text-box>
          <text:p text:style-name="a87" text:class-names="" text:cond-style-name=""><text:span text:style-name="a86" text:class-names=""/></text:p>
        </draw:text-box>
        <svg:title/>
        <svg:desc/>
      </draw:frame>
      <draw:frame draw:id="id21" presentation:style-name="a91" draw:name="Slide Number Placeholder 5" svg:x="10.12177in" svg:y="3.00781in" svg:width="1.28159in" svg:height="1.48342in" presentation:class="page-number" presentation:placeholder="false">
        <draw:text-box>
          <text:p text:style-name="a90" text:class-names="" text:cond-style-name=""><text:span text:style-name="a89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24">
        <draw:frame draw:id="id6" presentation:style-name="a94" draw:name="Tijdelijke aanduiding voor koptekst 1" svg:x="0in" svg:y="0in" svg:width="3.25in" svg:height="0.50174in" presentation:class="header" presentation:placeholder="false">
          <draw:text-box>
            <text:p text:style-name="a93" text:class-names="" text:cond-style-name=""><text:span text:style-name="a92" text:class-names=""/></text:p>
          </draw:text-box>
          <svg:title/>
          <svg:desc/>
        </draw:frame>
        <draw:frame draw:id="id7" presentation:style-name="a99" draw:name="Tijdelijke aanduiding voor datum 2" svg:x="4.24826in" svg:y="0in" svg:width="3.25in" svg:height="0.50174in" presentation:class="date-time" presentation:placeholder="false">
          <draw:text-box>
            <text:p text:style-name="a98" text:class-names="" text:cond-style-name=""><text:span text:style-name="a95" text:class-names=""><text:date text:fixed="false" style:data-style-name="a96"/></text:span><text:span text:style-name="a97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100" draw:name="Tijdelijke aanduiding voor dia-afbeelding 3">
          <svg:title/>
          <svg:desc/>
        </draw:page-thumbnail>
        <draw:frame draw:id="id9" presentation:style-name="a116" draw:name="Tijdelijke aanduiding voor notities 4" svg:x="0.75in" svg:y="4.8125in" svg:width="6in" svg:height="3.9375in" presentation:class="notes" presentation:placeholder="false">
          <draw:text-box>
            <text:p text:style-name="a102" text:class-names="" text:cond-style-name=""><text:span text:style-name="a101" text:class-names="">Klikken om de tekststijl van het model te bewerken</text:span></text:p>
            <text:list text:style-name="a105">
              <text:list-item>
                <text:list text:style-name="a105">
                  <text:list-item>
                    <text:p text:style-name="a104" text:class-names="" text:cond-style-name=""><text:span text:style-name="a103" text:class-names="">Tweede niveau</text:span></text:p>
                  </text:list-item>
                </text:list>
              </text:list-item>
            </text:list>
            <text:list text:style-name="a108">
              <text:list-item>
                <text:list text:style-name="a108">
                  <text:list-item>
                    <text:list text:style-name="a108">
                      <text:list-item>
                        <text:p text:style-name="a107" text:class-names="" text:cond-style-name=""><text:span text:style-name="a106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p text:style-name="a110" text:class-names="" text:cond-style-name=""><text:span text:style-name="a109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5">
              <text:list-item>
                <text:list text:style-name="a115">
                  <text:list-item>
                    <text:list text:style-name="a115">
                      <text:list-item>
                        <text:list text:style-name="a115">
                          <text:list-item>
                            <text:list text:style-name="a115">
                              <text:list-item>
                                <text:p text:style-name="a114" text:class-names="" text:cond-style-name=""><text:span text:style-name="a112" text:class-names="">Vijfde niveau</text:span><text:span text:style-name="a11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9" draw:name="Tijdelijke aanduiding voor voettekst 5" svg:x="0in" svg:y="9.49826in" svg:width="3.25in" svg:height="0.50174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1" presentation:style-name="a123" draw:name="Tijdelijke aanduiding voor dianummer 6" svg:x="4.24826in" svg:y="9.49826in" svg:width="3.25in" svg:height="0.50174in" presentation:class="page-number" presentation:placeholder="false">
          <draw:text-box>
            <text:p text:style-name="a122" text:class-names="" text:cond-style-name=""><text:span text:style-name="a120" text:class-names=""><text:page-number style:num-format="1" text:fixed="false"/></text:span><text:span text:style-name="a121" text:class-names=""/></text:p>
          </draw:text-box>
          <svg:title/>
          <svg:desc/>
        </draw:frame>
      </presentation:notes>
    </style:master-page>
    <style:master-page style:name="Master1-Layout2-obj-Titel-en-object" style:page-layout-name="pageLayout1" draw:style-name="a126">
      <draw:frame draw:id="id22" draw:layer="Master1-bg" draw:style-name="a127" draw:name="Picture 6" svg:x="0in" svg:y="0in" svg:width="13.33333in" svg:height="7.5in" style:rel-width="scale" style:rel-height="scale">
        <draw:image xlink:href="media/image1.png" xlink:type="simple" xlink:show="embed" xlink:actuate="onLoad"/>
        <svg:title/>
        <svg:desc>hashOverlay-FullResolve.png</svg:desc>
      </draw:frame>
      <draw:frame draw:id="id23" draw:style-name="a128" draw:name="Picture 14" svg:x="0in" svg:y="2.15468in" svg:width="11.41493in" svg:height="0.35123in" style:rel-width="scale" style:rel-height="scale">
        <draw:image xlink:href="media/image2.png" xlink:type="simple" xlink:show="embed" xlink:actuate="onLoad"/>
        <svg:title/>
        <svg:desc>HD-ShadowLong.png</svg:desc>
      </draw:frame>
      <draw:frame draw:id="id24" draw:style-name="a129" draw:name="Picture 15" svg:x="11.5768in" svg:y="2.15577in" svg:width="1.75306in" svg:height="0.15778in" style:rel-width="scale" style:rel-height="scale">
        <draw:image xlink:href="media/image3.png" xlink:type="simple" xlink:show="embed" xlink:actuate="onLoad"/>
        <svg:title/>
        <svg:desc>HD-ShadowShort.png</svg:desc>
      </draw:frame>
      <draw:custom-shape svg:x="0in" svg:y="0.66667in" svg:width="11.41493in" svg:height="1.49628in" draw:id="id25" draw:style-name="a130" draw:name="Rectangle 1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26" draw:style-name="a131" draw:name="Rectangle 1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7" presentation:style-name="a135" draw:name="Title 1" svg:x="0.74401in" svg:y="0.82374in" svg:width="10.51385in" svg:height="1.18213in" presentation:class="title" presentation:placeholder="false">
        <draw:text-box>
          <text:p text:style-name="a134" text:class-names="" text:cond-style-name=""><text:span text:style-name="a132" text:class-names="">Klik om stijl te bewerken</text:span><text:span text:style-name="a133" text:class-names=""/></text:p>
        </draw:text-box>
        <svg:title/>
        <svg:desc/>
      </draw:frame>
      <draw:frame draw:id="id28" presentation:style-name="a152" draw:name="Content Placeholder 2" svg:x="0.74401in" svg:y="2.55564in" svg:width="10.51385in" svg:height="3.93626in" presentation:class="object" presentation:placeholder="false">
        <draw:text-box>
          <text:list text:style-name="a138">
            <text:list-item>
              <text:p text:style-name="a137" text:class-names="" text:cond-style-name=""><text:span text:style-name="a136" text:class-names="">Klikken om de tekststijl van het model te bewerken</text:span></text:p>
            </text:list-item>
          </text:list>
          <text:list text:style-name="a141">
            <text:list-item>
              <text:list text:style-name="a141">
                <text:list-item>
                  <text:p text:style-name="a140" text:class-names="" text:cond-style-name=""><text:span text:style-name="a139" text:class-names="">Tweede niveau</text:span></text:p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p text:style-name="a143" text:class-names="" text:cond-style-name=""><text:span text:style-name="a142" text:class-names="">Derde niveau</text:span></text:p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p text:style-name="a146" text:class-names="" text:cond-style-name=""><text:span text:style-name="a14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list text:style-name="a151">
                        <text:list-item>
                          <text:list text:style-name="a151">
                            <text:list-item>
                              <text:p text:style-name="a150" text:class-names="" text:cond-style-name=""><text:span text:style-name="a148" text:class-names="">Vijfde niveau</text:span><text:span text:style-name="a1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6" draw:name="Date Placeholder 3" svg:x="8.25785in" svg:y="6.49189in" svg:width="3in" svg:height="0.39931in" presentation:class="date-time" presentation:placeholder="false">
        <draw:text-box>
          <text:p text:style-name="a155" text:class-names="" text:cond-style-name=""><text:span text:style-name="a153" text:class-names=""><text:date text:fixed="false" style:data-style-name="a154">1/1/2000</text:date></text:span></text:p>
        </draw:text-box>
        <svg:title/>
        <svg:desc/>
      </draw:frame>
      <draw:frame draw:id="id30" presentation:style-name="a159" draw:name="Footer Placeholder 4" svg:x="0.74401in" svg:y="6.49189in" svg:width="7.51385in" svg:height="0.39931in" presentation:class="footer" presentation:placeholder="false">
        <draw:text-box>
          <text:p text:style-name="a158" text:class-names="" text:cond-style-name=""><text:span text:style-name="a157" text:class-names=""/></text:p>
        </draw:text-box>
        <svg:title/>
        <svg:desc/>
      </draw:frame>
      <draw:frame draw:id="id31" presentation:style-name="a162" draw:name="Slide Number Placeholder 5" svg:x="11.73387in" svg:y="0.82374in" svg:width="1.26219in" svg:height="1.1929in" presentation:class="page-number" presentation:placeholder="false">
        <draw:text-box>
          <text:p text:style-name="a161" text:class-names="" text:cond-style-name=""><text:span text:style-name="a160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95">
        <draw:frame draw:id="id6" presentation:style-name="a165" draw:name="Tijdelijke aanduiding voor koptekst 1" svg:x="0in" svg:y="0in" svg:width="3.25in" svg:height="0.50174in" presentation:class="header" presentation:placeholder="false">
          <draw:text-box>
            <text:p text:style-name="a164" text:class-names="" text:cond-style-name=""><text:span text:style-name="a163" text:class-names=""/></text:p>
          </draw:text-box>
          <svg:title/>
          <svg:desc/>
        </draw:frame>
        <draw:frame draw:id="id7" presentation:style-name="a170" draw:name="Tijdelijke aanduiding voor datum 2" svg:x="4.24826in" svg:y="0in" svg:width="3.25in" svg:height="0.50174in" presentation:class="date-time" presentation:placeholder="false">
          <draw:text-box>
            <text:p text:style-name="a169" text:class-names="" text:cond-style-name=""><text:span text:style-name="a166" text:class-names=""><text:date text:fixed="false" style:data-style-name="a167"/></text:span><text:span text:style-name="a168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171" draw:name="Tijdelijke aanduiding voor dia-afbeelding 3">
          <svg:title/>
          <svg:desc/>
        </draw:page-thumbnail>
        <draw:frame draw:id="id9" presentation:style-name="a187" draw:name="Tijdelijke aanduiding voor notities 4" svg:x="0.75in" svg:y="4.8125in" svg:width="6in" svg:height="3.9375in" presentation:class="notes" presentation:placeholder="false">
          <draw:text-box>
            <text:p text:style-name="a173" text:class-names="" text:cond-style-name=""><text:span text:style-name="a172" text:class-names="">Klikken om de tekststijl van het model te bewerken</text:span></text:p>
            <text:list text:style-name="a176">
              <text:list-item>
                <text:list text:style-name="a176">
                  <text:list-item>
                    <text:p text:style-name="a175" text:class-names="" text:cond-style-name=""><text:span text:style-name="a174" text:class-names="">Tweede niveau</text:span></text:p>
                  </text:list-item>
                </text:list>
              </text:list-item>
            </text:list>
            <text:list text:style-name="a179">
              <text:list-item>
                <text:list text:style-name="a179">
                  <text:list-item>
                    <text:list text:style-name="a179">
                      <text:list-item>
                        <text:p text:style-name="a178" text:class-names="" text:cond-style-name=""><text:span text:style-name="a177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182">
              <text:list-item>
                <text:list text:style-name="a182">
                  <text:list-item>
                    <text:list text:style-name="a182">
                      <text:list-item>
                        <text:list text:style-name="a182">
                          <text:list-item>
                            <text:p text:style-name="a181" text:class-names="" text:cond-style-name=""><text:span text:style-name="a180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6">
              <text:list-item>
                <text:list text:style-name="a186">
                  <text:list-item>
                    <text:list text:style-name="a186">
                      <text:list-item>
                        <text:list text:style-name="a186">
                          <text:list-item>
                            <text:list text:style-name="a186">
                              <text:list-item>
                                <text:p text:style-name="a185" text:class-names="" text:cond-style-name=""><text:span text:style-name="a183" text:class-names="">Vijfde niveau</text:span><text:span text:style-name="a18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90" draw:name="Tijdelijke aanduiding voor voettekst 5" svg:x="0in" svg:y="9.49826in" svg:width="3.25in" svg:height="0.50174in" presentation:class="footer" presentation:placeholder="false">
          <draw:text-box>
            <text:p text:style-name="a189" text:class-names="" text:cond-style-name=""><text:span text:style-name="a188" text:class-names=""/></text:p>
          </draw:text-box>
          <svg:title/>
          <svg:desc/>
        </draw:frame>
        <draw:frame draw:id="id11" presentation:style-name="a194" draw:name="Tijdelijke aanduiding voor dianummer 6" svg:x="4.24826in" svg:y="9.49826in" svg:width="3.25in" svg:height="0.50174in" presentation:class="page-number" presentation:placeholder="false">
          <draw:text-box>
            <text:p text:style-name="a193" text:class-names="" text:cond-style-name=""><text:span text:style-name="a191" text:class-names=""><text:page-number style:num-format="1" text:fixed="false"/></text:span><text:span text:style-name="a192" text:class-names=""/></text:p>
          </draw:text-box>
          <svg:title/>
          <svg:desc/>
        </draw:frame>
      </presentation:notes>
    </style:master-page>
    <style:master-page style:name="Master1-Layout3-secHead-Sectiekop" style:page-layout-name="pageLayout1" draw:style-name="a197">
      <draw:frame draw:id="id32" draw:layer="Master1-bg" draw:style-name="a198" draw:name="Picture 6" svg:x="0in" svg:y="0in" svg:width="13.33333in" svg:height="7.5in" style:rel-width="scale" style:rel-height="scale">
        <draw:image xlink:href="media/image1.png" xlink:type="simple" xlink:show="embed" xlink:actuate="onLoad"/>
        <svg:title/>
        <svg:desc>hashOverlay-FullResolve.png</svg:desc>
      </draw:frame>
      <draw:frame draw:id="id33" draw:style-name="a199" draw:name="Picture 6" svg:x="-0in" svg:y="4.4695in" svg:width="11.41493in" svg:height="0.35123in" style:rel-width="scale" style:rel-height="scale">
        <draw:image xlink:href="media/image2.png" xlink:type="simple" xlink:show="embed" xlink:actuate="onLoad"/>
        <svg:title/>
        <svg:desc>HD-ShadowLong.png</svg:desc>
      </draw:frame>
      <draw:frame draw:id="id34" draw:style-name="a200" draw:name="Picture 7" svg:x="11.5768in" svg:y="4.47058in" svg:width="1.75306in" svg:height="0.15778in" style:rel-width="scale" style:rel-height="scale">
        <draw:image xlink:href="media/image3.png" xlink:type="simple" xlink:show="embed" xlink:actuate="onLoad"/>
        <svg:title/>
        <svg:desc>HD-ShadowShort.png</svg:desc>
      </draw:frame>
      <draw:custom-shape svg:x="-0in" svg:y="2.98148in" svg:width="11.41493in" svg:height="1.49628in" draw:id="id35" draw:style-name="a201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2.98148in" svg:width="1.75306in" svg:height="1.49628in" draw:id="id36" draw:style-name="a202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7" presentation:style-name="a206" draw:name="Title 1" svg:x="0.74401in" svg:y="3.13856in" svg:width="10.51385in" svg:height="1.1929in" presentation:class="title" presentation:placeholder="false">
        <draw:text-box>
          <text:p text:style-name="a205" text:class-names="" text:cond-style-name=""><text:span text:style-name="a203" text:class-names="">Klik om stijl te bewerken</text:span><text:span text:style-name="a204" text:class-names=""/></text:p>
        </draw:text-box>
        <svg:title/>
        <svg:desc/>
      </draw:frame>
      <draw:frame draw:id="id38" presentation:style-name="a210" draw:name="Text Placeholder 2" svg:x="0.74401in" svg:y="4.62836in" svg:width="10.51385in" svg:height="1.86354in" presentation:class="outline" presentation:placeholder="false">
        <draw:text-box>
          <text:list text:style-name="a209">
            <text:list-item>
              <text:p text:style-name="a208" text:class-names="" text:cond-style-name=""><text:span text:style-name="a207" text:class-names="">Klikken om de tekststijl van het model te bewerken</text:span></text:p>
            </text:list-item>
          </text:list>
        </draw:text-box>
        <svg:title/>
        <svg:desc/>
      </draw:frame>
      <draw:frame draw:id="id39" presentation:style-name="a214" draw:name="Date Placeholder 3" svg:x="8.25785in" svg:y="6.49189in" svg:width="3in" svg:height="0.39931in" presentation:class="date-time" presentation:placeholder="false">
        <draw:text-box>
          <text:p text:style-name="a213" text:class-names="" text:cond-style-name=""><text:span text:style-name="a211" text:class-names=""><text:date text:fixed="false" style:data-style-name="a212">1/1/2000</text:date></text:span></text:p>
        </draw:text-box>
        <svg:title/>
        <svg:desc/>
      </draw:frame>
      <draw:frame draw:id="id40" presentation:style-name="a217" draw:name="Footer Placeholder 4" svg:x="0.74401in" svg:y="6.49189in" svg:width="7.51385in" svg:height="0.39931in" presentation:class="footer" presentation:placeholder="false">
        <draw:text-box>
          <text:p text:style-name="a216" text:class-names="" text:cond-style-name=""><text:span text:style-name="a215" text:class-names=""/></text:p>
        </draw:text-box>
        <svg:title/>
        <svg:desc/>
      </draw:frame>
      <draw:frame draw:id="id41" presentation:style-name="a220" draw:name="Slide Number Placeholder 5" svg:x="11.73387in" svg:y="3.13856in" svg:width="1.26219in" svg:height="1.1929in" presentation:class="page-number" presentation:placeholder="false">
        <draw:text-box>
          <text:p text:style-name="a219" text:class-names="" text:cond-style-name=""><text:span text:style-name="a218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253">
        <draw:frame draw:id="id6" presentation:style-name="a223" draw:name="Tijdelijke aanduiding voor koptekst 1" svg:x="0in" svg:y="0in" svg:width="3.25in" svg:height="0.50174in" presentation:class="header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7" presentation:style-name="a228" draw:name="Tijdelijke aanduiding voor datum 2" svg:x="4.24826in" svg:y="0in" svg:width="3.25in" svg:height="0.50174in" presentation:class="date-time" presentation:placeholder="false">
          <draw:text-box>
            <text:p text:style-name="a227" text:class-names="" text:cond-style-name=""><text:span text:style-name="a224" text:class-names=""><text:date text:fixed="false" style:data-style-name="a225"/></text:span><text:span text:style-name="a226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229" draw:name="Tijdelijke aanduiding voor dia-afbeelding 3">
          <svg:title/>
          <svg:desc/>
        </draw:page-thumbnail>
        <draw:frame draw:id="id9" presentation:style-name="a245" draw:name="Tijdelijke aanduiding voor notities 4" svg:x="0.75in" svg:y="4.8125in" svg:width="6in" svg:height="3.9375in" presentation:class="notes" presentation:placeholder="false">
          <draw:text-box>
            <text:p text:style-name="a231" text:class-names="" text:cond-style-name=""><text:span text:style-name="a230" text:class-names="">Klikken om de tekststijl van het model te bewerken</text:span></text:p>
            <text:list text:style-name="a234">
              <text:list-item>
                <text:list text:style-name="a234">
                  <text:list-item>
                    <text:p text:style-name="a233" text:class-names="" text:cond-style-name=""><text:span text:style-name="a232" text:class-names="">Tweede niveau</text:span></text:p>
                  </text:list-item>
                </text:list>
              </text:list-item>
            </text:list>
            <text:list text:style-name="a237">
              <text:list-item>
                <text:list text:style-name="a237">
                  <text:list-item>
                    <text:list text:style-name="a237">
                      <text:list-item>
                        <text:p text:style-name="a236" text:class-names="" text:cond-style-name=""><text:span text:style-name="a235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240">
              <text:list-item>
                <text:list text:style-name="a240">
                  <text:list-item>
                    <text:list text:style-name="a240">
                      <text:list-item>
                        <text:list text:style-name="a240">
                          <text:list-item>
                            <text:p text:style-name="a239" text:class-names="" text:cond-style-name=""><text:span text:style-name="a238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4">
              <text:list-item>
                <text:list text:style-name="a244">
                  <text:list-item>
                    <text:list text:style-name="a244">
                      <text:list-item>
                        <text:list text:style-name="a244">
                          <text:list-item>
                            <text:list text:style-name="a244">
                              <text:list-item>
                                <text:p text:style-name="a243" text:class-names="" text:cond-style-name=""><text:span text:style-name="a241" text:class-names="">Vijfde niveau</text:span><text:span text:style-name="a24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48" draw:name="Tijdelijke aanduiding voor voettekst 5" svg:x="0in" svg:y="9.49826in" svg:width="3.25in" svg:height="0.50174in" presentation:class="footer" presentation:placeholder="false">
          <draw:text-box>
            <text:p text:style-name="a247" text:class-names="" text:cond-style-name=""><text:span text:style-name="a246" text:class-names=""/></text:p>
          </draw:text-box>
          <svg:title/>
          <svg:desc/>
        </draw:frame>
        <draw:frame draw:id="id11" presentation:style-name="a252" draw:name="Tijdelijke aanduiding voor dianummer 6" svg:x="4.24826in" svg:y="9.49826in" svg:width="3.25in" svg:height="0.50174in" presentation:class="page-number" presentation:placeholder="false">
          <draw:text-box>
            <text:p text:style-name="a251" text:class-names="" text:cond-style-name=""><text:span text:style-name="a249" text:class-names=""><text:page-number style:num-format="1" text:fixed="false"/></text:span><text:span text:style-name="a250" text:class-names=""/></text:p>
          </draw:text-box>
          <svg:title/>
          <svg:desc/>
        </draw:frame>
      </presentation:notes>
    </style:master-page>
    <style:master-page style:name="Master1-Layout4-twoObj-Inhoud-van-twee" style:page-layout-name="pageLayout1" draw:style-name="a255">
      <draw:frame draw:id="id42" draw:layer="Master1-bg" draw:style-name="a256" draw:name="Picture 6" svg:x="0in" svg:y="0in" svg:width="13.33333in" svg:height="7.5in" style:rel-width="scale" style:rel-height="scale">
        <draw:image xlink:href="media/image1.png" xlink:type="simple" xlink:show="embed" xlink:actuate="onLoad"/>
        <svg:title/>
        <svg:desc>hashOverlay-FullResolve.png</svg:desc>
      </draw:frame>
      <draw:frame draw:id="id43" draw:style-name="a257" draw:name="Picture 7" svg:x="0in" svg:y="2.15468in" svg:width="11.41493in" svg:height="0.35123in" style:rel-width="scale" style:rel-height="scale">
        <draw:image xlink:href="media/image2.png" xlink:type="simple" xlink:show="embed" xlink:actuate="onLoad"/>
        <svg:title/>
        <svg:desc>HD-ShadowLong.png</svg:desc>
      </draw:frame>
      <draw:frame draw:id="id44" draw:style-name="a258" draw:name="Picture 8" svg:x="11.5768in" svg:y="2.15577in" svg:width="1.75306in" svg:height="0.15778in" style:rel-width="scale" style:rel-height="scale">
        <draw:image xlink:href="media/image3.png" xlink:type="simple" xlink:show="embed" xlink:actuate="onLoad"/>
        <svg:title/>
        <svg:desc>HD-ShadowShort.png</svg:desc>
      </draw:frame>
      <draw:custom-shape svg:x="0in" svg:y="0.66667in" svg:width="11.41493in" svg:height="1.49628in" draw:id="id45" draw:style-name="a259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46" draw:style-name="a260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64" draw:name="Title 1" svg:x="0.74401in" svg:y="0.82374in" svg:width="10.51385in" svg:height="1.18213in" presentation:class="title" presentation:placeholder="false">
        <draw:text-box>
          <text:p text:style-name="a263" text:class-names="" text:cond-style-name=""><text:span text:style-name="a261" text:class-names="">Klik om stijl te bewerken</text:span><text:span text:style-name="a262" text:class-names=""/></text:p>
        </draw:text-box>
        <svg:title/>
        <svg:desc/>
      </draw:frame>
      <draw:frame draw:id="id48" presentation:style-name="a281" draw:name="Content Placeholder 2" svg:x="0.74401in" svg:y="2.55564in" svg:width="5.13819in" svg:height="3.9362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Klikken om de tekststijl van het model te bewerken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Tweede niveau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Derde niveau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Vijfde niveau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98" draw:name="Content Placeholder 3" svg:x="6.11781in" svg:y="2.55564in" svg:width="5.14005in" svg:height="3.93626in" presentation:class="object" presentation:placeholder="false">
        <draw:text-box>
          <text:list text:style-name="a284">
            <text:list-item>
              <text:p text:style-name="a283" text:class-names="" text:cond-style-name=""><text:span text:style-name="a282" text:class-names="">Klikken om de tekststijl van het model te bewerken</text:span></text:p>
            </text:list-item>
          </text:list>
          <text:list text:style-name="a287">
            <text:list-item>
              <text:list text:style-name="a287">
                <text:list-item>
                  <text:p text:style-name="a286" text:class-names="" text:cond-style-name=""><text:span text:style-name="a285" text:class-names="">Tweede niveau</text:span></text:p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p text:style-name="a289" text:class-names="" text:cond-style-name=""><text:span text:style-name="a288" text:class-names="">Derde niveau</text:span></text:p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p text:style-name="a292" text:class-names="" text:cond-style-name=""><text:span text:style-name="a291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7">
            <text:list-item>
              <text:list text:style-name="a297">
                <text:list-item>
                  <text:list text:style-name="a297">
                    <text:list-item>
                      <text:list text:style-name="a297">
                        <text:list-item>
                          <text:list text:style-name="a297">
                            <text:list-item>
                              <text:p text:style-name="a296" text:class-names="" text:cond-style-name=""><text:span text:style-name="a294" text:class-names="">Vijfde niveau</text:span><text:span text:style-name="a2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302" draw:name="Date Placeholder 4" svg:x="8.25785in" svg:y="6.49189in" svg:width="3in" svg:height="0.39931in" presentation:class="date-time" presentation:placeholder="false">
        <draw:text-box>
          <text:p text:style-name="a301" text:class-names="" text:cond-style-name=""><text:span text:style-name="a299" text:class-names=""><text:date text:fixed="false" style:data-style-name="a300">1/1/2000</text:date></text:span></text:p>
        </draw:text-box>
        <svg:title/>
        <svg:desc/>
      </draw:frame>
      <draw:frame draw:id="id51" presentation:style-name="a305" draw:name="Footer Placeholder 5" svg:x="0.74401in" svg:y="6.49189in" svg:width="7.51385in" svg:height="0.39931in" presentation:class="footer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52" presentation:style-name="a308" draw:name="Slide Number Placeholder 6" svg:x="11.73387in" svg:y="0.82374in" svg:width="1.26219in" svg:height="1.1929in" presentation:class="page-number" presentation:placeholder="false">
        <draw:text-box>
          <text:p text:style-name="a307" text:class-names="" text:cond-style-name=""><text:span text:style-name="a306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341">
        <draw:frame draw:id="id6" presentation:style-name="a311" draw:name="Tijdelijke aanduiding voor koptekst 1" svg:x="0in" svg:y="0in" svg:width="3.25in" svg:height="0.50174in" presentation:class="head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7" presentation:style-name="a316" draw:name="Tijdelijke aanduiding voor datum 2" svg:x="4.24826in" svg:y="0in" svg:width="3.25in" svg:height="0.50174in" presentation:class="date-time" presentation:placeholder="false">
          <draw:text-box>
            <text:p text:style-name="a315" text:class-names="" text:cond-style-name=""><text:span text:style-name="a312" text:class-names=""><text:date text:fixed="false" style:data-style-name="a313"/></text:span><text:span text:style-name="a314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317" draw:name="Tijdelijke aanduiding voor dia-afbeelding 3">
          <svg:title/>
          <svg:desc/>
        </draw:page-thumbnail>
        <draw:frame draw:id="id9" presentation:style-name="a333" draw:name="Tijdelijke aanduiding voor notities 4" svg:x="0.75in" svg:y="4.8125in" svg:width="6in" svg:height="3.9375in" presentation:class="notes" presentation:placeholder="false">
          <draw:text-box>
            <text:p text:style-name="a319" text:class-names="" text:cond-style-name=""><text:span text:style-name="a318" text:class-names="">Klikken om de tekststijl van het model te bewerken</text:span></text:p>
            <text:list text:style-name="a322">
              <text:list-item>
                <text:list text:style-name="a322">
                  <text:list-item>
                    <text:p text:style-name="a321" text:class-names="" text:cond-style-name=""><text:span text:style-name="a320" text:class-names="">Tweede niveau</text:span></text:p>
                  </text:list-item>
                </text:list>
              </text:list-item>
            </text:list>
            <text:list text:style-name="a325">
              <text:list-item>
                <text:list text:style-name="a325">
                  <text:list-item>
                    <text:list text:style-name="a325">
                      <text:list-item>
                        <text:p text:style-name="a324" text:class-names="" text:cond-style-name=""><text:span text:style-name="a323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328">
              <text:list-item>
                <text:list text:style-name="a328">
                  <text:list-item>
                    <text:list text:style-name="a328">
                      <text:list-item>
                        <text:list text:style-name="a328">
                          <text:list-item>
                            <text:p text:style-name="a327" text:class-names="" text:cond-style-name=""><text:span text:style-name="a326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2">
              <text:list-item>
                <text:list text:style-name="a332">
                  <text:list-item>
                    <text:list text:style-name="a332">
                      <text:list-item>
                        <text:list text:style-name="a332">
                          <text:list-item>
                            <text:list text:style-name="a332">
                              <text:list-item>
                                <text:p text:style-name="a331" text:class-names="" text:cond-style-name=""><text:span text:style-name="a329" text:class-names="">Vijfde niveau</text:span><text:span text:style-name="a3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36" draw:name="Tijdelijke aanduiding voor voettekst 5" svg:x="0in" svg:y="9.49826in" svg:width="3.25in" svg:height="0.50174in" presentation:class="footer" presentation:placeholder="false">
          <draw:text-box>
            <text:p text:style-name="a335" text:class-names="" text:cond-style-name=""><text:span text:style-name="a334" text:class-names=""/></text:p>
          </draw:text-box>
          <svg:title/>
          <svg:desc/>
        </draw:frame>
        <draw:frame draw:id="id11" presentation:style-name="a340" draw:name="Tijdelijke aanduiding voor dianummer 6" svg:x="4.24826in" svg:y="9.49826in" svg:width="3.25in" svg:height="0.50174in" presentation:class="page-number" presentation:placeholder="false">
          <draw:text-box>
            <text:p text:style-name="a339" text:class-names="" text:cond-style-name=""><text:span text:style-name="a337" text:class-names=""><text:page-number style:num-format="1" text:fixed="false"/></text:span><text:span text:style-name="a338" text:class-names=""/></text:p>
          </draw:text-box>
          <svg:title/>
          <svg:desc/>
        </draw:frame>
      </presentation:notes>
    </style:master-page>
    <style:master-page style:name="Master1-Layout5-twoTxTwoObj-Vergelijking" style:page-layout-name="pageLayout1" draw:style-name="a343">
      <draw:frame draw:id="id53" draw:layer="Master1-bg" draw:style-name="a344" draw:name="Picture 6" svg:x="0in" svg:y="0in" svg:width="13.33333in" svg:height="7.5in" style:rel-width="scale" style:rel-height="scale">
        <draw:image xlink:href="media/image1.png" xlink:type="simple" xlink:show="embed" xlink:actuate="onLoad"/>
        <svg:title/>
        <svg:desc>hashOverlay-FullResolve.png</svg:desc>
      </draw:frame>
      <draw:frame draw:id="id54" draw:style-name="a345" draw:name="Picture 9" svg:x="0in" svg:y="2.15468in" svg:width="11.41493in" svg:height="0.35123in" style:rel-width="scale" style:rel-height="scale">
        <draw:image xlink:href="media/image2.png" xlink:type="simple" xlink:show="embed" xlink:actuate="onLoad"/>
        <svg:title/>
        <svg:desc>HD-ShadowLong.png</svg:desc>
      </draw:frame>
      <draw:frame draw:id="id55" draw:style-name="a346" draw:name="Picture 10" svg:x="11.5768in" svg:y="2.15577in" svg:width="1.75306in" svg:height="0.15778in" style:rel-width="scale" style:rel-height="scale">
        <draw:image xlink:href="media/image3.png" xlink:type="simple" xlink:show="embed" xlink:actuate="onLoad"/>
        <svg:title/>
        <svg:desc>HD-ShadowShort.png</svg:desc>
      </draw:frame>
      <draw:custom-shape svg:x="0in" svg:y="0.66667in" svg:width="11.41493in" svg:height="1.49628in" draw:id="id56" draw:style-name="a347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57" draw:style-name="a348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8" presentation:style-name="a352" draw:name="Title 1" svg:x="0.74401in" svg:y="0.82374in" svg:width="10.51385in" svg:height="1.18213in" presentation:class="title" presentation:placeholder="false">
        <draw:text-box>
          <text:p text:style-name="a351" text:class-names="" text:cond-style-name=""><text:span text:style-name="a349" text:class-names="">Klik om stijl te bewerken</text:span><text:span text:style-name="a350" text:class-names=""/></text:p>
        </draw:text-box>
        <svg:title/>
        <svg:desc/>
      </draw:frame>
      <draw:frame draw:id="id59" presentation:style-name="a356" draw:name="Text Placeholder 2" svg:x="0.9912in" svg:y="2.55564in" svg:width="4.891in" svg:height="0.75802in" presentation:class="outline" presentation:placeholder="false">
        <draw:text-box>
          <text:list text:style-name="a355">
            <text:list-item>
              <text:p text:style-name="a354" text:class-names="" text:cond-style-name=""><text:span text:style-name="a353" text:class-names="">Klikken om de tekststijl van het model te bewerken</text:span></text:p>
            </text:list-item>
          </text:list>
        </draw:text-box>
        <svg:title/>
        <svg:desc/>
      </draw:frame>
      <draw:frame draw:id="id60" presentation:style-name="a373" draw:name="Content Placeholder 3" svg:x="0.74401in" svg:y="3.31366in" svg:width="5.13818in" svg:height="3.17824in" presentation:class="object" presentation:placeholder="false">
        <draw:text-box>
          <text:list text:style-name="a359">
            <text:list-item>
              <text:p text:style-name="a358" text:class-names="" text:cond-style-name=""><text:span text:style-name="a357" text:class-names="">Klikken om de tekststijl van het model te bewerken</text:span></text:p>
            </text:list-item>
          </text:list>
          <text:list text:style-name="a362">
            <text:list-item>
              <text:list text:style-name="a362">
                <text:list-item>
                  <text:p text:style-name="a361" text:class-names="" text:cond-style-name=""><text:span text:style-name="a360" text:class-names="">Tweede niveau</text:span></text:p>
                </text:list-item>
              </text:list>
            </text:list-item>
          </text:list>
          <text:list text:style-name="a365">
            <text:list-item>
              <text:list text:style-name="a365">
                <text:list-item>
                  <text:list text:style-name="a365">
                    <text:list-item>
                      <text:p text:style-name="a364" text:class-names="" text:cond-style-name=""><text:span text:style-name="a363" text:class-names="">Derde niveau</text:span></text:p>
                    </text:list-item>
                  </text:list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list text:style-name="a368">
                        <text:list-item>
                          <text:p text:style-name="a367" text:class-names="" text:cond-style-name=""><text:span text:style-name="a36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2">
            <text:list-item>
              <text:list text:style-name="a372">
                <text:list-item>
                  <text:list text:style-name="a372">
                    <text:list-item>
                      <text:list text:style-name="a372">
                        <text:list-item>
                          <text:list text:style-name="a372">
                            <text:list-item>
                              <text:p text:style-name="a371" text:class-names="" text:cond-style-name=""><text:span text:style-name="a369" text:class-names="">Vijfde niveau</text:span><text:span text:style-name="a3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377" draw:name="Text Placeholder 4" svg:x="6.365in" svg:y="2.55564in" svg:width="4.89286in" svg:height="0.75686in" presentation:class="outline" presentation:placeholder="false">
        <draw:text-box>
          <text:list text:style-name="a376">
            <text:list-item>
              <text:p text:style-name="a375" text:class-names="" text:cond-style-name=""><text:span text:style-name="a374" text:class-names="">Klikken om de tekststijl van het model te bewerken</text:span></text:p>
            </text:list-item>
          </text:list>
        </draw:text-box>
        <svg:title/>
        <svg:desc/>
      </draw:frame>
      <draw:frame draw:id="id62" presentation:style-name="a394" draw:name="Content Placeholder 5" svg:x="6.11781in" svg:y="3.31366in" svg:width="5.14005in" svg:height="3.17824in" presentation:class="object" presentation:placeholder="false">
        <draw:text-box>
          <text:list text:style-name="a380">
            <text:list-item>
              <text:p text:style-name="a379" text:class-names="" text:cond-style-name=""><text:span text:style-name="a378" text:class-names="">Klikken om de tekststijl van het model te bewerken</text:span></text:p>
            </text:list-item>
          </text:list>
          <text:list text:style-name="a383">
            <text:list-item>
              <text:list text:style-name="a383">
                <text:list-item>
                  <text:p text:style-name="a382" text:class-names="" text:cond-style-name=""><text:span text:style-name="a381" text:class-names="">Tweede niveau</text:span></text:p>
                </text:list-item>
              </text:list>
            </text:list-item>
          </text:list>
          <text:list text:style-name="a386">
            <text:list-item>
              <text:list text:style-name="a386">
                <text:list-item>
                  <text:list text:style-name="a386">
                    <text:list-item>
                      <text:p text:style-name="a385" text:class-names="" text:cond-style-name=""><text:span text:style-name="a384" text:class-names="">Derde niveau</text:span></text:p>
                    </text:list-item>
                  </text:list>
                </text:list-item>
              </text:list>
            </text:list-item>
          </text:list>
          <text:list text:style-name="a389">
            <text:list-item>
              <text:list text:style-name="a389">
                <text:list-item>
                  <text:list text:style-name="a389">
                    <text:list-item>
                      <text:list text:style-name="a389">
                        <text:list-item>
                          <text:p text:style-name="a388" text:class-names="" text:cond-style-name=""><text:span text:style-name="a387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list text:style-name="a393">
                        <text:list-item>
                          <text:list text:style-name="a393">
                            <text:list-item>
                              <text:p text:style-name="a392" text:class-names="" text:cond-style-name=""><text:span text:style-name="a390" text:class-names="">Vijfde niveau</text:span><text:span text:style-name="a3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398" draw:name="Date Placeholder 6" svg:x="8.25785in" svg:y="6.49189in" svg:width="3in" svg:height="0.39931in" presentation:class="date-time" presentation:placeholder="false">
        <draw:text-box>
          <text:p text:style-name="a397" text:class-names="" text:cond-style-name=""><text:span text:style-name="a395" text:class-names=""><text:date text:fixed="false" style:data-style-name="a396">1/1/2000</text:date></text:span></text:p>
        </draw:text-box>
        <svg:title/>
        <svg:desc/>
      </draw:frame>
      <draw:frame draw:id="id64" presentation:style-name="a401" draw:name="Footer Placeholder 7" svg:x="0.74401in" svg:y="6.49189in" svg:width="7.51385in" svg:height="0.39931in" presentation:class="footer" presentation:placeholder="false">
        <draw:text-box>
          <text:p text:style-name="a400" text:class-names="" text:cond-style-name=""><text:span text:style-name="a399" text:class-names=""/></text:p>
        </draw:text-box>
        <svg:title/>
        <svg:desc/>
      </draw:frame>
      <draw:frame draw:id="id65" presentation:style-name="a404" draw:name="Slide Number Placeholder 8" svg:x="11.73387in" svg:y="0.82374in" svg:width="1.26219in" svg:height="1.1929in" presentation:class="page-number" presentation:placeholder="false">
        <draw:text-box>
          <text:p text:style-name="a403" text:class-names="" text:cond-style-name=""><text:span text:style-name="a40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437">
        <draw:frame draw:id="id6" presentation:style-name="a407" draw:name="Tijdelijke aanduiding voor koptekst 1" svg:x="0in" svg:y="0in" svg:width="3.25in" svg:height="0.50174in" presentation:class="header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7" presentation:style-name="a412" draw:name="Tijdelijke aanduiding voor datum 2" svg:x="4.24826in" svg:y="0in" svg:width="3.25in" svg:height="0.50174in" presentation:class="date-time" presentation:placeholder="false">
          <draw:text-box>
            <text:p text:style-name="a411" text:class-names="" text:cond-style-name=""><text:span text:style-name="a408" text:class-names=""><text:date text:fixed="false" style:data-style-name="a409"/></text:span><text:span text:style-name="a410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413" draw:name="Tijdelijke aanduiding voor dia-afbeelding 3">
          <svg:title/>
          <svg:desc/>
        </draw:page-thumbnail>
        <draw:frame draw:id="id9" presentation:style-name="a429" draw:name="Tijdelijke aanduiding voor notities 4" svg:x="0.75in" svg:y="4.8125in" svg:width="6in" svg:height="3.9375in" presentation:class="notes" presentation:placeholder="false">
          <draw:text-box>
            <text:p text:style-name="a415" text:class-names="" text:cond-style-name=""><text:span text:style-name="a414" text:class-names="">Klikken om de tekststijl van het model te bewerken</text:span></text:p>
            <text:list text:style-name="a418">
              <text:list-item>
                <text:list text:style-name="a418">
                  <text:list-item>
                    <text:p text:style-name="a417" text:class-names="" text:cond-style-name=""><text:span text:style-name="a416" text:class-names="">Tweede niveau</text:span></text:p>
                  </text:list-item>
                </text:list>
              </text:list-item>
            </text:list>
            <text:list text:style-name="a421">
              <text:list-item>
                <text:list text:style-name="a421">
                  <text:list-item>
                    <text:list text:style-name="a421">
                      <text:list-item>
                        <text:p text:style-name="a420" text:class-names="" text:cond-style-name=""><text:span text:style-name="a419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list text:style-name="a424">
                          <text:list-item>
                            <text:p text:style-name="a423" text:class-names="" text:cond-style-name=""><text:span text:style-name="a422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8">
              <text:list-item>
                <text:list text:style-name="a428">
                  <text:list-item>
                    <text:list text:style-name="a428">
                      <text:list-item>
                        <text:list text:style-name="a428">
                          <text:list-item>
                            <text:list text:style-name="a428">
                              <text:list-item>
                                <text:p text:style-name="a427" text:class-names="" text:cond-style-name=""><text:span text:style-name="a425" text:class-names="">Vijfde niveau</text:span><text:span text:style-name="a42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32" draw:name="Tijdelijke aanduiding voor voettekst 5" svg:x="0in" svg:y="9.49826in" svg:width="3.25in" svg:height="0.50174in" presentation:class="foot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11" presentation:style-name="a436" draw:name="Tijdelijke aanduiding voor dianummer 6" svg:x="4.24826in" svg:y="9.49826in" svg:width="3.25in" svg:height="0.50174in" presentation:class="page-number" presentation:placeholder="false">
          <draw:text-box>
  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  </draw:text-box>
          <svg:title/>
          <svg:desc/>
        </draw:frame>
      </presentation:notes>
    </style:master-page>
    <style:master-page style:name="Master1-Layout6-titleOnly-Alleen-titel" style:page-layout-name="pageLayout1" draw:style-name="a439">
      <draw:frame draw:id="id66" draw:layer="Master1-bg" draw:style-name="a440" draw:name="Picture 6" svg:x="0in" svg:y="0in" svg:width="13.33333in" svg:height="7.5in" style:rel-width="scale" style:rel-height="scale">
        <draw:image xlink:href="media/image1.png" xlink:type="simple" xlink:show="embed" xlink:actuate="onLoad"/>
        <svg:title/>
        <svg:desc>hashOverlay-FullResolve.png</svg:desc>
      </draw:frame>
      <draw:frame draw:id="id67" draw:style-name="a441" draw:name="Picture 5" svg:x="0in" svg:y="2.15468in" svg:width="11.41493in" svg:height="0.35123in" style:rel-width="scale" style:rel-height="scale">
        <draw:image xlink:href="media/image2.png" xlink:type="simple" xlink:show="embed" xlink:actuate="onLoad"/>
        <svg:title/>
        <svg:desc>HD-ShadowLong.png</svg:desc>
      </draw:frame>
      <draw:frame draw:id="id68" draw:style-name="a442" draw:name="Picture 6" svg:x="11.5768in" svg:y="2.15577in" svg:width="1.75306in" svg:height="0.15778in" style:rel-width="scale" style:rel-height="scale">
        <draw:image xlink:href="media/image3.png" xlink:type="simple" xlink:show="embed" xlink:actuate="onLoad"/>
        <svg:title/>
        <svg:desc>HD-ShadowShort.png</svg:desc>
      </draw:frame>
      <draw:custom-shape svg:x="0in" svg:y="0.66667in" svg:width="11.41493in" svg:height="1.49628in" draw:id="id69" draw:style-name="a44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70" draw:style-name="a444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1" presentation:style-name="a448" draw:name="Title 1" svg:x="0.74401in" svg:y="0.82374in" svg:width="10.51385in" svg:height="1.18213in" presentation:class="title" presentation:placeholder="false">
        <draw:text-box>
          <text:p text:style-name="a447" text:class-names="" text:cond-style-name=""><text:span text:style-name="a445" text:class-names="">Klik om stijl te bewerken</text:span><text:span text:style-name="a446" text:class-names=""/></text:p>
        </draw:text-box>
        <svg:title/>
        <svg:desc/>
      </draw:frame>
      <draw:frame draw:id="id72" presentation:style-name="a452" draw:name="Date Placeholder 2" svg:x="8.25785in" svg:y="6.49189in" svg:width="3in" svg:height="0.39931in" presentation:class="date-time" presentation:placeholder="false">
        <draw:text-box>
          <text:p text:style-name="a451" text:class-names="" text:cond-style-name=""><text:span text:style-name="a449" text:class-names=""><text:date text:fixed="false" style:data-style-name="a450">1/1/2000</text:date></text:span></text:p>
        </draw:text-box>
        <svg:title/>
        <svg:desc/>
      </draw:frame>
      <draw:frame draw:id="id73" presentation:style-name="a455" draw:name="Footer Placeholder 3" svg:x="0.74401in" svg:y="6.49189in" svg:width="7.51385in" svg:height="0.39931in" presentation:class="footer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74" presentation:style-name="a458" draw:name="Slide Number Placeholder 4" svg:x="11.73387in" svg:y="0.82374in" svg:width="1.26219in" svg:height="1.1929in" presentation:class="page-number" presentation:placeholder="false">
        <draw:text-box>
          <text:p text:style-name="a457" text:class-names="" text:cond-style-name=""><text:span text:style-name="a456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491">
        <draw:frame draw:id="id6" presentation:style-name="a461" draw:name="Tijdelijke aanduiding voor koptekst 1" svg:x="0in" svg:y="0in" svg:width="3.25in" svg:height="0.50174in" presentation:class="header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6" draw:name="Tijdelijke aanduiding voor datum 2" svg:x="4.24826in" svg:y="0in" svg:width="3.25in" svg:height="0.50174in" presentation:class="date-time" presentation:placeholder="false">
          <draw:text-box>
            <text:p text:style-name="a465" text:class-names="" text:cond-style-name=""><text:span text:style-name="a462" text:class-names=""><text:date text:fixed="false" style:data-style-name="a463"/></text:span><text:span text:style-name="a464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467" draw:name="Tijdelijke aanduiding voor dia-afbeelding 3">
          <svg:title/>
          <svg:desc/>
        </draw:page-thumbnail>
        <draw:frame draw:id="id9" presentation:style-name="a483" draw:name="Tijdelijke aanduiding voor notities 4" svg:x="0.75in" svg:y="4.8125in" svg:width="6in" svg:height="3.9375in" presentation:class="notes" presentation:placeholder="false">
          <draw:text-box>
            <text:p text:style-name="a469" text:class-names="" text:cond-style-name=""><text:span text:style-name="a468" text:class-names="">Klikken om de tekststijl van het model te bewerken</text:span></text:p>
            <text:list text:style-name="a472">
              <text:list-item>
                <text:list text:style-name="a472">
                  <text:list-item>
                    <text:p text:style-name="a471" text:class-names="" text:cond-style-name=""><text:span text:style-name="a470" text:class-names="">Tweede niveau</text:span></text:p>
                  </text:list-item>
                </text:list>
              </text:list-item>
            </text:list>
            <text:list text:style-name="a475">
              <text:list-item>
                <text:list text:style-name="a475">
                  <text:list-item>
                    <text:list text:style-name="a475">
                      <text:list-item>
                        <text:p text:style-name="a474" text:class-names="" text:cond-style-name=""><text:span text:style-name="a473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478">
              <text:list-item>
                <text:list text:style-name="a478">
                  <text:list-item>
                    <text:list text:style-name="a478">
                      <text:list-item>
                        <text:list text:style-name="a478">
                          <text:list-item>
                            <text:p text:style-name="a477" text:class-names="" text:cond-style-name=""><text:span text:style-name="a476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list text:style-name="a482">
                          <text:list-item>
                            <text:list text:style-name="a482">
                              <text:list-item>
                                <text:p text:style-name="a481" text:class-names="" text:cond-style-name=""><text:span text:style-name="a479" text:class-names="">Vijfde niveau</text:span><text:span text:style-name="a48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86" draw:name="Tijdelijke aanduiding voor voettekst 5" svg:x="0in" svg:y="9.49826in" svg:width="3.25in" svg:height="0.50174in" presentation:class="footer" presentation:placeholder="false">
          <draw:text-box>
            <text:p text:style-name="a485" text:class-names="" text:cond-style-name=""><text:span text:style-name="a484" text:class-names=""/></text:p>
          </draw:text-box>
          <svg:title/>
          <svg:desc/>
        </draw:frame>
        <draw:frame draw:id="id11" presentation:style-name="a490" draw:name="Tijdelijke aanduiding voor dianummer 6" svg:x="4.24826in" svg:y="9.49826in" svg:width="3.25in" svg:height="0.50174in" presentation:class="page-number" presentation:placeholder="false">
          <draw:text-box>
            <text:p text:style-name="a489" text:class-names="" text:cond-style-name=""><text:span text:style-name="a487" text:class-names=""><text:page-number style:num-format="1" text:fixed="false"/></text:span><text:span text:style-name="a488" text:class-names=""/></text:p>
          </draw:text-box>
          <svg:title/>
          <svg:desc/>
        </draw:frame>
      </presentation:notes>
    </style:master-page>
    <style:master-page style:name="Master1-Layout7-blank-Leeg" style:page-layout-name="pageLayout1" draw:style-name="a493">
      <draw:frame draw:id="id75" draw:layer="Master1-bg" draw:style-name="a494" draw:name="Picture 6" svg:x="0in" svg:y="0in" svg:width="13.33333in" svg:height="7.5in" style:rel-width="scale" style:rel-height="scale">
        <draw:image xlink:href="media/image1.png" xlink:type="simple" xlink:show="embed" xlink:actuate="onLoad"/>
        <svg:title/>
        <svg:desc>hashOverlay-FullResolve.png</svg:desc>
      </draw:frame>
      <draw:frame draw:id="id76" draw:style-name="a495" draw:name="Picture 4" svg:x="11.5768in" svg:y="2.15577in" svg:width="1.75306in" svg:height="0.15778in" style:rel-width="scale" style:rel-height="scale">
        <draw:image xlink:href="media/image3.png" xlink:type="simple" xlink:show="embed" xlink:actuate="onLoad"/>
        <svg:title/>
        <svg:desc>HD-ShadowShort.png</svg:desc>
      </draw:frame>
      <draw:custom-shape svg:x="11.5768in" svg:y="0.66667in" svg:width="1.75306in" svg:height="1.49628in" draw:id="id77" draw:style-name="a496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500" draw:name="Date Placeholder 1" svg:x="8.25785in" svg:y="6.49189in" svg:width="3in" svg:height="0.39931in" presentation:class="date-time" presentation:placeholder="false">
        <draw:text-box>
          <text:p text:style-name="a499" text:class-names="" text:cond-style-name=""><text:span text:style-name="a497" text:class-names=""><text:date text:fixed="false" style:data-style-name="a498">1/1/2000</text:date></text:span></text:p>
        </draw:text-box>
        <svg:title/>
        <svg:desc/>
      </draw:frame>
      <draw:frame draw:id="id79" presentation:style-name="a503" draw:name="Footer Placeholder 2" svg:x="0.74401in" svg:y="6.49189in" svg:width="7.51385in" svg:height="0.39931in" presentation:class="footer" presentation:placeholder="false">
        <draw:text-box>
          <text:p text:style-name="a502" text:class-names="" text:cond-style-name=""><text:span text:style-name="a501" text:class-names=""/></text:p>
        </draw:text-box>
        <svg:title/>
        <svg:desc/>
      </draw:frame>
      <draw:frame draw:id="id80" presentation:style-name="a506" draw:name="Slide Number Placeholder 3" svg:x="11.73387in" svg:y="0.82374in" svg:width="1.26219in" svg:height="1.1929in" presentation:class="page-number" presentation:placeholder="false">
        <draw:text-box>
          <text:p text:style-name="a505" text:class-names="" text:cond-style-name=""><text:span text:style-name="a504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539">
        <draw:frame draw:id="id6" presentation:style-name="a509" draw:name="Tijdelijke aanduiding voor koptekst 1" svg:x="0in" svg:y="0in" svg:width="3.25in" svg:height="0.50174in" presentation:class="header" presentation:placeholder="false">
          <draw:text-box>
            <text:p text:style-name="a508" text:class-names="" text:cond-style-name=""><text:span text:style-name="a507" text:class-names=""/></text:p>
          </draw:text-box>
          <svg:title/>
          <svg:desc/>
        </draw:frame>
        <draw:frame draw:id="id7" presentation:style-name="a514" draw:name="Tijdelijke aanduiding voor datum 2" svg:x="4.24826in" svg:y="0in" svg:width="3.25in" svg:height="0.50174in" presentation:class="date-time" presentation:placeholder="false">
          <draw:text-box>
            <text:p text:style-name="a513" text:class-names="" text:cond-style-name=""><text:span text:style-name="a510" text:class-names=""><text:date text:fixed="false" style:data-style-name="a511"/></text:span><text:span text:style-name="a512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515" draw:name="Tijdelijke aanduiding voor dia-afbeelding 3">
          <svg:title/>
          <svg:desc/>
        </draw:page-thumbnail>
        <draw:frame draw:id="id9" presentation:style-name="a531" draw:name="Tijdelijke aanduiding voor notities 4" svg:x="0.75in" svg:y="4.8125in" svg:width="6in" svg:height="3.9375in" presentation:class="notes" presentation:placeholder="false">
          <draw:text-box>
            <text:p text:style-name="a517" text:class-names="" text:cond-style-name=""><text:span text:style-name="a516" text:class-names="">Klikken om de tekststijl van het model te bewerken</text:span></text:p>
            <text:list text:style-name="a520">
              <text:list-item>
                <text:list text:style-name="a520">
                  <text:list-item>
                    <text:p text:style-name="a519" text:class-names="" text:cond-style-name=""><text:span text:style-name="a518" text:class-names="">Tweede niveau</text:span></text:p>
                  </text:list-item>
                </text:list>
              </text:list-item>
            </text:list>
            <text:list text:style-name="a523">
              <text:list-item>
                <text:list text:style-name="a523">
                  <text:list-item>
                    <text:list text:style-name="a523">
                      <text:list-item>
                        <text:p text:style-name="a522" text:class-names="" text:cond-style-name=""><text:span text:style-name="a521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526">
              <text:list-item>
                <text:list text:style-name="a526">
                  <text:list-item>
                    <text:list text:style-name="a526">
                      <text:list-item>
                        <text:list text:style-name="a526">
                          <text:list-item>
                            <text:p text:style-name="a525" text:class-names="" text:cond-style-name=""><text:span text:style-name="a524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0">
              <text:list-item>
                <text:list text:style-name="a530">
                  <text:list-item>
                    <text:list text:style-name="a530">
                      <text:list-item>
                        <text:list text:style-name="a530">
                          <text:list-item>
                            <text:list text:style-name="a530">
                              <text:list-item>
                                <text:p text:style-name="a529" text:class-names="" text:cond-style-name=""><text:span text:style-name="a527" text:class-names="">Vijfde niveau</text:span><text:span text:style-name="a52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34" draw:name="Tijdelijke aanduiding voor voettekst 5" svg:x="0in" svg:y="9.49826in" svg:width="3.25in" svg:height="0.50174in" presentation:class="footer" presentation:placeholder="false">
          <draw:text-box>
            <text:p text:style-name="a533" text:class-names="" text:cond-style-name=""><text:span text:style-name="a532" text:class-names=""/></text:p>
          </draw:text-box>
          <svg:title/>
          <svg:desc/>
        </draw:frame>
        <draw:frame draw:id="id11" presentation:style-name="a538" draw:name="Tijdelijke aanduiding voor dianummer 6" svg:x="4.24826in" svg:y="9.49826in" svg:width="3.25in" svg:height="0.50174in" presentation:class="page-number" presentation:placeholder="false">
          <draw:text-box>
            <text:p text:style-name="a537" text:class-names="" text:cond-style-name=""><text:span text:style-name="a535" text:class-names=""><text:page-number style:num-format="1" text:fixed="false"/></text:span><text:span text:style-name="a536" text:class-names=""/></text:p>
          </draw:text-box>
          <svg:title/>
          <svg:desc/>
        </draw:frame>
      </presentation:notes>
    </style:master-page>
    <style:master-page style:name="Master1-Layout8-objTx-Inhoud-met-bijschrift" style:page-layout-name="pageLayout1" draw:style-name="a541">
      <draw:frame draw:id="id81" draw:layer="Master1-bg" draw:style-name="a542" draw:name="Picture 6" svg:x="0in" svg:y="0in" svg:width="13.33333in" svg:height="7.5in" style:rel-width="scale" style:rel-height="scale">
        <draw:image xlink:href="media/image1.png" xlink:type="simple" xlink:show="embed" xlink:actuate="onLoad"/>
        <svg:title/>
        <svg:desc>hashOverlay-FullResolve.png</svg:desc>
      </draw:frame>
      <draw:frame draw:id="id82" draw:style-name="a543" draw:name="Picture 7" svg:x="0in" svg:y="2.15468in" svg:width="11.41493in" svg:height="0.35123in" style:rel-width="scale" style:rel-height="scale">
        <draw:image xlink:href="media/image2.png" xlink:type="simple" xlink:show="embed" xlink:actuate="onLoad"/>
        <svg:title/>
        <svg:desc>HD-ShadowLong.png</svg:desc>
      </draw:frame>
      <draw:frame draw:id="id83" draw:style-name="a544" draw:name="Picture 8" svg:x="11.5768in" svg:y="2.15577in" svg:width="1.75306in" svg:height="0.15778in" style:rel-width="scale" style:rel-height="scale">
        <draw:image xlink:href="media/image3.png" xlink:type="simple" xlink:show="embed" xlink:actuate="onLoad"/>
        <svg:title/>
        <svg:desc>HD-ShadowShort.png</svg:desc>
      </draw:frame>
      <draw:custom-shape svg:x="0in" svg:y="0.66667in" svg:width="11.41493in" svg:height="1.49628in" draw:id="id84" draw:style-name="a545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85" draw:style-name="a546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6" presentation:style-name="a550" draw:name="Title 1" svg:x="0.74401in" svg:y="0.82374in" svg:width="10.51384in" svg:height="1.18213in" presentation:class="title" presentation:placeholder="false">
        <draw:text-box>
          <text:p text:style-name="a549" text:class-names="" text:cond-style-name=""><text:span text:style-name="a547" text:class-names="">Klik om stijl te bewerken</text:span><text:span text:style-name="a548" text:class-names=""/></text:p>
        </draw:text-box>
        <svg:title/>
        <svg:desc/>
      </draw:frame>
      <draw:frame draw:id="id87" presentation:style-name="a567" draw:name="Content Placeholder 2" svg:x="5.1245in" svg:y="2.55564in" svg:width="6.13335in" svg:height="3.93626in" presentation:class="object" presentation:placeholder="false">
        <draw:text-box>
          <text:list text:style-name="a553">
            <text:list-item>
              <text:p text:style-name="a552" text:class-names="" text:cond-style-name=""><text:span text:style-name="a551" text:class-names="">Klikken om de tekststijl van het model te bewerken</text:span></text:p>
            </text:list-item>
          </text:list>
          <text:list text:style-name="a556">
            <text:list-item>
              <text:list text:style-name="a556">
                <text:list-item>
                  <text:p text:style-name="a555" text:class-names="" text:cond-style-name=""><text:span text:style-name="a554" text:class-names="">Tweede niveau</text:span></text:p>
                </text:list-item>
              </text:list>
            </text:list-item>
          </text:list>
          <text:list text:style-name="a559">
            <text:list-item>
              <text:list text:style-name="a559">
                <text:list-item>
                  <text:list text:style-name="a559">
                    <text:list-item>
                      <text:p text:style-name="a558" text:class-names="" text:cond-style-name=""><text:span text:style-name="a557" text:class-names="">Derde niveau</text:span></text:p>
                    </text:list-item>
                  </text:list>
                </text:list-item>
              </text:list>
            </text:list-item>
          </text:list>
          <text:list text:style-name="a562">
            <text:list-item>
              <text:list text:style-name="a562">
                <text:list-item>
                  <text:list text:style-name="a562">
                    <text:list-item>
                      <text:list text:style-name="a562">
                        <text:list-item>
                          <text:p text:style-name="a561" text:class-names="" text:cond-style-name=""><text:span text:style-name="a56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6">
            <text:list-item>
              <text:list text:style-name="a566">
                <text:list-item>
                  <text:list text:style-name="a566">
                    <text:list-item>
                      <text:list text:style-name="a566">
                        <text:list-item>
                          <text:list text:style-name="a566">
                            <text:list-item>
                              <text:p text:style-name="a565" text:class-names="" text:cond-style-name=""><text:span text:style-name="a563" text:class-names="">Vijfde niveau</text:span><text:span text:style-name="a5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8" presentation:style-name="a571" draw:name="Text Placeholder 3" svg:x="0.74401in" svg:y="2.55563in" svg:width="4.14488in" svg:height="3.93626in" presentation:class="outline" presentation:placeholder="false">
        <draw:text-box>
          <text:list text:style-name="a570">
            <text:list-item>
              <text:p text:style-name="a569" text:class-names="" text:cond-style-name=""><text:span text:style-name="a568" text:class-names="">Klikken om de tekststijl van het model te bewerken</text:span></text:p>
            </text:list-item>
          </text:list>
        </draw:text-box>
        <svg:title/>
        <svg:desc/>
      </draw:frame>
      <draw:frame draw:id="id89" presentation:style-name="a575" draw:name="Date Placeholder 4" svg:x="8.25785in" svg:y="6.49189in" svg:width="3in" svg:height="0.39931in" presentation:class="date-time" presentation:placeholder="false">
        <draw:text-box>
          <text:p text:style-name="a574" text:class-names="" text:cond-style-name=""><text:span text:style-name="a572" text:class-names=""><text:date text:fixed="false" style:data-style-name="a573">1/1/2000</text:date></text:span></text:p>
        </draw:text-box>
        <svg:title/>
        <svg:desc/>
      </draw:frame>
      <draw:frame draw:id="id90" presentation:style-name="a578" draw:name="Footer Placeholder 5" svg:x="0.74401in" svg:y="6.49189in" svg:width="7.51385in" svg:height="0.39931in" presentation:class="footer" presentation:placeholder="false">
        <draw:text-box>
          <text:p text:style-name="a577" text:class-names="" text:cond-style-name=""><text:span text:style-name="a576" text:class-names=""/></text:p>
        </draw:text-box>
        <svg:title/>
        <svg:desc/>
      </draw:frame>
      <draw:frame draw:id="id91" presentation:style-name="a581" draw:name="Slide Number Placeholder 6" svg:x="11.73387in" svg:y="0.82374in" svg:width="1.26219in" svg:height="1.1929in" presentation:class="page-number" presentation:placeholder="false">
        <draw:text-box>
          <text:p text:style-name="a580" text:class-names="" text:cond-style-name=""><text:span text:style-name="a579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614">
        <draw:frame draw:id="id6" presentation:style-name="a584" draw:name="Tijdelijke aanduiding voor koptekst 1" svg:x="0in" svg:y="0in" svg:width="3.25in" svg:height="0.50174in" presentation:class="header" presentation:placeholder="false">
          <draw:text-box>
            <text:p text:style-name="a583" text:class-names="" text:cond-style-name=""><text:span text:style-name="a582" text:class-names=""/></text:p>
          </draw:text-box>
          <svg:title/>
          <svg:desc/>
        </draw:frame>
        <draw:frame draw:id="id7" presentation:style-name="a589" draw:name="Tijdelijke aanduiding voor datum 2" svg:x="4.24826in" svg:y="0in" svg:width="3.25in" svg:height="0.50174in" presentation:class="date-time" presentation:placeholder="false">
          <draw:text-box>
            <text:p text:style-name="a588" text:class-names="" text:cond-style-name=""><text:span text:style-name="a585" text:class-names=""><text:date text:fixed="false" style:data-style-name="a586"/></text:span><text:span text:style-name="a587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590" draw:name="Tijdelijke aanduiding voor dia-afbeelding 3">
          <svg:title/>
          <svg:desc/>
        </draw:page-thumbnail>
        <draw:frame draw:id="id9" presentation:style-name="a606" draw:name="Tijdelijke aanduiding voor notities 4" svg:x="0.75in" svg:y="4.8125in" svg:width="6in" svg:height="3.9375in" presentation:class="notes" presentation:placeholder="false">
          <draw:text-box>
            <text:p text:style-name="a592" text:class-names="" text:cond-style-name=""><text:span text:style-name="a591" text:class-names="">Klikken om de tekststijl van het model te bewerken</text:span></text:p>
            <text:list text:style-name="a595">
              <text:list-item>
                <text:list text:style-name="a595">
                  <text:list-item>
                    <text:p text:style-name="a594" text:class-names="" text:cond-style-name=""><text:span text:style-name="a593" text:class-names="">Tweede niveau</text:span></text:p>
                  </text:list-item>
                </text:list>
              </text:list-item>
            </text:list>
            <text:list text:style-name="a598">
              <text:list-item>
                <text:list text:style-name="a598">
                  <text:list-item>
                    <text:list text:style-name="a598">
                      <text:list-item>
                        <text:p text:style-name="a597" text:class-names="" text:cond-style-name=""><text:span text:style-name="a596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601">
              <text:list-item>
                <text:list text:style-name="a601">
                  <text:list-item>
                    <text:list text:style-name="a601">
                      <text:list-item>
                        <text:list text:style-name="a601">
                          <text:list-item>
                            <text:p text:style-name="a600" text:class-names="" text:cond-style-name=""><text:span text:style-name="a599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list text:style-name="a605">
                          <text:list-item>
                            <text:list text:style-name="a605">
                              <text:list-item>
                                <text:p text:style-name="a604" text:class-names="" text:cond-style-name=""><text:span text:style-name="a602" text:class-names="">Vijfde niveau</text:span><text:span text:style-name="a60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09" draw:name="Tijdelijke aanduiding voor voettekst 5" svg:x="0in" svg:y="9.49826in" svg:width="3.25in" svg:height="0.50174in" presentation:class="footer" presentation:placeholder="false">
          <draw:text-box>
            <text:p text:style-name="a608" text:class-names="" text:cond-style-name=""><text:span text:style-name="a607" text:class-names=""/></text:p>
          </draw:text-box>
          <svg:title/>
          <svg:desc/>
        </draw:frame>
        <draw:frame draw:id="id11" presentation:style-name="a613" draw:name="Tijdelijke aanduiding voor dianummer 6" svg:x="4.24826in" svg:y="9.49826in" svg:width="3.25in" svg:height="0.50174in" presentation:class="page-number" presentation:placeholder="false">
          <draw:text-box>
            <text:p text:style-name="a612" text:class-names="" text:cond-style-name=""><text:span text:style-name="a610" text:class-names=""><text:page-number style:num-format="1" text:fixed="false"/></text:span><text:span text:style-name="a611" text:class-names=""/></text:p>
          </draw:text-box>
          <svg:title/>
          <svg:desc/>
        </draw:frame>
      </presentation:notes>
    </style:master-page>
    <style:master-page style:name="Master1-Layout9-picTx-Afbeelding-met-bijschrift" style:page-layout-name="pageLayout1" draw:style-name="a616">
      <draw:frame draw:id="id92" draw:layer="Master1-bg" draw:style-name="a617" draw:name="Picture 6" svg:x="0in" svg:y="0in" svg:width="13.33333in" svg:height="7.5in" style:rel-width="scale" style:rel-height="scale">
        <draw:image xlink:href="media/image1.png" xlink:type="simple" xlink:show="embed" xlink:actuate="onLoad"/>
        <svg:title/>
        <svg:desc>hashOverlay-FullResolve.png</svg:desc>
      </draw:frame>
      <draw:frame draw:id="id93" draw:style-name="a618" draw:name="Picture 7" svg:x="0in" svg:y="2.15468in" svg:width="11.41493in" svg:height="0.35123in" style:rel-width="scale" style:rel-height="scale">
        <draw:image xlink:href="media/image2.png" xlink:type="simple" xlink:show="embed" xlink:actuate="onLoad"/>
        <svg:title/>
        <svg:desc>HD-ShadowLong.png</svg:desc>
      </draw:frame>
      <draw:frame draw:id="id94" draw:style-name="a619" draw:name="Picture 8" svg:x="11.5768in" svg:y="2.15577in" svg:width="1.75306in" svg:height="0.15778in" style:rel-width="scale" style:rel-height="scale">
        <draw:image xlink:href="media/image3.png" xlink:type="simple" xlink:show="embed" xlink:actuate="onLoad"/>
        <svg:title/>
        <svg:desc>HD-ShadowShort.png</svg:desc>
      </draw:frame>
      <draw:custom-shape svg:x="0in" svg:y="0.66667in" svg:width="11.41493in" svg:height="1.49628in" draw:id="id95" draw:style-name="a620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96" draw:style-name="a621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7" presentation:style-name="a625" draw:name="Title 1" svg:x="0.74401in" svg:y="0.82374in" svg:width="10.51384in" svg:height="1.18213in" presentation:class="title" presentation:placeholder="false">
        <draw:text-box>
          <text:p text:style-name="a624" text:class-names="" text:cond-style-name=""><text:span text:style-name="a622" text:class-names="">Klik om stijl te bewerken</text:span><text:span text:style-name="a623" text:class-names=""/></text:p>
        </draw:text-box>
        <svg:title/>
        <svg:desc/>
      </draw:frame>
      <draw:frame draw:id="id98" presentation:style-name="a629" draw:name="Picture Placeholder 2" svg:x="5.32407in" svg:y="2.55564in" svg:width="5.93378in" svg:height="3.93626in" presentation:class="graphic" presentation:placeholder="false">
        <draw:text-box>
          <text:p text:style-name="a628" text:class-names="" text:cond-style-name=""><text:span text:style-name="a626" text:class-names="">Klik op het pictogram als u een afbeelding wilt toevoegen</text:span><text:span text:style-name="a627" text:class-names=""/></text:p>
        </draw:text-box>
        <svg:title/>
        <svg:desc/>
      </draw:frame>
      <draw:frame draw:id="id99" presentation:style-name="a633" draw:name="Text Placeholder 3" svg:x="0.74401in" svg:y="2.55564in" svg:width="4.23913in" svg:height="3.93626in" presentation:class="outline" presentation:placeholder="false">
        <draw:text-box>
          <text:list text:style-name="a632">
            <text:list-item>
              <text:p text:style-name="a631" text:class-names="" text:cond-style-name=""><text:span text:style-name="a630" text:class-names="">Klikken om de tekststijl van het model te bewerken</text:span></text:p>
            </text:list-item>
          </text:list>
        </draw:text-box>
        <svg:title/>
        <svg:desc/>
      </draw:frame>
      <draw:frame draw:id="id100" presentation:style-name="a637" draw:name="Date Placeholder 4" svg:x="8.25785in" svg:y="6.49189in" svg:width="3in" svg:height="0.39931in" presentation:class="date-time" presentation:placeholder="false">
        <draw:text-box>
          <text:p text:style-name="a636" text:class-names="" text:cond-style-name=""><text:span text:style-name="a634" text:class-names=""><text:date text:fixed="false" style:data-style-name="a635">1/1/2000</text:date></text:span></text:p>
        </draw:text-box>
        <svg:title/>
        <svg:desc/>
      </draw:frame>
      <draw:frame draw:id="id101" presentation:style-name="a640" draw:name="Footer Placeholder 5" svg:x="0.74401in" svg:y="6.49189in" svg:width="7.51385in" svg:height="0.39931in" presentation:class="footer" presentation:placeholder="false">
        <draw:text-box>
          <text:p text:style-name="a639" text:class-names="" text:cond-style-name=""><text:span text:style-name="a638" text:class-names=""/></text:p>
        </draw:text-box>
        <svg:title/>
        <svg:desc/>
      </draw:frame>
      <draw:frame draw:id="id102" presentation:style-name="a643" draw:name="Slide Number Placeholder 6" svg:x="11.73387in" svg:y="0.82374in" svg:width="1.26219in" svg:height="1.1929in" presentation:class="page-number" presentation:placeholder="false">
        <draw:text-box>
          <text:p text:style-name="a642" text:class-names="" text:cond-style-name=""><text:span text:style-name="a641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676">
        <draw:frame draw:id="id6" presentation:style-name="a646" draw:name="Tijdelijke aanduiding voor koptekst 1" svg:x="0in" svg:y="0in" svg:width="3.25in" svg:height="0.50174in" presentation:class="header" presentation:placeholder="false">
          <draw:text-box>
            <text:p text:style-name="a645" text:class-names="" text:cond-style-name=""><text:span text:style-name="a644" text:class-names=""/></text:p>
          </draw:text-box>
          <svg:title/>
          <svg:desc/>
        </draw:frame>
        <draw:frame draw:id="id7" presentation:style-name="a651" draw:name="Tijdelijke aanduiding voor datum 2" svg:x="4.24826in" svg:y="0in" svg:width="3.25in" svg:height="0.50174in" presentation:class="date-time" presentation:placeholder="false">
          <draw:text-box>
            <text:p text:style-name="a650" text:class-names="" text:cond-style-name=""><text:span text:style-name="a647" text:class-names=""><text:date text:fixed="false" style:data-style-name="a648"/></text:span><text:span text:style-name="a649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652" draw:name="Tijdelijke aanduiding voor dia-afbeelding 3">
          <svg:title/>
          <svg:desc/>
        </draw:page-thumbnail>
        <draw:frame draw:id="id9" presentation:style-name="a668" draw:name="Tijdelijke aanduiding voor notities 4" svg:x="0.75in" svg:y="4.8125in" svg:width="6in" svg:height="3.9375in" presentation:class="notes" presentation:placeholder="false">
          <draw:text-box>
            <text:p text:style-name="a654" text:class-names="" text:cond-style-name=""><text:span text:style-name="a653" text:class-names="">Klikken om de tekststijl van het model te bewerken</text:span></text:p>
            <text:list text:style-name="a657">
              <text:list-item>
                <text:list text:style-name="a657">
                  <text:list-item>
                    <text:p text:style-name="a656" text:class-names="" text:cond-style-name=""><text:span text:style-name="a655" text:class-names="">Tweede niveau</text:span></text:p>
                  </text:list-item>
                </text:list>
              </text:list-item>
            </text:list>
            <text:list text:style-name="a660">
              <text:list-item>
                <text:list text:style-name="a660">
                  <text:list-item>
                    <text:list text:style-name="a660">
                      <text:list-item>
                        <text:p text:style-name="a659" text:class-names="" text:cond-style-name=""><text:span text:style-name="a658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663">
              <text:list-item>
                <text:list text:style-name="a663">
                  <text:list-item>
                    <text:list text:style-name="a663">
                      <text:list-item>
                        <text:list text:style-name="a663">
                          <text:list-item>
                            <text:p text:style-name="a662" text:class-names="" text:cond-style-name=""><text:span text:style-name="a661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7">
              <text:list-item>
                <text:list text:style-name="a667">
                  <text:list-item>
                    <text:list text:style-name="a667">
                      <text:list-item>
                        <text:list text:style-name="a667">
                          <text:list-item>
                            <text:list text:style-name="a667">
                              <text:list-item>
                                <text:p text:style-name="a666" text:class-names="" text:cond-style-name=""><text:span text:style-name="a664" text:class-names="">Vijfde niveau</text:span><text:span text:style-name="a6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71" draw:name="Tijdelijke aanduiding voor voettekst 5" svg:x="0in" svg:y="9.49826in" svg:width="3.25in" svg:height="0.50174in" presentation:class="footer" presentation:placeholder="false">
          <draw:text-box>
            <text:p text:style-name="a670" text:class-names="" text:cond-style-name=""><text:span text:style-name="a669" text:class-names=""/></text:p>
          </draw:text-box>
          <svg:title/>
          <svg:desc/>
        </draw:frame>
        <draw:frame draw:id="id11" presentation:style-name="a675" draw:name="Tijdelijke aanduiding voor dianummer 6" svg:x="4.24826in" svg:y="9.49826in" svg:width="3.25in" svg:height="0.50174in" presentation:class="page-number" presentation:placeholder="false">
          <draw:text-box>
            <text:p text:style-name="a674" text:class-names="" text:cond-style-name=""><text:span text:style-name="a672" text:class-names=""><text:page-number style:num-format="1" text:fixed="false"/></text:span><text:span text:style-name="a673" text:class-names=""/></text:p>
          </draw:text-box>
          <svg:title/>
          <svg:desc/>
        </draw:frame>
      </presentation:notes>
    </style:master-page>
    <style:master-page style:name="Master1-Layout10-cust-Panoramische-afbeelding-met-bijschrift" style:page-layout-name="pageLayout1" draw:style-name="a678">
      <draw:frame draw:id="id103" draw:layer="Master1-bg" draw:style-name="a679" draw:name="Picture 6" svg:x="0in" svg:y="0in" svg:width="13.33333in" svg:height="7.5in" style:rel-width="scale" style:rel-height="scale">
        <draw:image xlink:href="media/image1.png" xlink:type="simple" xlink:show="embed" xlink:actuate="onLoad"/>
        <svg:title/>
        <svg:desc>hashOverlay-FullResolve.png</svg:desc>
      </draw:frame>
      <draw:frame draw:id="id104" draw:style-name="a680" draw:name="Picture 7" svg:x="0in" svg:y="6.48363in" svg:width="11.41493in" svg:height="0.35123in" style:rel-width="scale" style:rel-height="scale">
        <draw:image xlink:href="media/image2.png" xlink:type="simple" xlink:show="embed" xlink:actuate="onLoad"/>
        <svg:title/>
        <svg:desc>HD-ShadowLong.png</svg:desc>
      </draw:frame>
      <draw:frame draw:id="id105" draw:style-name="a681" draw:name="Picture 8" svg:x="11.5768in" svg:y="6.48471in" svg:width="1.75306in" svg:height="0.15778in" style:rel-width="scale" style:rel-height="scale">
        <draw:image xlink:href="media/image3.png" xlink:type="simple" xlink:show="embed" xlink:actuate="onLoad"/>
        <svg:title/>
        <svg:desc>HD-ShadowShort.png</svg:desc>
      </draw:frame>
      <draw:custom-shape svg:x="0in" svg:y="4.99561in" svg:width="11.41493in" svg:height="1.49628in" draw:id="id106" draw:style-name="a682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4.99561in" svg:width="1.75306in" svg:height="1.49628in" draw:id="id107" draw:style-name="a683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08" presentation:style-name="a687" draw:name="Title 1" svg:x="0.74401in" svg:y="5.15269in" svg:width="10.51384in" svg:height="0.49546in" presentation:class="title" presentation:placeholder="false">
        <draw:text-box>
          <text:p text:style-name="a686" text:class-names="" text:cond-style-name=""><text:span text:style-name="a684" text:class-names="">Klik om stijl te bewerken</text:span><text:span text:style-name="a685" text:class-names=""/></text:p>
        </draw:text-box>
        <svg:title/>
        <svg:desc/>
      </draw:frame>
      <draw:frame draw:id="id109" presentation:style-name="a691" draw:name="Picture Placeholder 2" svg:x="0.74401in" svg:y="0.66666in" svg:width="10.51384in" svg:height="3.92561in" presentation:class="graphic" presentation:placeholder="false">
        <draw:text-box>
          <text:p text:style-name="a690" text:class-names="" text:cond-style-name=""><text:span text:style-name="a688" text:class-names="">Klik op het pictogram als u een afbeelding wilt toevoegen</text:span><text:span text:style-name="a689" text:class-names=""/></text:p>
        </draw:text-box>
        <svg:title/>
        <svg:desc/>
      </draw:frame>
      <draw:frame draw:id="id110" presentation:style-name="a695" draw:name="Text Placeholder 3" svg:x="0.74401in" svg:y="5.65352in" svg:width="10.51385in" svg:height="0.68129in" presentation:class="outline" presentation:placeholder="false">
        <draw:text-box>
          <text:list text:style-name="a694">
            <text:list-item>
              <text:p text:style-name="a693" text:class-names="" text:cond-style-name=""><text:span text:style-name="a692" text:class-names="">Klikken om de tekststijl van het model te bewerken</text:span></text:p>
            </text:list-item>
          </text:list>
        </draw:text-box>
        <svg:title/>
        <svg:desc/>
      </draw:frame>
      <draw:frame draw:id="id111" presentation:style-name="a699" draw:name="Date Placeholder 4" svg:x="8.25785in" svg:y="6.49189in" svg:width="3in" svg:height="0.39931in" presentation:class="date-time" presentation:placeholder="false">
        <draw:text-box>
          <text:p text:style-name="a698" text:class-names="" text:cond-style-name=""><text:span text:style-name="a696" text:class-names=""><text:date text:fixed="false" style:data-style-name="a697">1/1/2000</text:date></text:span></text:p>
        </draw:text-box>
        <svg:title/>
        <svg:desc/>
      </draw:frame>
      <draw:frame draw:id="id112" presentation:style-name="a702" draw:name="Footer Placeholder 5" svg:x="0.74401in" svg:y="6.49189in" svg:width="7.51385in" svg:height="0.39931in" presentation:class="footer" presentation:placeholder="false">
        <draw:text-box>
          <text:p text:style-name="a701" text:class-names="" text:cond-style-name=""><text:span text:style-name="a700" text:class-names=""/></text:p>
        </draw:text-box>
        <svg:title/>
        <svg:desc/>
      </draw:frame>
      <draw:frame draw:id="id113" presentation:style-name="a705" draw:name="Slide Number Placeholder 6" svg:x="11.73387in" svg:y="5.15235in" svg:width="1.26219in" svg:height="1.1929in" presentation:class="page-number" presentation:placeholder="false">
        <draw:text-box>
          <text:p text:style-name="a704" text:class-names="" text:cond-style-name=""><text:span text:style-name="a703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738">
        <draw:frame draw:id="id6" presentation:style-name="a708" draw:name="Tijdelijke aanduiding voor koptekst 1" svg:x="0in" svg:y="0in" svg:width="3.25in" svg:height="0.50174in" presentation:class="header" presentation:placeholder="false">
          <draw:text-box>
            <text:p text:style-name="a707" text:class-names="" text:cond-style-name=""><text:span text:style-name="a706" text:class-names=""/></text:p>
          </draw:text-box>
          <svg:title/>
          <svg:desc/>
        </draw:frame>
        <draw:frame draw:id="id7" presentation:style-name="a713" draw:name="Tijdelijke aanduiding voor datum 2" svg:x="4.24826in" svg:y="0in" svg:width="3.25in" svg:height="0.50174in" presentation:class="date-time" presentation:placeholder="false">
          <draw:text-box>
            <text:p text:style-name="a712" text:class-names="" text:cond-style-name=""><text:span text:style-name="a709" text:class-names=""><text:date text:fixed="false" style:data-style-name="a710"/></text:span><text:span text:style-name="a711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714" draw:name="Tijdelijke aanduiding voor dia-afbeelding 3">
          <svg:title/>
          <svg:desc/>
        </draw:page-thumbnail>
        <draw:frame draw:id="id9" presentation:style-name="a730" draw:name="Tijdelijke aanduiding voor notities 4" svg:x="0.75in" svg:y="4.8125in" svg:width="6in" svg:height="3.9375in" presentation:class="notes" presentation:placeholder="false">
          <draw:text-box>
            <text:p text:style-name="a716" text:class-names="" text:cond-style-name=""><text:span text:style-name="a715" text:class-names="">Klikken om de tekststijl van het model te bewerken</text:span></text:p>
            <text:list text:style-name="a719">
              <text:list-item>
                <text:list text:style-name="a719">
                  <text:list-item>
                    <text:p text:style-name="a718" text:class-names="" text:cond-style-name=""><text:span text:style-name="a717" text:class-names="">Tweede niveau</text:span></text:p>
                  </text:list-item>
                </text:list>
              </text:list-item>
            </text:list>
            <text:list text:style-name="a722">
              <text:list-item>
                <text:list text:style-name="a722">
                  <text:list-item>
                    <text:list text:style-name="a722">
                      <text:list-item>
                        <text:p text:style-name="a721" text:class-names="" text:cond-style-name=""><text:span text:style-name="a720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725">
              <text:list-item>
                <text:list text:style-name="a725">
                  <text:list-item>
                    <text:list text:style-name="a725">
                      <text:list-item>
                        <text:list text:style-name="a725">
                          <text:list-item>
                            <text:p text:style-name="a724" text:class-names="" text:cond-style-name=""><text:span text:style-name="a723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9">
              <text:list-item>
                <text:list text:style-name="a729">
                  <text:list-item>
                    <text:list text:style-name="a729">
                      <text:list-item>
                        <text:list text:style-name="a729">
                          <text:list-item>
                            <text:list text:style-name="a729">
                              <text:list-item>
                                <text:p text:style-name="a728" text:class-names="" text:cond-style-name=""><text:span text:style-name="a726" text:class-names="">Vijfde niveau</text:span><text:span text:style-name="a72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33" draw:name="Tijdelijke aanduiding voor voettekst 5" svg:x="0in" svg:y="9.49826in" svg:width="3.25in" svg:height="0.50174in" presentation:class="footer" presentation:placeholder="false">
          <draw:text-box>
            <text:p text:style-name="a732" text:class-names="" text:cond-style-name=""><text:span text:style-name="a731" text:class-names=""/></text:p>
          </draw:text-box>
          <svg:title/>
          <svg:desc/>
        </draw:frame>
        <draw:frame draw:id="id11" presentation:style-name="a737" draw:name="Tijdelijke aanduiding voor dianummer 6" svg:x="4.24826in" svg:y="9.49826in" svg:width="3.25in" svg:height="0.50174in" presentation:class="page-number" presentation:placeholder="false">
          <draw:text-box>
            <text:p text:style-name="a736" text:class-names="" text:cond-style-name=""><text:span text:style-name="a734" text:class-names=""><text:page-number style:num-format="1" text:fixed="false"/></text:span><text:span text:style-name="a735" text:class-names=""/></text:p>
          </draw:text-box>
          <svg:title/>
          <svg:desc/>
        </draw:frame>
      </presentation:notes>
    </style:master-page>
    <style:master-page style:name="Master1-Layout11-cust-Titel-en-bijschrift" style:page-layout-name="pageLayout1" draw:style-name="a740">
      <draw:frame draw:id="id114" draw:layer="Master1-bg" draw:style-name="a741" draw:name="Picture 6" svg:x="0in" svg:y="0in" svg:width="13.33333in" svg:height="7.5in" style:rel-width="scale" style:rel-height="scale">
        <draw:image xlink:href="media/image1.png" xlink:type="simple" xlink:show="embed" xlink:actuate="onLoad"/>
        <svg:title/>
        <svg:desc>hashOverlay-FullResolve.png</svg:desc>
      </draw:frame>
      <draw:frame draw:id="id115" draw:style-name="a742" draw:name="Picture 7" svg:x="0in" svg:y="6.48363in" svg:width="11.41493in" svg:height="0.35123in" style:rel-width="scale" style:rel-height="scale">
        <draw:image xlink:href="media/image2.png" xlink:type="simple" xlink:show="embed" xlink:actuate="onLoad"/>
        <svg:title/>
        <svg:desc>HD-ShadowLong.png</svg:desc>
      </draw:frame>
      <draw:frame draw:id="id116" draw:style-name="a743" draw:name="Picture 8" svg:x="11.5768in" svg:y="6.48471in" svg:width="1.75306in" svg:height="0.15778in" style:rel-width="scale" style:rel-height="scale">
        <draw:image xlink:href="media/image3.png" xlink:type="simple" xlink:show="embed" xlink:actuate="onLoad"/>
        <svg:title/>
        <svg:desc>HD-ShadowShort.png</svg:desc>
      </draw:frame>
      <draw:custom-shape svg:x="0in" svg:y="4.99561in" svg:width="11.41493in" svg:height="1.49628in" draw:id="id117" draw:style-name="a744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4.99561in" svg:width="1.75306in" svg:height="1.49628in" draw:id="id118" draw:style-name="a745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19" presentation:style-name="a749" draw:name="Title 1" svg:x="0.74401in" svg:y="0.66666in" svg:width="10.51384in" svg:height="3.92908in" presentation:class="title" presentation:placeholder="false">
        <draw:text-box>
          <text:p text:style-name="a748" text:class-names="" text:cond-style-name=""><text:span text:style-name="a746" text:class-names="">Klik om stijl te bewerken</text:span><text:span text:style-name="a747" text:class-names=""/></text:p>
        </draw:text-box>
        <svg:title/>
        <svg:desc/>
      </draw:frame>
      <draw:frame draw:id="id120" presentation:style-name="a753" draw:name="Text Placeholder 3" svg:x="0.74401in" svg:y="5.15268in" svg:width="10.51384in" svg:height="1.1929in" presentation:class="outline" presentation:placeholder="false">
        <draw:text-box>
          <text:list text:style-name="a752">
            <text:list-item>
              <text:p text:style-name="a751" text:class-names="" text:cond-style-name=""><text:span text:style-name="a750" text:class-names="">Klikken om de tekststijl van het model te bewerken</text:span></text:p>
            </text:list-item>
          </text:list>
        </draw:text-box>
        <svg:title/>
        <svg:desc/>
      </draw:frame>
      <draw:frame draw:id="id121" presentation:style-name="a757" draw:name="Date Placeholder 4" svg:x="8.25785in" svg:y="6.49189in" svg:width="3in" svg:height="0.39931in" presentation:class="date-time" presentation:placeholder="false">
        <draw:text-box>
          <text:p text:style-name="a756" text:class-names="" text:cond-style-name=""><text:span text:style-name="a754" text:class-names=""><text:date text:fixed="false" style:data-style-name="a755">1/1/2000</text:date></text:span></text:p>
        </draw:text-box>
        <svg:title/>
        <svg:desc/>
      </draw:frame>
      <draw:frame draw:id="id122" presentation:style-name="a760" draw:name="Footer Placeholder 5" svg:x="0.74401in" svg:y="6.49189in" svg:width="7.51385in" svg:height="0.39931in" presentation:class="footer" presentation:placeholder="false">
        <draw:text-box>
          <text:p text:style-name="a759" text:class-names="" text:cond-style-name=""><text:span text:style-name="a758" text:class-names=""/></text:p>
        </draw:text-box>
        <svg:title/>
        <svg:desc/>
      </draw:frame>
      <draw:frame draw:id="id123" presentation:style-name="a763" draw:name="Slide Number Placeholder 6" svg:x="11.73387in" svg:y="5.15268in" svg:width="1.26219in" svg:height="1.1929in" presentation:class="page-number" presentation:placeholder="false">
        <draw:text-box>
          <text:p text:style-name="a762" text:class-names="" text:cond-style-name=""><text:span text:style-name="a761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796">
        <draw:frame draw:id="id6" presentation:style-name="a766" draw:name="Tijdelijke aanduiding voor koptekst 1" svg:x="0in" svg:y="0in" svg:width="3.25in" svg:height="0.50174in" presentation:class="header" presentation:placeholder="false">
          <draw:text-box>
            <text:p text:style-name="a765" text:class-names="" text:cond-style-name=""><text:span text:style-name="a764" text:class-names=""/></text:p>
          </draw:text-box>
          <svg:title/>
          <svg:desc/>
        </draw:frame>
        <draw:frame draw:id="id7" presentation:style-name="a771" draw:name="Tijdelijke aanduiding voor datum 2" svg:x="4.24826in" svg:y="0in" svg:width="3.25in" svg:height="0.50174in" presentation:class="date-time" presentation:placeholder="false">
          <draw:text-box>
            <text:p text:style-name="a770" text:class-names="" text:cond-style-name=""><text:span text:style-name="a767" text:class-names=""><text:date text:fixed="false" style:data-style-name="a768"/></text:span><text:span text:style-name="a769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772" draw:name="Tijdelijke aanduiding voor dia-afbeelding 3">
          <svg:title/>
          <svg:desc/>
        </draw:page-thumbnail>
        <draw:frame draw:id="id9" presentation:style-name="a788" draw:name="Tijdelijke aanduiding voor notities 4" svg:x="0.75in" svg:y="4.8125in" svg:width="6in" svg:height="3.9375in" presentation:class="notes" presentation:placeholder="false">
          <draw:text-box>
            <text:p text:style-name="a774" text:class-names="" text:cond-style-name=""><text:span text:style-name="a773" text:class-names="">Klikken om de tekststijl van het model te bewerken</text:span></text:p>
            <text:list text:style-name="a777">
              <text:list-item>
                <text:list text:style-name="a777">
                  <text:list-item>
                    <text:p text:style-name="a776" text:class-names="" text:cond-style-name=""><text:span text:style-name="a775" text:class-names="">Tweede niveau</text:span></text:p>
                  </text:list-item>
                </text:list>
              </text:list-item>
            </text:list>
            <text:list text:style-name="a780">
              <text:list-item>
                <text:list text:style-name="a780">
                  <text:list-item>
                    <text:list text:style-name="a780">
                      <text:list-item>
                        <text:p text:style-name="a779" text:class-names="" text:cond-style-name=""><text:span text:style-name="a778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783">
              <text:list-item>
                <text:list text:style-name="a783">
                  <text:list-item>
                    <text:list text:style-name="a783">
                      <text:list-item>
                        <text:list text:style-name="a783">
                          <text:list-item>
                            <text:p text:style-name="a782" text:class-names="" text:cond-style-name=""><text:span text:style-name="a781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87">
              <text:list-item>
                <text:list text:style-name="a787">
                  <text:list-item>
                    <text:list text:style-name="a787">
                      <text:list-item>
                        <text:list text:style-name="a787">
                          <text:list-item>
                            <text:list text:style-name="a787">
                              <text:list-item>
                                <text:p text:style-name="a786" text:class-names="" text:cond-style-name=""><text:span text:style-name="a784" text:class-names="">Vijfde niveau</text:span><text:span text:style-name="a78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91" draw:name="Tijdelijke aanduiding voor voettekst 5" svg:x="0in" svg:y="9.49826in" svg:width="3.25in" svg:height="0.50174in" presentation:class="footer" presentation:placeholder="false">
          <draw:text-box>
            <text:p text:style-name="a790" text:class-names="" text:cond-style-name=""><text:span text:style-name="a789" text:class-names=""/></text:p>
          </draw:text-box>
          <svg:title/>
          <svg:desc/>
        </draw:frame>
        <draw:frame draw:id="id11" presentation:style-name="a795" draw:name="Tijdelijke aanduiding voor dianummer 6" svg:x="4.24826in" svg:y="9.49826in" svg:width="3.25in" svg:height="0.50174in" presentation:class="page-number" presentation:placeholder="false">
          <draw:text-box>
            <text:p text:style-name="a794" text:class-names="" text:cond-style-name=""><text:span text:style-name="a792" text:class-names=""><text:page-number style:num-format="1" text:fixed="false"/></text:span><text:span text:style-name="a793" text:class-names=""/></text:p>
          </draw:text-box>
          <svg:title/>
          <svg:desc/>
        </draw:frame>
      </presentation:notes>
    </style:master-page>
    <style:master-page style:name="Master1-Layout12-cust-Citeraat-met-bijschrift" style:page-layout-name="pageLayout1" draw:style-name="a798">
      <draw:frame draw:id="id124" draw:layer="Master1-bg" draw:style-name="a799" draw:name="Picture 6" svg:x="0in" svg:y="0in" svg:width="13.33333in" svg:height="7.5in" style:rel-width="scale" style:rel-height="scale">
        <draw:image xlink:href="media/image1.png" xlink:type="simple" xlink:show="embed" xlink:actuate="onLoad"/>
        <svg:title/>
        <svg:desc>hashOverlay-FullResolve.png</svg:desc>
      </draw:frame>
      <draw:frame draw:id="id125" draw:style-name="a800" draw:name="Picture 10" svg:x="0in" svg:y="6.48363in" svg:width="11.41493in" svg:height="0.35123in" style:rel-width="scale" style:rel-height="scale">
        <draw:image xlink:href="media/image2.png" xlink:type="simple" xlink:show="embed" xlink:actuate="onLoad"/>
        <svg:title/>
        <svg:desc>HD-ShadowLong.png</svg:desc>
      </draw:frame>
      <draw:frame draw:id="id126" draw:style-name="a801" draw:name="Picture 12" svg:x="11.5768in" svg:y="6.48471in" svg:width="1.75306in" svg:height="0.15778in" style:rel-width="scale" style:rel-height="scale">
        <draw:image xlink:href="media/image3.png" xlink:type="simple" xlink:show="embed" xlink:actuate="onLoad"/>
        <svg:title/>
        <svg:desc>HD-ShadowShort.png</svg:desc>
      </draw:frame>
      <draw:custom-shape svg:x="0in" svg:y="4.99561in" svg:width="11.41493in" svg:height="1.49628in" draw:id="id127" draw:style-name="a802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4.99561in" svg:width="1.75306in" svg:height="1.49628in" draw:id="id128" draw:style-name="a803" draw:name="Rectangle 1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29" presentation:style-name="a807" draw:name="Title 1" svg:x="1.23344in" svg:y="0.66666in" svg:width="9.53508in" svg:height="3.32028in" presentation:class="title" presentation:placeholder="false">
        <draw:text-box>
          <text:p text:style-name="a806" text:class-names="" text:cond-style-name=""><text:span text:style-name="a804" text:class-names="">Klik om stijl te bewerken</text:span><text:span text:style-name="a805" text:class-names=""/></text:p>
        </draw:text-box>
        <svg:title/>
        <svg:desc/>
      </draw:frame>
      <draw:frame draw:id="id130" presentation:style-name="a811" draw:name="Text Placeholder 3" svg:x="1.53356in" svg:y="3.99538in" svg:width="8.92014in" svg:height="0.60036in" presentation:class="outline" presentation:placeholder="false">
        <draw:text-box>
          <text:list text:style-name="a810">
            <text:list-item>
              <text:p text:style-name="a809" text:class-names="" text:cond-style-name=""><text:span text:style-name="a808" text:class-names="">Klikken om de tekststijl van het model te bewerken</text:span></text:p>
            </text:list-item>
          </text:list>
        </draw:text-box>
        <svg:title/>
        <svg:desc/>
      </draw:frame>
      <draw:frame draw:id="id131" presentation:style-name="a815" draw:name="Text Placeholder 3" svg:x="0.74401in" svg:y="5.15268in" svg:width="10.51384in" svg:height="1.1929in" presentation:class="outline" presentation:placeholder="false">
        <draw:text-box>
          <text:list text:style-name="a814">
            <text:list-item>
              <text:p text:style-name="a813" text:class-names="" text:cond-style-name=""><text:span text:style-name="a812" text:class-names="">Klikken om de tekststijl van het model te bewerken</text:span></text:p>
            </text:list-item>
          </text:list>
        </draw:text-box>
        <svg:title/>
        <svg:desc/>
      </draw:frame>
      <draw:frame draw:id="id132" presentation:style-name="a819" draw:name="Date Placeholder 4" svg:x="8.25785in" svg:y="6.49189in" svg:width="3in" svg:height="0.39931in" presentation:class="date-time" presentation:placeholder="false">
        <draw:text-box>
          <text:p text:style-name="a818" text:class-names="" text:cond-style-name=""><text:span text:style-name="a816" text:class-names=""><text:date text:fixed="false" style:data-style-name="a817">1/1/2000</text:date></text:span></text:p>
        </draw:text-box>
        <svg:title/>
        <svg:desc/>
      </draw:frame>
      <draw:frame draw:id="id133" presentation:style-name="a822" draw:name="Footer Placeholder 5" svg:x="0.74401in" svg:y="6.49189in" svg:width="7.51385in" svg:height="0.39931in" presentation:class="footer" presentation:placeholder="false">
        <draw:text-box>
          <text:p text:style-name="a821" text:class-names="" text:cond-style-name=""><text:span text:style-name="a820" text:class-names=""/></text:p>
        </draw:text-box>
        <svg:title/>
        <svg:desc/>
      </draw:frame>
      <draw:frame draw:id="id134" presentation:style-name="a825" draw:name="Slide Number Placeholder 6" svg:x="11.73387in" svg:y="5.15084in" svg:width="1.26219in" svg:height="1.1929in" presentation:class="page-number" presentation:placeholder="false">
        <draw:text-box>
          <text:p text:style-name="a824" text:class-names="" text:cond-style-name=""><text:span text:style-name="a823" text:class-names=""><text:page-number style:num-format="1" text:fixed="false">‹#›</text:page-number></text:span></text:p>
        </draw:text-box>
        <svg:title/>
        <svg:desc/>
      </draw:frame>
      <draw:frame draw:id="id135" draw:style-name="a828" draw:name="TextBox 15" svg:x="0.6382in" svg:y="0.81815in" svg:width="0.66667in" svg:height="0.63952in">
        <draw:text-box>
          <text:p text:style-name="a827" text:class-names="" text:cond-style-name=""><text:span text:style-name="a826" text:class-names="">“</text:span></text:p>
        </draw:text-box>
        <svg:title/>
        <svg:desc/>
      </draw:frame>
      <draw:frame draw:id="id136" draw:style-name="a831" draw:name="TextBox 16" svg:x="10.56738in" svg:y="3.3175in" svg:width="0.66667in" svg:height="0.63952in">
        <draw:text-box>
          <text:p text:style-name="a830" text:class-names="" text:cond-style-name=""><text:span text:style-name="a829" text:class-names="">”</text:span></text:p>
        </draw:text-box>
        <svg:title/>
        <svg:desc/>
      </draw:frame>
      <presentation:notes style:page-layout-name="pageLayout2" draw:style-name="a864">
        <draw:frame draw:id="id6" presentation:style-name="a834" draw:name="Tijdelijke aanduiding voor koptekst 1" svg:x="0in" svg:y="0in" svg:width="3.25in" svg:height="0.50174in" presentation:class="header" presentation:placeholder="false">
          <draw:text-box>
            <text:p text:style-name="a833" text:class-names="" text:cond-style-name=""><text:span text:style-name="a832" text:class-names=""/></text:p>
          </draw:text-box>
          <svg:title/>
          <svg:desc/>
        </draw:frame>
        <draw:frame draw:id="id7" presentation:style-name="a839" draw:name="Tijdelijke aanduiding voor datum 2" svg:x="4.24826in" svg:y="0in" svg:width="3.25in" svg:height="0.50174in" presentation:class="date-time" presentation:placeholder="false">
          <draw:text-box>
            <text:p text:style-name="a838" text:class-names="" text:cond-style-name=""><text:span text:style-name="a835" text:class-names=""><text:date text:fixed="false" style:data-style-name="a836"/></text:span><text:span text:style-name="a837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840" draw:name="Tijdelijke aanduiding voor dia-afbeelding 3">
          <svg:title/>
          <svg:desc/>
        </draw:page-thumbnail>
        <draw:frame draw:id="id9" presentation:style-name="a856" draw:name="Tijdelijke aanduiding voor notities 4" svg:x="0.75in" svg:y="4.8125in" svg:width="6in" svg:height="3.9375in" presentation:class="notes" presentation:placeholder="false">
          <draw:text-box>
            <text:p text:style-name="a842" text:class-names="" text:cond-style-name=""><text:span text:style-name="a841" text:class-names="">Klikken om de tekststijl van het model te bewerken</text:span></text:p>
            <text:list text:style-name="a845">
              <text:list-item>
                <text:list text:style-name="a845">
                  <text:list-item>
                    <text:p text:style-name="a844" text:class-names="" text:cond-style-name=""><text:span text:style-name="a843" text:class-names="">Tweede niveau</text:span></text:p>
                  </text:list-item>
                </text:list>
              </text:list-item>
            </text:list>
            <text:list text:style-name="a848">
              <text:list-item>
                <text:list text:style-name="a848">
                  <text:list-item>
                    <text:list text:style-name="a848">
                      <text:list-item>
                        <text:p text:style-name="a847" text:class-names="" text:cond-style-name=""><text:span text:style-name="a846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851">
              <text:list-item>
                <text:list text:style-name="a851">
                  <text:list-item>
                    <text:list text:style-name="a851">
                      <text:list-item>
                        <text:list text:style-name="a851">
                          <text:list-item>
                            <text:p text:style-name="a850" text:class-names="" text:cond-style-name=""><text:span text:style-name="a849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55">
              <text:list-item>
                <text:list text:style-name="a855">
                  <text:list-item>
                    <text:list text:style-name="a855">
                      <text:list-item>
                        <text:list text:style-name="a855">
                          <text:list-item>
                            <text:list text:style-name="a855">
                              <text:list-item>
                                <text:p text:style-name="a854" text:class-names="" text:cond-style-name=""><text:span text:style-name="a852" text:class-names="">Vijfde niveau</text:span><text:span text:style-name="a85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859" draw:name="Tijdelijke aanduiding voor voettekst 5" svg:x="0in" svg:y="9.49826in" svg:width="3.25in" svg:height="0.50174in" presentation:class="footer" presentation:placeholder="false">
          <draw:text-box>
            <text:p text:style-name="a858" text:class-names="" text:cond-style-name=""><text:span text:style-name="a857" text:class-names=""/></text:p>
          </draw:text-box>
          <svg:title/>
          <svg:desc/>
        </draw:frame>
        <draw:frame draw:id="id11" presentation:style-name="a863" draw:name="Tijdelijke aanduiding voor dianummer 6" svg:x="4.24826in" svg:y="9.49826in" svg:width="3.25in" svg:height="0.50174in" presentation:class="page-number" presentation:placeholder="false">
          <draw:text-box>
            <text:p text:style-name="a862" text:class-names="" text:cond-style-name=""><text:span text:style-name="a860" text:class-names=""><text:page-number style:num-format="1" text:fixed="false"/></text:span><text:span text:style-name="a861" text:class-names=""/></text:p>
          </draw:text-box>
          <svg:title/>
          <svg:desc/>
        </draw:frame>
      </presentation:notes>
    </style:master-page>
    <style:master-page style:name="Master1-Layout13-cust-Naamkaartje" style:page-layout-name="pageLayout1" draw:style-name="a866">
      <draw:frame draw:id="id137" draw:layer="Master1-bg" draw:style-name="a867" draw:name="Picture 6" svg:x="0in" svg:y="0in" svg:width="13.33333in" svg:height="7.5in" style:rel-width="scale" style:rel-height="scale">
        <draw:image xlink:href="media/image1.png" xlink:type="simple" xlink:show="embed" xlink:actuate="onLoad"/>
        <svg:title/>
        <svg:desc>hashOverlay-FullResolve.png</svg:desc>
      </draw:frame>
      <draw:frame draw:id="id138" draw:style-name="a868" draw:name="Picture 8" svg:x="0in" svg:y="6.48363in" svg:width="11.41493in" svg:height="0.35123in" style:rel-width="scale" style:rel-height="scale">
        <draw:image xlink:href="media/image2.png" xlink:type="simple" xlink:show="embed" xlink:actuate="onLoad"/>
        <svg:title/>
        <svg:desc>HD-ShadowLong.png</svg:desc>
      </draw:frame>
      <draw:frame draw:id="id139" draw:style-name="a869" draw:name="Picture 9" svg:x="11.5768in" svg:y="6.48471in" svg:width="1.75306in" svg:height="0.15778in" style:rel-width="scale" style:rel-height="scale">
        <draw:image xlink:href="media/image3.png" xlink:type="simple" xlink:show="embed" xlink:actuate="onLoad"/>
        <svg:title/>
        <svg:desc>HD-ShadowShort.png</svg:desc>
      </draw:frame>
      <draw:custom-shape svg:x="0in" svg:y="4.99561in" svg:width="11.41493in" svg:height="1.49628in" draw:id="id140" draw:style-name="a870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4.99561in" svg:width="1.75306in" svg:height="1.49628in" draw:id="id141" draw:style-name="a871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42" presentation:style-name="a875" draw:name="Title 1" svg:x="0.74401in" svg:y="5.15268in" svg:width="10.51385in" svg:height="0.64363in" presentation:class="title" presentation:placeholder="false">
        <draw:text-box>
          <text:p text:style-name="a874" text:class-names="" text:cond-style-name=""><text:span text:style-name="a872" text:class-names="">Klik om stijl te bewerken</text:span><text:span text:style-name="a873" text:class-names=""/></text:p>
        </draw:text-box>
        <svg:title/>
        <svg:desc/>
      </draw:frame>
      <draw:frame draw:id="id143" presentation:style-name="a879" draw:name="Text Placeholder 3" svg:x="0.74401in" svg:y="5.79631in" svg:width="10.51385in" svg:height="0.54927in" presentation:class="outline" presentation:placeholder="false">
        <draw:text-box>
          <text:list text:style-name="a878">
            <text:list-item>
              <text:p text:style-name="a877" text:class-names="" text:cond-style-name=""><text:span text:style-name="a876" text:class-names="">Klikken om de tekststijl van het model te bewerken</text:span></text:p>
            </text:list-item>
          </text:list>
        </draw:text-box>
        <svg:title/>
        <svg:desc/>
      </draw:frame>
      <draw:frame draw:id="id144" presentation:style-name="a883" draw:name="Date Placeholder 4" svg:x="8.25785in" svg:y="6.49189in" svg:width="3in" svg:height="0.39931in" presentation:class="date-time" presentation:placeholder="false">
        <draw:text-box>
          <text:p text:style-name="a882" text:class-names="" text:cond-style-name=""><text:span text:style-name="a880" text:class-names=""><text:date text:fixed="false" style:data-style-name="a881">1/1/2000</text:date></text:span></text:p>
        </draw:text-box>
        <svg:title/>
        <svg:desc/>
      </draw:frame>
      <draw:frame draw:id="id145" presentation:style-name="a886" draw:name="Footer Placeholder 5" svg:x="0.74401in" svg:y="6.49189in" svg:width="7.51385in" svg:height="0.39931in" presentation:class="footer" presentation:placeholder="false">
        <draw:text-box>
          <text:p text:style-name="a885" text:class-names="" text:cond-style-name=""><text:span text:style-name="a884" text:class-names=""/></text:p>
        </draw:text-box>
        <svg:title/>
        <svg:desc/>
      </draw:frame>
      <draw:frame draw:id="id146" presentation:style-name="a889" draw:name="Slide Number Placeholder 6" svg:x="11.73387in" svg:y="5.15084in" svg:width="1.26219in" svg:height="1.1929in" presentation:class="page-number" presentation:placeholder="false">
        <draw:text-box>
          <text:p text:style-name="a888" text:class-names="" text:cond-style-name=""><text:span text:style-name="a887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922">
        <draw:frame draw:id="id6" presentation:style-name="a892" draw:name="Tijdelijke aanduiding voor koptekst 1" svg:x="0in" svg:y="0in" svg:width="3.25in" svg:height="0.50174in" presentation:class="header" presentation:placeholder="false">
          <draw:text-box>
            <text:p text:style-name="a891" text:class-names="" text:cond-style-name=""><text:span text:style-name="a890" text:class-names=""/></text:p>
          </draw:text-box>
          <svg:title/>
          <svg:desc/>
        </draw:frame>
        <draw:frame draw:id="id7" presentation:style-name="a897" draw:name="Tijdelijke aanduiding voor datum 2" svg:x="4.24826in" svg:y="0in" svg:width="3.25in" svg:height="0.50174in" presentation:class="date-time" presentation:placeholder="false">
          <draw:text-box>
            <text:p text:style-name="a896" text:class-names="" text:cond-style-name=""><text:span text:style-name="a893" text:class-names=""><text:date text:fixed="false" style:data-style-name="a894"/></text:span><text:span text:style-name="a895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898" draw:name="Tijdelijke aanduiding voor dia-afbeelding 3">
          <svg:title/>
          <svg:desc/>
        </draw:page-thumbnail>
        <draw:frame draw:id="id9" presentation:style-name="a914" draw:name="Tijdelijke aanduiding voor notities 4" svg:x="0.75in" svg:y="4.8125in" svg:width="6in" svg:height="3.9375in" presentation:class="notes" presentation:placeholder="false">
          <draw:text-box>
            <text:p text:style-name="a900" text:class-names="" text:cond-style-name=""><text:span text:style-name="a899" text:class-names="">Klikken om de tekststijl van het model te bewerken</text:span></text:p>
            <text:list text:style-name="a903">
              <text:list-item>
                <text:list text:style-name="a903">
                  <text:list-item>
                    <text:p text:style-name="a902" text:class-names="" text:cond-style-name=""><text:span text:style-name="a901" text:class-names="">Tweede niveau</text:span></text:p>
                  </text:list-item>
                </text:list>
              </text:list-item>
            </text:list>
            <text:list text:style-name="a906">
              <text:list-item>
                <text:list text:style-name="a906">
                  <text:list-item>
                    <text:list text:style-name="a906">
                      <text:list-item>
                        <text:p text:style-name="a905" text:class-names="" text:cond-style-name=""><text:span text:style-name="a904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909">
              <text:list-item>
                <text:list text:style-name="a909">
                  <text:list-item>
                    <text:list text:style-name="a909">
                      <text:list-item>
                        <text:list text:style-name="a909">
                          <text:list-item>
                            <text:p text:style-name="a908" text:class-names="" text:cond-style-name=""><text:span text:style-name="a907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13">
              <text:list-item>
                <text:list text:style-name="a913">
                  <text:list-item>
                    <text:list text:style-name="a913">
                      <text:list-item>
                        <text:list text:style-name="a913">
                          <text:list-item>
                            <text:list text:style-name="a913">
                              <text:list-item>
                                <text:p text:style-name="a912" text:class-names="" text:cond-style-name=""><text:span text:style-name="a910" text:class-names="">Vijfde niveau</text:span><text:span text:style-name="a91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917" draw:name="Tijdelijke aanduiding voor voettekst 5" svg:x="0in" svg:y="9.49826in" svg:width="3.25in" svg:height="0.50174in" presentation:class="footer" presentation:placeholder="false">
          <draw:text-box>
            <text:p text:style-name="a916" text:class-names="" text:cond-style-name=""><text:span text:style-name="a915" text:class-names=""/></text:p>
          </draw:text-box>
          <svg:title/>
          <svg:desc/>
        </draw:frame>
        <draw:frame draw:id="id11" presentation:style-name="a921" draw:name="Tijdelijke aanduiding voor dianummer 6" svg:x="4.24826in" svg:y="9.49826in" svg:width="3.25in" svg:height="0.50174in" presentation:class="page-number" presentation:placeholder="false">
          <draw:text-box>
            <text:p text:style-name="a920" text:class-names="" text:cond-style-name=""><text:span text:style-name="a918" text:class-names=""><text:page-number style:num-format="1" text:fixed="false"/></text:span><text:span text:style-name="a919" text:class-names=""/></text:p>
          </draw:text-box>
          <svg:title/>
          <svg:desc/>
        </draw:frame>
      </presentation:notes>
    </style:master-page>
    <style:master-page style:name="Master1-Layout14-cust-3-kolommen" style:page-layout-name="pageLayout1" draw:style-name="a924">
      <draw:frame draw:id="id147" draw:layer="Master1-bg" draw:style-name="a925" draw:name="Picture 6" svg:x="0in" svg:y="0in" svg:width="13.33333in" svg:height="7.5in" style:rel-width="scale" style:rel-height="scale">
        <draw:image xlink:href="media/image1.png" xlink:type="simple" xlink:show="embed" xlink:actuate="onLoad"/>
        <svg:title/>
        <svg:desc>hashOverlay-FullResolve.png</svg:desc>
      </draw:frame>
      <draw:frame draw:id="id148" draw:style-name="a926" draw:name="Picture 12" svg:x="0in" svg:y="2.15468in" svg:width="11.41493in" svg:height="0.35123in" style:rel-width="scale" style:rel-height="scale">
        <draw:image xlink:href="media/image2.png" xlink:type="simple" xlink:show="embed" xlink:actuate="onLoad"/>
        <svg:title/>
        <svg:desc>HD-ShadowLong.png</svg:desc>
      </draw:frame>
      <draw:frame draw:id="id149" draw:style-name="a927" draw:name="Picture 13" svg:x="11.5768in" svg:y="2.15577in" svg:width="1.75306in" svg:height="0.15778in" style:rel-width="scale" style:rel-height="scale">
        <draw:image xlink:href="media/image3.png" xlink:type="simple" xlink:show="embed" xlink:actuate="onLoad"/>
        <svg:title/>
        <svg:desc>HD-ShadowShort.png</svg:desc>
      </draw:frame>
      <draw:custom-shape svg:x="0in" svg:y="0.66667in" svg:width="11.41493in" svg:height="1.49628in" draw:id="id150" draw:style-name="a928" draw:name="Rectangle 1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151" draw:style-name="a929" draw:name="Rectangle 1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52" presentation:style-name="a933" draw:name="Title 1" svg:x="0.73187in" svg:y="0.82374in" svg:width="10.52598in" svg:height="1.18213in" presentation:class="title" presentation:placeholder="false">
        <draw:text-box>
          <text:p text:style-name="a932" text:class-names="" text:cond-style-name=""><text:span text:style-name="a930" text:class-names="">Klik om stijl te bewerken</text:span><text:span text:style-name="a931" text:class-names=""/></text:p>
        </draw:text-box>
        <svg:title/>
        <svg:desc/>
      </draw:frame>
      <draw:frame draw:id="id153" presentation:style-name="a937" draw:name="Text Placeholder 2" svg:x="0.72282in" svg:y="2.55564in" svg:width="3.35743in" svg:height="0.63021in" presentation:class="outline" presentation:placeholder="false">
        <draw:text-box>
          <text:list text:style-name="a936">
            <text:list-item>
              <text:p text:style-name="a935" text:class-names="" text:cond-style-name=""><text:span text:style-name="a934" text:class-names="">Klikken om de tekststijl van het model te bewerken</text:span></text:p>
            </text:list-item>
          </text:list>
        </draw:text-box>
        <svg:title/>
        <svg:desc/>
      </draw:frame>
      <draw:frame draw:id="id154" presentation:style-name="a941" draw:name="Text Placeholder 3" svg:x="0.74401in" svg:y="3.30564in" svg:width="3.33519in" svg:height="3.18626in" presentation:class="outline" presentation:placeholder="false">
        <draw:text-box>
          <text:list text:style-name="a940">
            <text:list-item>
              <text:p text:style-name="a939" text:class-names="" text:cond-style-name=""><text:span text:style-name="a938" text:class-names="">Klikken om de tekststijl van het model te bewerken</text:span></text:p>
            </text:list-item>
          </text:list>
        </draw:text-box>
        <svg:title/>
        <svg:desc/>
      </draw:frame>
      <draw:frame draw:id="id155" presentation:style-name="a945" draw:name="Text Placeholder 4" svg:x="4.32636in" svg:y="2.55564in" svg:width="3.35in" svg:height="0.63021in" presentation:class="outline" presentation:placeholder="false">
        <draw:text-box>
          <text:list text:style-name="a944">
            <text:list-item>
              <text:p text:style-name="a943" text:class-names="" text:cond-style-name=""><text:span text:style-name="a942" text:class-names="">Klikken om de tekststijl van het model te bewerken</text:span></text:p>
            </text:list-item>
          </text:list>
        </draw:text-box>
        <svg:title/>
        <svg:desc/>
      </draw:frame>
      <draw:frame draw:id="id156" presentation:style-name="a949" draw:name="Text Placeholder 3" svg:x="4.31482in" svg:y="3.30564in" svg:width="3.35in" svg:height="3.18626in" presentation:class="outline" presentation:placeholder="false">
        <draw:text-box>
          <text:list text:style-name="a948">
            <text:list-item>
              <text:p text:style-name="a947" text:class-names="" text:cond-style-name=""><text:span text:style-name="a946" text:class-names="">Klikken om de tekststijl van het model te bewerken</text:span></text:p>
            </text:list-item>
          </text:list>
        </draw:text-box>
        <svg:title/>
        <svg:desc/>
      </draw:frame>
      <draw:frame draw:id="id157" presentation:style-name="a953" draw:name="Text Placeholder 4" svg:x="7.90043in" svg:y="2.55564in" svg:width="3.35742in" svg:height="0.63021in" presentation:class="outline" presentation:placeholder="false">
        <draw:text-box>
          <text:list text:style-name="a952">
            <text:list-item>
              <text:p text:style-name="a951" text:class-names="" text:cond-style-name=""><text:span text:style-name="a950" text:class-names="">Klikken om de tekststijl van het model te bewerken</text:span></text:p>
            </text:list-item>
          </text:list>
        </draw:text-box>
        <svg:title/>
        <svg:desc/>
      </draw:frame>
      <draw:frame draw:id="id158" presentation:style-name="a957" draw:name="Text Placeholder 3" svg:x="7.90043in" svg:y="3.30564in" svg:width="3.35742in" svg:height="3.18626in" presentation:class="outline" presentation:placeholder="false">
        <draw:text-box>
          <text:list text:style-name="a956">
            <text:list-item>
              <text:p text:style-name="a955" text:class-names="" text:cond-style-name=""><text:span text:style-name="a954" text:class-names="">Klikken om de tekststijl van het model te bewerken</text:span></text:p>
            </text:list-item>
          </text:list>
        </draw:text-box>
        <svg:title/>
        <svg:desc/>
      </draw:frame>
      <draw:frame draw:id="id159" presentation:style-name="a961" draw:name="Date Placeholder 2" svg:x="8.25785in" svg:y="6.49189in" svg:width="3in" svg:height="0.39931in" presentation:class="date-time" presentation:placeholder="false">
        <draw:text-box>
          <text:p text:style-name="a960" text:class-names="" text:cond-style-name=""><text:span text:style-name="a958" text:class-names=""><text:date text:fixed="false" style:data-style-name="a959">1/1/2000</text:date></text:span></text:p>
        </draw:text-box>
        <svg:title/>
        <svg:desc/>
      </draw:frame>
      <draw:frame draw:id="id160" presentation:style-name="a964" draw:name="Footer Placeholder 3" svg:x="0.74401in" svg:y="6.49189in" svg:width="7.51385in" svg:height="0.39931in" presentation:class="footer" presentation:placeholder="false">
        <draw:text-box>
          <text:p text:style-name="a963" text:class-names="" text:cond-style-name=""><text:span text:style-name="a962" text:class-names=""/></text:p>
        </draw:text-box>
        <svg:title/>
        <svg:desc/>
      </draw:frame>
      <draw:frame draw:id="id161" presentation:style-name="a967" draw:name="Slide Number Placeholder 4" svg:x="11.73387in" svg:y="0.82374in" svg:width="1.26219in" svg:height="1.1929in" presentation:class="page-number" presentation:placeholder="false">
        <draw:text-box>
          <text:p text:style-name="a966" text:class-names="" text:cond-style-name=""><text:span text:style-name="a965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000">
        <draw:frame draw:id="id6" presentation:style-name="a970" draw:name="Tijdelijke aanduiding voor koptekst 1" svg:x="0in" svg:y="0in" svg:width="3.25in" svg:height="0.50174in" presentation:class="header" presentation:placeholder="false">
          <draw:text-box>
            <text:p text:style-name="a969" text:class-names="" text:cond-style-name=""><text:span text:style-name="a968" text:class-names=""/></text:p>
          </draw:text-box>
          <svg:title/>
          <svg:desc/>
        </draw:frame>
        <draw:frame draw:id="id7" presentation:style-name="a975" draw:name="Tijdelijke aanduiding voor datum 2" svg:x="4.24826in" svg:y="0in" svg:width="3.25in" svg:height="0.50174in" presentation:class="date-time" presentation:placeholder="false">
          <draw:text-box>
            <text:p text:style-name="a974" text:class-names="" text:cond-style-name=""><text:span text:style-name="a971" text:class-names=""><text:date text:fixed="false" style:data-style-name="a972"/></text:span><text:span text:style-name="a973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976" draw:name="Tijdelijke aanduiding voor dia-afbeelding 3">
          <svg:title/>
          <svg:desc/>
        </draw:page-thumbnail>
        <draw:frame draw:id="id9" presentation:style-name="a992" draw:name="Tijdelijke aanduiding voor notities 4" svg:x="0.75in" svg:y="4.8125in" svg:width="6in" svg:height="3.9375in" presentation:class="notes" presentation:placeholder="false">
          <draw:text-box>
            <text:p text:style-name="a978" text:class-names="" text:cond-style-name=""><text:span text:style-name="a977" text:class-names="">Klikken om de tekststijl van het model te bewerken</text:span></text:p>
            <text:list text:style-name="a981">
              <text:list-item>
                <text:list text:style-name="a981">
                  <text:list-item>
                    <text:p text:style-name="a980" text:class-names="" text:cond-style-name=""><text:span text:style-name="a979" text:class-names="">Tweede niveau</text:span></text:p>
                  </text:list-item>
                </text:list>
              </text:list-item>
            </text:list>
            <text:list text:style-name="a984">
              <text:list-item>
                <text:list text:style-name="a984">
                  <text:list-item>
                    <text:list text:style-name="a984">
                      <text:list-item>
                        <text:p text:style-name="a983" text:class-names="" text:cond-style-name=""><text:span text:style-name="a982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987">
              <text:list-item>
                <text:list text:style-name="a987">
                  <text:list-item>
                    <text:list text:style-name="a987">
                      <text:list-item>
                        <text:list text:style-name="a987">
                          <text:list-item>
                            <text:p text:style-name="a986" text:class-names="" text:cond-style-name=""><text:span text:style-name="a985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91">
              <text:list-item>
                <text:list text:style-name="a991">
                  <text:list-item>
                    <text:list text:style-name="a991">
                      <text:list-item>
                        <text:list text:style-name="a991">
                          <text:list-item>
                            <text:list text:style-name="a991">
                              <text:list-item>
                                <text:p text:style-name="a990" text:class-names="" text:cond-style-name=""><text:span text:style-name="a988" text:class-names="">Vijfde niveau</text:span><text:span text:style-name="a98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995" draw:name="Tijdelijke aanduiding voor voettekst 5" svg:x="0in" svg:y="9.49826in" svg:width="3.25in" svg:height="0.50174in" presentation:class="footer" presentation:placeholder="false">
          <draw:text-box>
            <text:p text:style-name="a994" text:class-names="" text:cond-style-name=""><text:span text:style-name="a993" text:class-names=""/></text:p>
          </draw:text-box>
          <svg:title/>
          <svg:desc/>
        </draw:frame>
        <draw:frame draw:id="id11" presentation:style-name="a999" draw:name="Tijdelijke aanduiding voor dianummer 6" svg:x="4.24826in" svg:y="9.49826in" svg:width="3.25in" svg:height="0.50174in" presentation:class="page-number" presentation:placeholder="false">
          <draw:text-box>
            <text:p text:style-name="a998" text:class-names="" text:cond-style-name=""><text:span text:style-name="a996" text:class-names=""><text:page-number style:num-format="1" text:fixed="false"/></text:span><text:span text:style-name="a997" text:class-names=""/></text:p>
          </draw:text-box>
          <svg:title/>
          <svg:desc/>
        </draw:frame>
      </presentation:notes>
    </style:master-page>
    <style:master-page style:name="Master1-Layout15-cust-3-Afbeelding-kolom" style:page-layout-name="pageLayout1" draw:style-name="a1002">
      <draw:frame draw:id="id162" draw:layer="Master1-bg" draw:style-name="a1003" draw:name="Picture 6" svg:x="0in" svg:y="0in" svg:width="13.33333in" svg:height="7.5in" style:rel-width="scale" style:rel-height="scale">
        <draw:image xlink:href="media/image1.png" xlink:type="simple" xlink:show="embed" xlink:actuate="onLoad"/>
        <svg:title/>
        <svg:desc>hashOverlay-FullResolve.png</svg:desc>
      </draw:frame>
      <draw:frame draw:id="id163" draw:style-name="a1004" draw:name="Picture 14" svg:x="0in" svg:y="2.15468in" svg:width="11.41493in" svg:height="0.35123in" style:rel-width="scale" style:rel-height="scale">
        <draw:image xlink:href="media/image2.png" xlink:type="simple" xlink:show="embed" xlink:actuate="onLoad"/>
        <svg:title/>
        <svg:desc>HD-ShadowLong.png</svg:desc>
      </draw:frame>
      <draw:frame draw:id="id164" draw:style-name="a1005" draw:name="Picture 15" svg:x="11.5768in" svg:y="2.15577in" svg:width="1.75306in" svg:height="0.15778in" style:rel-width="scale" style:rel-height="scale">
        <draw:image xlink:href="media/image3.png" xlink:type="simple" xlink:show="embed" xlink:actuate="onLoad"/>
        <svg:title/>
        <svg:desc>HD-ShadowShort.png</svg:desc>
      </draw:frame>
      <draw:custom-shape svg:x="0in" svg:y="0.66667in" svg:width="11.41493in" svg:height="1.49628in" draw:id="id165" draw:style-name="a1006" draw:name="Rectangle 1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166" draw:style-name="a1007" draw:name="Rectangle 1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67" presentation:style-name="a1011" draw:name="Title 1" svg:x="0.74401in" svg:y="0.82374in" svg:width="10.51385in" svg:height="1.18213in" presentation:class="title" presentation:placeholder="false">
        <draw:text-box>
          <text:p text:style-name="a1010" text:class-names="" text:cond-style-name=""><text:span text:style-name="a1008" text:class-names="">Klik om stijl te bewerken</text:span><text:span text:style-name="a1009" text:class-names=""/></text:p>
        </draw:text-box>
        <svg:title/>
        <svg:desc/>
      </draw:frame>
      <draw:frame draw:id="id168" presentation:style-name="a1015" draw:name="Text Placeholder 2" svg:x="0.744in" svg:y="4.69981in" svg:width="3.3352in" svg:height="0.63021in" presentation:class="outline" presentation:placeholder="false">
        <draw:text-box>
          <text:list text:style-name="a1014">
            <text:list-item>
              <text:p text:style-name="a1013" text:class-names="" text:cond-style-name=""><text:span text:style-name="a1012" text:class-names="">Klikken om de tekststijl van het model te bewerken</text:span></text:p>
            </text:list-item>
          </text:list>
        </draw:text-box>
        <svg:title/>
        <svg:desc/>
      </draw:frame>
      <draw:frame draw:id="id169" presentation:style-name="a1019" draw:name="Picture Placeholder 2" svg:x="0.744in" svg:y="2.55564in" svg:width="3.3352in" svg:height="1.66667in" presentation:class="graphic" presentation:placeholder="false">
        <draw:text-box>
          <text:p text:style-name="a1018" text:class-names="" text:cond-style-name=""><text:span text:style-name="a1016" text:class-names="">Klik op het pictogram als u een afbeelding wilt toevoegen</text:span><text:span text:style-name="a1017" text:class-names=""/></text:p>
        </draw:text-box>
        <svg:title/>
        <svg:desc/>
      </draw:frame>
      <draw:frame draw:id="id170" presentation:style-name="a1023" draw:name="Text Placeholder 3" svg:x="0.744in" svg:y="5.33001in" svg:width="3.3352in" svg:height="1.16188in" presentation:class="outline" presentation:placeholder="false">
        <draw:text-box>
          <text:list text:style-name="a1022">
            <text:list-item>
              <text:p text:style-name="a1021" text:class-names="" text:cond-style-name=""><text:span text:style-name="a1020" text:class-names="">Klikken om de tekststijl van het model te bewerken</text:span></text:p>
            </text:list-item>
          </text:list>
        </draw:text-box>
        <svg:title/>
        <svg:desc/>
      </draw:frame>
      <draw:frame draw:id="id171" presentation:style-name="a1027" draw:name="Text Placeholder 4" svg:x="4.31482in" svg:y="4.69981in" svg:width="3.35in" svg:height="0.63021in" presentation:class="outline" presentation:placeholder="false">
        <draw:text-box>
          <text:list text:style-name="a1026">
            <text:list-item>
              <text:p text:style-name="a1025" text:class-names="" text:cond-style-name=""><text:span text:style-name="a1024" text:class-names="">Klikken om de tekststijl van het model te bewerken</text:span></text:p>
            </text:list-item>
          </text:list>
        </draw:text-box>
        <svg:title/>
        <svg:desc/>
      </draw:frame>
      <draw:frame draw:id="id172" presentation:style-name="a1031" draw:name="Picture Placeholder 2" svg:x="4.31482in" svg:y="2.55564in" svg:width="3.35in" svg:height="1.66667in" presentation:class="graphic" presentation:placeholder="false">
        <draw:text-box>
          <text:p text:style-name="a1030" text:class-names="" text:cond-style-name=""><text:span text:style-name="a1028" text:class-names="">Klik op het pictogram als u een afbeelding wilt toevoegen</text:span><text:span text:style-name="a1029" text:class-names=""/></text:p>
        </draw:text-box>
        <svg:title/>
        <svg:desc/>
      </draw:frame>
      <draw:frame draw:id="id173" presentation:style-name="a1035" draw:name="Text Placeholder 3" svg:x="4.31334in" svg:y="5.33001in" svg:width="3.35444in" svg:height="1.16188in" presentation:class="outline" presentation:placeholder="false">
        <draw:text-box>
          <text:list text:style-name="a1034">
            <text:list-item>
              <text:p text:style-name="a1033" text:class-names="" text:cond-style-name=""><text:span text:style-name="a1032" text:class-names="">Klikken om de tekststijl van het model te bewerken</text:span></text:p>
            </text:list-item>
          </text:list>
        </draw:text-box>
        <svg:title/>
        <svg:desc/>
      </draw:frame>
      <draw:frame draw:id="id174" presentation:style-name="a1039" draw:name="Text Placeholder 4" svg:x="7.90757in" svg:y="4.69981in" svg:width="3.35029in" svg:height="0.63021in" presentation:class="outline" presentation:placeholder="false">
        <draw:text-box>
          <text:list text:style-name="a1038">
            <text:list-item>
              <text:p text:style-name="a1037" text:class-names="" text:cond-style-name=""><text:span text:style-name="a1036" text:class-names="">Klikken om de tekststijl van het model te bewerken</text:span></text:p>
            </text:list-item>
          </text:list>
        </draw:text-box>
        <svg:title/>
        <svg:desc/>
      </draw:frame>
      <draw:frame draw:id="id175" presentation:style-name="a1043" draw:name="Picture Placeholder 2" svg:x="7.90756in" svg:y="2.55564in" svg:width="3.35029in" svg:height="1.66667in" presentation:class="graphic" presentation:placeholder="false">
        <draw:text-box>
          <text:p text:style-name="a1042" text:class-names="" text:cond-style-name=""><text:span text:style-name="a1040" text:class-names="">Klik op het pictogram als u een afbeelding wilt toevoegen</text:span><text:span text:style-name="a1041" text:class-names=""/></text:p>
        </draw:text-box>
        <svg:title/>
        <svg:desc/>
      </draw:frame>
      <draw:frame draw:id="id176" presentation:style-name="a1047" draw:name="Text Placeholder 3" svg:x="7.90743in" svg:y="5.33001in" svg:width="3.35473in" svg:height="1.16188in" presentation:class="outline" presentation:placeholder="false">
        <draw:text-box>
          <text:list text:style-name="a1046">
            <text:list-item>
              <text:p text:style-name="a1045" text:class-names="" text:cond-style-name=""><text:span text:style-name="a1044" text:class-names="">Klikken om de tekststijl van het model te bewerken</text:span></text:p>
            </text:list-item>
          </text:list>
        </draw:text-box>
        <svg:title/>
        <svg:desc/>
      </draw:frame>
      <draw:frame draw:id="id177" presentation:style-name="a1051" draw:name="Date Placeholder 2" svg:x="8.25785in" svg:y="6.49189in" svg:width="3in" svg:height="0.39931in" presentation:class="date-time" presentation:placeholder="false">
        <draw:text-box>
          <text:p text:style-name="a1050" text:class-names="" text:cond-style-name=""><text:span text:style-name="a1048" text:class-names=""><text:date text:fixed="false" style:data-style-name="a1049">1/1/2000</text:date></text:span></text:p>
        </draw:text-box>
        <svg:title/>
        <svg:desc/>
      </draw:frame>
      <draw:frame draw:id="id178" presentation:style-name="a1054" draw:name="Footer Placeholder 3" svg:x="0.74401in" svg:y="6.49189in" svg:width="7.51385in" svg:height="0.39931in" presentation:class="footer" presentation:placeholder="false">
        <draw:text-box>
          <text:p text:style-name="a1053" text:class-names="" text:cond-style-name=""><text:span text:style-name="a1052" text:class-names=""/></text:p>
        </draw:text-box>
        <svg:title/>
        <svg:desc/>
      </draw:frame>
      <draw:frame draw:id="id179" presentation:style-name="a1057" draw:name="Slide Number Placeholder 4" svg:x="11.73387in" svg:y="0.82374in" svg:width="1.26219in" svg:height="1.1929in" presentation:class="page-number" presentation:placeholder="false">
        <draw:text-box>
          <text:p text:style-name="a1056" text:class-names="" text:cond-style-name=""><text:span text:style-name="a1055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090">
        <draw:frame draw:id="id6" presentation:style-name="a1060" draw:name="Tijdelijke aanduiding voor koptekst 1" svg:x="0in" svg:y="0in" svg:width="3.25in" svg:height="0.50174in" presentation:class="header" presentation:placeholder="false">
          <draw:text-box>
            <text:p text:style-name="a1059" text:class-names="" text:cond-style-name=""><text:span text:style-name="a1058" text:class-names=""/></text:p>
          </draw:text-box>
          <svg:title/>
          <svg:desc/>
        </draw:frame>
        <draw:frame draw:id="id7" presentation:style-name="a1065" draw:name="Tijdelijke aanduiding voor datum 2" svg:x="4.24826in" svg:y="0in" svg:width="3.25in" svg:height="0.50174in" presentation:class="date-time" presentation:placeholder="false">
          <draw:text-box>
            <text:p text:style-name="a1064" text:class-names="" text:cond-style-name=""><text:span text:style-name="a1061" text:class-names=""><text:date text:fixed="false" style:data-style-name="a1062"/></text:span><text:span text:style-name="a1063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1066" draw:name="Tijdelijke aanduiding voor dia-afbeelding 3">
          <svg:title/>
          <svg:desc/>
        </draw:page-thumbnail>
        <draw:frame draw:id="id9" presentation:style-name="a1082" draw:name="Tijdelijke aanduiding voor notities 4" svg:x="0.75in" svg:y="4.8125in" svg:width="6in" svg:height="3.9375in" presentation:class="notes" presentation:placeholder="false">
          <draw:text-box>
            <text:p text:style-name="a1068" text:class-names="" text:cond-style-name=""><text:span text:style-name="a1067" text:class-names="">Klikken om de tekststijl van het model te bewerken</text:span></text:p>
            <text:list text:style-name="a1071">
              <text:list-item>
                <text:list text:style-name="a1071">
                  <text:list-item>
                    <text:p text:style-name="a1070" text:class-names="" text:cond-style-name=""><text:span text:style-name="a1069" text:class-names="">Tweede niveau</text:span></text:p>
                  </text:list-item>
                </text:list>
              </text:list-item>
            </text:list>
            <text:list text:style-name="a1074">
              <text:list-item>
                <text:list text:style-name="a1074">
                  <text:list-item>
                    <text:list text:style-name="a1074">
                      <text:list-item>
                        <text:p text:style-name="a1073" text:class-names="" text:cond-style-name=""><text:span text:style-name="a1072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1077">
              <text:list-item>
                <text:list text:style-name="a1077">
                  <text:list-item>
                    <text:list text:style-name="a1077">
                      <text:list-item>
                        <text:list text:style-name="a1077">
                          <text:list-item>
                            <text:p text:style-name="a1076" text:class-names="" text:cond-style-name=""><text:span text:style-name="a1075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81">
              <text:list-item>
                <text:list text:style-name="a1081">
                  <text:list-item>
                    <text:list text:style-name="a1081">
                      <text:list-item>
                        <text:list text:style-name="a1081">
                          <text:list-item>
                            <text:list text:style-name="a1081">
                              <text:list-item>
                                <text:p text:style-name="a1080" text:class-names="" text:cond-style-name=""><text:span text:style-name="a1078" text:class-names="">Vijfde niveau</text:span><text:span text:style-name="a107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085" draw:name="Tijdelijke aanduiding voor voettekst 5" svg:x="0in" svg:y="9.49826in" svg:width="3.25in" svg:height="0.50174in" presentation:class="footer" presentation:placeholder="false">
          <draw:text-box>
            <text:p text:style-name="a1084" text:class-names="" text:cond-style-name=""><text:span text:style-name="a1083" text:class-names=""/></text:p>
          </draw:text-box>
          <svg:title/>
          <svg:desc/>
        </draw:frame>
        <draw:frame draw:id="id11" presentation:style-name="a1089" draw:name="Tijdelijke aanduiding voor dianummer 6" svg:x="4.24826in" svg:y="9.49826in" svg:width="3.25in" svg:height="0.50174in" presentation:class="page-number" presentation:placeholder="false">
          <draw:text-box>
            <text:p text:style-name="a1088" text:class-names="" text:cond-style-name=""><text:span text:style-name="a1086" text:class-names=""><text:page-number style:num-format="1" text:fixed="false"/></text:span><text:span text:style-name="a1087" text:class-names=""/></text:p>
          </draw:text-box>
          <svg:title/>
          <svg:desc/>
        </draw:frame>
      </presentation:notes>
    </style:master-page>
    <style:master-page style:name="Master1-Layout16-vertTx-Titel-en-verticale-tekst" style:page-layout-name="pageLayout1" draw:style-name="a1092">
      <draw:frame draw:id="id180" draw:layer="Master1-bg" draw:style-name="a1093" draw:name="Picture 6" svg:x="0in" svg:y="0in" svg:width="13.33333in" svg:height="7.5in" style:rel-width="scale" style:rel-height="scale">
        <draw:image xlink:href="media/image1.png" xlink:type="simple" xlink:show="embed" xlink:actuate="onLoad"/>
        <svg:title/>
        <svg:desc>hashOverlay-FullResolve.png</svg:desc>
      </draw:frame>
      <draw:frame draw:id="id181" draw:style-name="a1094" draw:name="Picture 6" svg:x="0in" svg:y="2.15468in" svg:width="11.41493in" svg:height="0.35123in" style:rel-width="scale" style:rel-height="scale">
        <draw:image xlink:href="media/image2.png" xlink:type="simple" xlink:show="embed" xlink:actuate="onLoad"/>
        <svg:title/>
        <svg:desc>HD-ShadowLong.png</svg:desc>
      </draw:frame>
      <draw:frame draw:id="id182" draw:style-name="a1095" draw:name="Picture 7" svg:x="11.5768in" svg:y="2.15577in" svg:width="1.75306in" svg:height="0.15778in" style:rel-width="scale" style:rel-height="scale">
        <draw:image xlink:href="media/image3.png" xlink:type="simple" xlink:show="embed" xlink:actuate="onLoad"/>
        <svg:title/>
        <svg:desc>HD-ShadowShort.png</svg:desc>
      </draw:frame>
      <draw:custom-shape svg:x="0in" svg:y="0.66667in" svg:width="11.41493in" svg:height="1.49628in" draw:id="id183" draw:style-name="a1096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184" draw:style-name="a1097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85" presentation:style-name="a1101" draw:name="Title 1" svg:x="0.74401in" svg:y="0.82374in" svg:width="10.51385in" svg:height="1.18213in" presentation:class="title" presentation:placeholder="false">
        <draw:text-box>
          <text:p text:style-name="a1100" text:class-names="" text:cond-style-name=""><text:span text:style-name="a1098" text:class-names="">Klik om stijl te bewerken</text:span><text:span text:style-name="a1099" text:class-names=""/></text:p>
        </draw:text-box>
        <svg:title/>
        <svg:desc/>
      </draw:frame>
      <draw:frame draw:id="id186" presentation:style-name="a1118" draw:name="Vertical Text Placeholder 2" svg:x="0.74401in" svg:y="2.55564in" svg:width="10.51385in" svg:height="3.93626in" presentation:class="outline" presentation:placeholder="false">
        <draw:text-box>
          <text:list text:style-name="a1104">
            <text:list-item>
              <text:p text:style-name="a1103" text:class-names="" text:cond-style-name=""><text:span text:style-name="a1102" text:class-names="">Klikken om de tekststijl van het model te bewerken</text:span></text:p>
            </text:list-item>
          </text:list>
          <text:list text:style-name="a1107">
            <text:list-item>
              <text:list text:style-name="a1107">
                <text:list-item>
                  <text:p text:style-name="a1106" text:class-names="" text:cond-style-name=""><text:span text:style-name="a1105" text:class-names="">Tweede niveau</text:span></text:p>
                </text:list-item>
              </text:list>
            </text:list-item>
          </text:list>
          <text:list text:style-name="a1110">
            <text:list-item>
              <text:list text:style-name="a1110">
                <text:list-item>
                  <text:list text:style-name="a1110">
                    <text:list-item>
                      <text:p text:style-name="a1109" text:class-names="" text:cond-style-name=""><text:span text:style-name="a1108" text:class-names="">Derde niveau</text:span></text:p>
                    </text:list-item>
                  </text:list>
                </text:list-item>
              </text:list>
            </text:list-item>
          </text:list>
          <text:list text:style-name="a1113">
            <text:list-item>
              <text:list text:style-name="a1113">
                <text:list-item>
                  <text:list text:style-name="a1113">
                    <text:list-item>
                      <text:list text:style-name="a1113">
                        <text:list-item>
                          <text:p text:style-name="a1112" text:class-names="" text:cond-style-name=""><text:span text:style-name="a1111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17">
            <text:list-item>
              <text:list text:style-name="a1117">
                <text:list-item>
                  <text:list text:style-name="a1117">
                    <text:list-item>
                      <text:list text:style-name="a1117">
                        <text:list-item>
                          <text:list text:style-name="a1117">
                            <text:list-item>
                              <text:p text:style-name="a1116" text:class-names="" text:cond-style-name=""><text:span text:style-name="a1114" text:class-names="">Vijfde niveau</text:span><text:span text:style-name="a11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7" presentation:style-name="a1122" draw:name="Date Placeholder 3" svg:x="8.25785in" svg:y="6.49189in" svg:width="3in" svg:height="0.39931in" presentation:class="date-time" presentation:placeholder="false">
        <draw:text-box>
          <text:p text:style-name="a1121" text:class-names="" text:cond-style-name=""><text:span text:style-name="a1119" text:class-names=""><text:date text:fixed="false" style:data-style-name="a1120">1/1/2000</text:date></text:span></text:p>
        </draw:text-box>
        <svg:title/>
        <svg:desc/>
      </draw:frame>
      <draw:frame draw:id="id188" presentation:style-name="a1125" draw:name="Footer Placeholder 4" svg:x="0.74401in" svg:y="6.49189in" svg:width="7.51385in" svg:height="0.39931in" presentation:class="footer" presentation:placeholder="false">
        <draw:text-box>
          <text:p text:style-name="a1124" text:class-names="" text:cond-style-name=""><text:span text:style-name="a1123" text:class-names=""/></text:p>
        </draw:text-box>
        <svg:title/>
        <svg:desc/>
      </draw:frame>
      <draw:frame draw:id="id189" presentation:style-name="a1128" draw:name="Slide Number Placeholder 5" svg:x="11.73387in" svg:y="0.82374in" svg:width="1.26219in" svg:height="1.1929in" presentation:class="page-number" presentation:placeholder="false">
        <draw:text-box>
          <text:p text:style-name="a1127" text:class-names="" text:cond-style-name=""><text:span text:style-name="a1126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161">
        <draw:frame draw:id="id6" presentation:style-name="a1131" draw:name="Tijdelijke aanduiding voor koptekst 1" svg:x="0in" svg:y="0in" svg:width="3.25in" svg:height="0.50174in" presentation:class="header" presentation:placeholder="false">
          <draw:text-box>
            <text:p text:style-name="a1130" text:class-names="" text:cond-style-name=""><text:span text:style-name="a1129" text:class-names=""/></text:p>
          </draw:text-box>
          <svg:title/>
          <svg:desc/>
        </draw:frame>
        <draw:frame draw:id="id7" presentation:style-name="a1136" draw:name="Tijdelijke aanduiding voor datum 2" svg:x="4.24826in" svg:y="0in" svg:width="3.25in" svg:height="0.50174in" presentation:class="date-time" presentation:placeholder="false">
          <draw:text-box>
            <text:p text:style-name="a1135" text:class-names="" text:cond-style-name=""><text:span text:style-name="a1132" text:class-names=""><text:date text:fixed="false" style:data-style-name="a1133"/></text:span><text:span text:style-name="a1134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1137" draw:name="Tijdelijke aanduiding voor dia-afbeelding 3">
          <svg:title/>
          <svg:desc/>
        </draw:page-thumbnail>
        <draw:frame draw:id="id9" presentation:style-name="a1153" draw:name="Tijdelijke aanduiding voor notities 4" svg:x="0.75in" svg:y="4.8125in" svg:width="6in" svg:height="3.9375in" presentation:class="notes" presentation:placeholder="false">
          <draw:text-box>
            <text:p text:style-name="a1139" text:class-names="" text:cond-style-name=""><text:span text:style-name="a1138" text:class-names="">Klikken om de tekststijl van het model te bewerken</text:span></text:p>
            <text:list text:style-name="a1142">
              <text:list-item>
                <text:list text:style-name="a1142">
                  <text:list-item>
                    <text:p text:style-name="a1141" text:class-names="" text:cond-style-name=""><text:span text:style-name="a1140" text:class-names="">Tweede niveau</text:span></text:p>
                  </text:list-item>
                </text:list>
              </text:list-item>
            </text:list>
            <text:list text:style-name="a1145">
              <text:list-item>
                <text:list text:style-name="a1145">
                  <text:list-item>
                    <text:list text:style-name="a1145">
                      <text:list-item>
                        <text:p text:style-name="a1144" text:class-names="" text:cond-style-name=""><text:span text:style-name="a1143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1148">
              <text:list-item>
                <text:list text:style-name="a1148">
                  <text:list-item>
                    <text:list text:style-name="a1148">
                      <text:list-item>
                        <text:list text:style-name="a1148">
                          <text:list-item>
                            <text:p text:style-name="a1147" text:class-names="" text:cond-style-name=""><text:span text:style-name="a1146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52">
              <text:list-item>
                <text:list text:style-name="a1152">
                  <text:list-item>
                    <text:list text:style-name="a1152">
                      <text:list-item>
                        <text:list text:style-name="a1152">
                          <text:list-item>
                            <text:list text:style-name="a1152">
                              <text:list-item>
                                <text:p text:style-name="a1151" text:class-names="" text:cond-style-name=""><text:span text:style-name="a1149" text:class-names="">Vijfde niveau</text:span><text:span text:style-name="a115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56" draw:name="Tijdelijke aanduiding voor voettekst 5" svg:x="0in" svg:y="9.49826in" svg:width="3.25in" svg:height="0.50174in" presentation:class="footer" presentation:placeholder="false">
          <draw:text-box>
            <text:p text:style-name="a1155" text:class-names="" text:cond-style-name=""><text:span text:style-name="a1154" text:class-names=""/></text:p>
          </draw:text-box>
          <svg:title/>
          <svg:desc/>
        </draw:frame>
        <draw:frame draw:id="id11" presentation:style-name="a1160" draw:name="Tijdelijke aanduiding voor dianummer 6" svg:x="4.24826in" svg:y="9.49826in" svg:width="3.25in" svg:height="0.50174in" presentation:class="page-number" presentation:placeholder="false">
          <draw:text-box>
            <text:p text:style-name="a1159" text:class-names="" text:cond-style-name=""><text:span text:style-name="a1157" text:class-names=""><text:page-number style:num-format="1" text:fixed="false"/></text:span><text:span text:style-name="a1158" text:class-names=""/></text:p>
          </draw:text-box>
          <svg:title/>
          <svg:desc/>
        </draw:frame>
      </presentation:notes>
    </style:master-page>
    <style:master-page style:name="Master1-Layout17-vertTitleAndTx-Verticale-titel-en-tekst" style:page-layout-name="pageLayout1" draw:style-name="a1163">
      <draw:frame draw:id="id190" draw:layer="Master1-bg" draw:style-name="a1164" draw:name="Picture 6" svg:x="0in" svg:y="0in" svg:width="13.33333in" svg:height="7.5in" style:rel-width="scale" style:rel-height="scale">
        <draw:image xlink:href="media/image1.png" xlink:type="simple" xlink:show="embed" xlink:actuate="onLoad"/>
        <svg:title/>
        <svg:desc>hashOverlay-FullResolve.png</svg:desc>
      </draw:frame>
      <draw:custom-shape svg:width="5.58507in" svg:height="1.49628in" draw:id="id191" draw:style-name="a1165" draw:transform="translate(-2.79253in -0.74814in) rotate(-1.5708) translate(11.66853in 2.79253in)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width="1.75306in" svg:height="1.49628in" draw:id="id192" draw:style-name="a1166" draw:transform="translate(-0.87653in -0.74814in) rotate(-1.5708) translate(11.66853in 6.62347in)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3" presentation:style-name="a1170" draw:name="Vertical Title 1" svg:x="11.07746in" svg:y="0.66666in" svg:width="1.17432in" svg:height="4.76133in" presentation:class="title" presentation:placeholder="false">
        <draw:text-box>
          <text:p text:style-name="a1169" text:class-names="" text:cond-style-name=""><text:span text:style-name="a1167" text:class-names="">Klik om stijl te bewerken</text:span><text:span text:style-name="a1168" text:class-names=""/></text:p>
        </draw:text-box>
        <svg:title/>
        <svg:desc/>
      </draw:frame>
      <draw:frame draw:id="id194" presentation:style-name="a1187" draw:name="Vertical Text Placeholder 2" svg:x="0.74401in" svg:y="0.66666in" svg:width="9.70035in" svg:height="5.82523in" presentation:class="outline" presentation:placeholder="false">
        <draw:text-box>
          <text:list text:style-name="a1173">
            <text:list-item>
              <text:p text:style-name="a1172" text:class-names="" text:cond-style-name=""><text:span text:style-name="a1171" text:class-names="">Klikken om de tekststijl van het model te bewerken</text:span></text:p>
            </text:list-item>
          </text:list>
          <text:list text:style-name="a1176">
            <text:list-item>
              <text:list text:style-name="a1176">
                <text:list-item>
                  <text:p text:style-name="a1175" text:class-names="" text:cond-style-name=""><text:span text:style-name="a1174" text:class-names="">Tweede niveau</text:span></text:p>
                </text:list-item>
              </text:list>
            </text:list-item>
          </text:list>
          <text:list text:style-name="a1179">
            <text:list-item>
              <text:list text:style-name="a1179">
                <text:list-item>
                  <text:list text:style-name="a1179">
                    <text:list-item>
                      <text:p text:style-name="a1178" text:class-names="" text:cond-style-name=""><text:span text:style-name="a1177" text:class-names="">Derde niveau</text:span></text:p>
                    </text:list-item>
                  </text:list>
                </text:list-item>
              </text:list>
            </text:list-item>
          </text:list>
          <text:list text:style-name="a1182">
            <text:list-item>
              <text:list text:style-name="a1182">
                <text:list-item>
                  <text:list text:style-name="a1182">
                    <text:list-item>
                      <text:list text:style-name="a1182">
                        <text:list-item>
                          <text:p text:style-name="a1181" text:class-names="" text:cond-style-name=""><text:span text:style-name="a118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86">
            <text:list-item>
              <text:list text:style-name="a1186">
                <text:list-item>
                  <text:list text:style-name="a1186">
                    <text:list-item>
                      <text:list text:style-name="a1186">
                        <text:list-item>
                          <text:list text:style-name="a1186">
                            <text:list-item>
                              <text:p text:style-name="a1185" text:class-names="" text:cond-style-name=""><text:span text:style-name="a1183" text:class-names="">Vijfde niveau</text:span><text:span text:style-name="a1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5" presentation:style-name="a1191" draw:name="Date Placeholder 3" svg:x="7.44436in" svg:y="6.49189in" svg:width="3in" svg:height="0.39931in" presentation:class="date-time" presentation:placeholder="false">
        <draw:text-box>
          <text:p text:style-name="a1190" text:class-names="" text:cond-style-name=""><text:span text:style-name="a1188" text:class-names=""><text:date text:fixed="false" style:data-style-name="a1189">1/1/2000</text:date></text:span></text:p>
        </draw:text-box>
        <svg:title/>
        <svg:desc/>
      </draw:frame>
      <draw:frame draw:id="id196" presentation:style-name="a1194" draw:name="Footer Placeholder 4" svg:x="0.74401in" svg:y="6.49189in" svg:width="6.70036in" svg:height="0.39931in" presentation:class="footer" presentation:placeholder="false">
        <draw:text-box>
          <text:p text:style-name="a1193" text:class-names="" text:cond-style-name=""><text:span text:style-name="a1192" text:class-names=""/></text:p>
        </draw:text-box>
        <svg:title/>
        <svg:desc/>
      </draw:frame>
      <draw:frame draw:id="id197" presentation:style-name="a1197" draw:name="Slide Number Placeholder 5" svg:x="11.04281in" svg:y="5.90402in" svg:width="1.26219in" svg:height="1.1929in" presentation:class="page-number" presentation:placeholder="false">
        <draw:text-box>
          <text:p text:style-name="a1196" text:class-names="" text:cond-style-name=""><text:span text:style-name="a1195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230">
        <draw:frame draw:id="id6" presentation:style-name="a1200" draw:name="Tijdelijke aanduiding voor koptekst 1" svg:x="0in" svg:y="0in" svg:width="3.25in" svg:height="0.50174in" presentation:class="header" presentation:placeholder="false">
          <draw:text-box>
            <text:p text:style-name="a1199" text:class-names="" text:cond-style-name=""><text:span text:style-name="a1198" text:class-names=""/></text:p>
          </draw:text-box>
          <svg:title/>
          <svg:desc/>
        </draw:frame>
        <draw:frame draw:id="id7" presentation:style-name="a1205" draw:name="Tijdelijke aanduiding voor datum 2" svg:x="4.24826in" svg:y="0in" svg:width="3.25in" svg:height="0.50174in" presentation:class="date-time" presentation:placeholder="false">
          <draw:text-box>
            <text:p text:style-name="a1204" text:class-names="" text:cond-style-name=""><text:span text:style-name="a1201" text:class-names=""><text:date text:fixed="false" style:data-style-name="a1202"/></text:span><text:span text:style-name="a1203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1206" draw:name="Tijdelijke aanduiding voor dia-afbeelding 3">
          <svg:title/>
          <svg:desc/>
        </draw:page-thumbnail>
        <draw:frame draw:id="id9" presentation:style-name="a1222" draw:name="Tijdelijke aanduiding voor notities 4" svg:x="0.75in" svg:y="4.8125in" svg:width="6in" svg:height="3.9375in" presentation:class="notes" presentation:placeholder="false">
          <draw:text-box>
            <text:p text:style-name="a1208" text:class-names="" text:cond-style-name=""><text:span text:style-name="a1207" text:class-names="">Klikken om de tekststijl van het model te bewerken</text:span></text:p>
            <text:list text:style-name="a1211">
              <text:list-item>
                <text:list text:style-name="a1211">
                  <text:list-item>
                    <text:p text:style-name="a1210" text:class-names="" text:cond-style-name=""><text:span text:style-name="a1209" text:class-names="">Tweede niveau</text:span></text:p>
                  </text:list-item>
                </text:list>
              </text:list-item>
            </text:list>
            <text:list text:style-name="a1214">
              <text:list-item>
                <text:list text:style-name="a1214">
                  <text:list-item>
                    <text:list text:style-name="a1214">
                      <text:list-item>
                        <text:p text:style-name="a1213" text:class-names="" text:cond-style-name=""><text:span text:style-name="a1212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1217">
              <text:list-item>
                <text:list text:style-name="a1217">
                  <text:list-item>
                    <text:list text:style-name="a1217">
                      <text:list-item>
                        <text:list text:style-name="a1217">
                          <text:list-item>
                            <text:p text:style-name="a1216" text:class-names="" text:cond-style-name=""><text:span text:style-name="a1215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21">
              <text:list-item>
                <text:list text:style-name="a1221">
                  <text:list-item>
                    <text:list text:style-name="a1221">
                      <text:list-item>
                        <text:list text:style-name="a1221">
                          <text:list-item>
                            <text:list text:style-name="a1221">
                              <text:list-item>
                                <text:p text:style-name="a1220" text:class-names="" text:cond-style-name=""><text:span text:style-name="a1218" text:class-names="">Vijfde niveau</text:span><text:span text:style-name="a121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225" draw:name="Tijdelijke aanduiding voor voettekst 5" svg:x="0in" svg:y="9.49826in" svg:width="3.25in" svg:height="0.50174in" presentation:class="footer" presentation:placeholder="false">
          <draw:text-box>
            <text:p text:style-name="a1224" text:class-names="" text:cond-style-name=""><text:span text:style-name="a1223" text:class-names=""/></text:p>
          </draw:text-box>
          <svg:title/>
          <svg:desc/>
        </draw:frame>
        <draw:frame draw:id="id11" presentation:style-name="a1229" draw:name="Tijdelijke aanduiding voor dianummer 6" svg:x="4.24826in" svg:y="9.49826in" svg:width="3.25in" svg:height="0.50174in" presentation:class="page-number" presentation:placeholder="false">
          <draw:text-box>
            <text:p text:style-name="a1228" text:class-names="" text:cond-style-name=""><text:span text:style-name="a1226" text:class-names=""><text:page-number style:num-format="1" text:fixed="false"/></text:span><text:span text:style-name="a1227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rduino Temperatuur project</dc:title>
    <meta:initial-creator>max van den boom</meta:initial-creator>
    <dc:creator>max van den boom</dc:creator>
    <meta:creation-date>2020-06-11T08:39:46Z</meta:creation-date>
    <dc:date>2020-06-11T09:17:27Z</dc:date>
    <meta:template xlink:href="TM04033917%5b%5bfn=Berlijn%5d%5d" xlink:type="simple"/>
    <meta:editing-cycles>4</meta:editing-cycles>
    <meta:editing-duration>PT2260S</meta:editing-duration>
    <meta:document-statistic meta:paragraph-count="32" meta:word-count="202"/>
  </office:meta>
</office:document-meta>
</file>